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10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3AC000003B28067AC0DB19644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arial" svg:font-family="arial, sans-serif"/>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6.088cm" fo:margin-left="0cm" fo:margin-top="0cm" fo:margin-bottom="0cm" table:align="left" fo:background-color="#ffffff" style:writing-mode="lr-tb">
        <style:background-image/>
      </style:table-properties>
    </style:style>
    <style:style style:name="Table4.A" style:family="table-column">
      <style:table-column-properties style:column-width="7.878cm"/>
    </style:style>
    <style:style style:name="Table4.B" style:family="table-column">
      <style:table-column-properties style:column-width="8.211cm"/>
    </style:style>
    <style:style style:name="Table4.1" style:family="table-row">
      <style:table-row-properties style:min-row-height="1.7cm" fo:keep-together="always"/>
    </style:style>
    <style:style style:name="Table4.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4.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4.4" style:family="table-row">
      <style:table-row-properties style:min-row-height="5.219cm" fo:keep-together="always"/>
    </style:style>
    <style:style style:name="Table4.5" style:family="table-row">
      <style:table-row-properties style:min-row-height="3.445cm" fo:keep-together="always"/>
    </style:style>
    <style:style style:name="Table4.10" style:family="table-row">
      <style:table-row-properties style:min-row-height="1.549cm" fo:keep-together="always"/>
    </style:style>
    <style:style style:name="Table4.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1" style:family="table">
      <style:table-properties style:width="16.088cm" fo:margin-left="0cm" fo:margin-top="0cm" fo:margin-bottom="0cm" table:align="left" fo:background-color="#ffffff" style:writing-mode="lr-tb">
        <style:background-image/>
      </style:table-properties>
    </style:style>
    <style:style style:name="Table1.A" style:family="table-column">
      <style:table-column-properties style:column-width="7.878cm"/>
    </style:style>
    <style:style style:name="Table1.B" style:family="table-column">
      <style:table-column-properties style:column-width="8.211cm"/>
    </style:style>
    <style:style style:name="Table1.1" style:family="table-row">
      <style:table-row-properties style:min-row-height="1.7cm" fo:keep-together="always"/>
    </style:style>
    <style:style style:name="Table1.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1.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1.4" style:family="table-row">
      <style:table-row-properties style:min-row-height="5.219cm" fo:keep-together="always"/>
    </style:style>
    <style:style style:name="Table1.5" style:family="table-row">
      <style:table-row-properties style:min-row-height="3.445cm" fo:keep-together="always"/>
    </style:style>
    <style:style style:name="Table1.10" style:family="table-row">
      <style:table-row-properties style:min-row-height="1.549cm" fo:keep-together="always"/>
    </style:style>
    <style:style style:name="Table1.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2" style:family="table">
      <style:table-properties style:width="16.088cm" fo:margin-left="0cm" fo:margin-top="0cm" fo:margin-bottom="0cm" table:align="left" fo:background-color="#ffffff" style:writing-mode="lr-tb">
        <style:background-image/>
      </style:table-properties>
    </style:style>
    <style:style style:name="Table2.A" style:family="table-column">
      <style:table-column-properties style:column-width="7.878cm"/>
    </style:style>
    <style:style style:name="Table2.B" style:family="table-column">
      <style:table-column-properties style:column-width="8.211cm"/>
    </style:style>
    <style:style style:name="Table2.1" style:family="table-row">
      <style:table-row-properties style:min-row-height="1.7cm" fo:keep-together="always"/>
    </style:style>
    <style:style style:name="Table2.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2.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2.4" style:family="table-row">
      <style:table-row-properties style:min-row-height="5.219cm" fo:keep-together="always"/>
    </style:style>
    <style:style style:name="Table2.5" style:family="table-row">
      <style:table-row-properties style:min-row-height="3.445cm" fo:keep-together="always"/>
    </style:style>
    <style:style style:name="Table2.10" style:family="table-row">
      <style:table-row-properties style:min-row-height="1.549cm" fo:keep-together="always"/>
    </style:style>
    <style:style style:name="Table2.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3" style:family="table">
      <style:table-properties style:width="16.088cm" fo:margin-left="0cm" fo:margin-top="0cm" fo:margin-bottom="0cm" table:align="left" fo:background-color="#ffffff" style:writing-mode="lr-tb">
        <style:background-image/>
      </style:table-properties>
    </style:style>
    <style:style style:name="Table3.A" style:family="table-column">
      <style:table-column-properties style:column-width="7.878cm"/>
    </style:style>
    <style:style style:name="Table3.B" style:family="table-column">
      <style:table-column-properties style:column-width="8.211cm"/>
    </style:style>
    <style:style style:name="Table3.1" style:family="table-row">
      <style:table-row-properties style:min-row-height="1.7cm" fo:keep-together="always"/>
    </style:style>
    <style:style style:name="Table3.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3.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3.4" style:family="table-row">
      <style:table-row-properties style:min-row-height="5.219cm" fo:keep-together="always"/>
    </style:style>
    <style:style style:name="Table3.5" style:family="table-row">
      <style:table-row-properties style:min-row-height="3.445cm" fo:keep-together="always"/>
    </style:style>
    <style:style style:name="Table3.10" style:family="table-row">
      <style:table-row-properties style:min-row-height="1.549cm" fo:keep-together="always"/>
    </style:style>
    <style:style style:name="Table3.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5" style:family="table">
      <style:table-properties style:width="16.088cm" fo:margin-left="0cm" fo:margin-top="0cm" fo:margin-bottom="0cm" table:align="left" fo:background-color="#ffffff" style:writing-mode="lr-tb">
        <style:background-image/>
      </style:table-properties>
    </style:style>
    <style:style style:name="Table55.A" style:family="table-column">
      <style:table-column-properties style:column-width="7.878cm"/>
    </style:style>
    <style:style style:name="Table55.B" style:family="table-column">
      <style:table-column-properties style:column-width="8.211cm"/>
    </style:style>
    <style:style style:name="Table55.1" style:family="table-row">
      <style:table-row-properties style:min-row-height="1.7cm" fo:keep-together="always"/>
    </style:style>
    <style:style style:name="Table55.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5.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5.4" style:family="table-row">
      <style:table-row-properties style:min-row-height="5.219cm" fo:keep-together="always"/>
    </style:style>
    <style:style style:name="Table55.5" style:family="table-row">
      <style:table-row-properties style:min-row-height="3.445cm" fo:keep-together="always"/>
    </style:style>
    <style:style style:name="Table55.10" style:family="table-row">
      <style:table-row-properties style:min-row-height="1.549cm" fo:keep-together="always"/>
    </style:style>
    <style:style style:name="Table55.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6" style:family="table">
      <style:table-properties style:width="16.088cm" fo:margin-left="0cm" fo:margin-top="0cm" fo:margin-bottom="0cm" table:align="left" fo:background-color="#ffffff" style:writing-mode="lr-tb">
        <style:background-image/>
      </style:table-properties>
    </style:style>
    <style:style style:name="Table56.A" style:family="table-column">
      <style:table-column-properties style:column-width="7.878cm"/>
    </style:style>
    <style:style style:name="Table56.B" style:family="table-column">
      <style:table-column-properties style:column-width="8.211cm"/>
    </style:style>
    <style:style style:name="Table56.1" style:family="table-row">
      <style:table-row-properties style:min-row-height="1.7cm" fo:keep-together="always"/>
    </style:style>
    <style:style style:name="Table56.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6.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6.4" style:family="table-row">
      <style:table-row-properties style:min-row-height="5.219cm" fo:keep-together="always"/>
    </style:style>
    <style:style style:name="Table56.5" style:family="table-row">
      <style:table-row-properties style:min-row-height="3.445cm" fo:keep-together="always"/>
    </style:style>
    <style:style style:name="Table56.10" style:family="table-row">
      <style:table-row-properties style:min-row-height="1.549cm" fo:keep-together="always"/>
    </style:style>
    <style:style style:name="Table56.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7" style:family="table">
      <style:table-properties style:width="16.088cm" fo:margin-left="0cm" fo:margin-top="0cm" fo:margin-bottom="0cm" table:align="left" fo:background-color="#ffffff" style:writing-mode="lr-tb">
        <style:background-image/>
      </style:table-properties>
    </style:style>
    <style:style style:name="Table57.A" style:family="table-column">
      <style:table-column-properties style:column-width="7.878cm"/>
    </style:style>
    <style:style style:name="Table57.B" style:family="table-column">
      <style:table-column-properties style:column-width="8.211cm"/>
    </style:style>
    <style:style style:name="Table57.1" style:family="table-row">
      <style:table-row-properties style:min-row-height="1.7cm" fo:keep-together="always"/>
    </style:style>
    <style:style style:name="Table57.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7.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7.4" style:family="table-row">
      <style:table-row-properties style:min-row-height="5.219cm" fo:keep-together="always"/>
    </style:style>
    <style:style style:name="Table57.5" style:family="table-row">
      <style:table-row-properties style:min-row-height="3.445cm" fo:keep-together="always"/>
    </style:style>
    <style:style style:name="Table57.10" style:family="table-row">
      <style:table-row-properties style:min-row-height="1.549cm" fo:keep-together="always"/>
    </style:style>
    <style:style style:name="Table57.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8" style:family="table">
      <style:table-properties style:width="16.088cm" fo:margin-left="0cm" fo:margin-top="0cm" fo:margin-bottom="0cm" table:align="left" fo:background-color="#ffffff" style:writing-mode="lr-tb">
        <style:background-image/>
      </style:table-properties>
    </style:style>
    <style:style style:name="Table58.A" style:family="table-column">
      <style:table-column-properties style:column-width="7.878cm"/>
    </style:style>
    <style:style style:name="Table58.B" style:family="table-column">
      <style:table-column-properties style:column-width="8.211cm"/>
    </style:style>
    <style:style style:name="Table58.1" style:family="table-row">
      <style:table-row-properties style:min-row-height="1.7cm" fo:keep-together="always"/>
    </style:style>
    <style:style style:name="Table58.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8.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8.4" style:family="table-row">
      <style:table-row-properties style:min-row-height="5.219cm" fo:keep-together="always"/>
    </style:style>
    <style:style style:name="Table58.5" style:family="table-row">
      <style:table-row-properties style:min-row-height="3.445cm" fo:keep-together="always"/>
    </style:style>
    <style:style style:name="Table58.10" style:family="table-row">
      <style:table-row-properties style:min-row-height="1.549cm" fo:keep-together="always"/>
    </style:style>
    <style:style style:name="Table58.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9" style:family="table">
      <style:table-properties style:width="16.088cm" fo:margin-left="0cm" fo:margin-top="0cm" fo:margin-bottom="0cm" table:align="left" fo:background-color="#ffffff" style:writing-mode="lr-tb">
        <style:background-image/>
      </style:table-properties>
    </style:style>
    <style:style style:name="Table59.A" style:family="table-column">
      <style:table-column-properties style:column-width="7.878cm"/>
    </style:style>
    <style:style style:name="Table59.B" style:family="table-column">
      <style:table-column-properties style:column-width="8.211cm"/>
    </style:style>
    <style:style style:name="Table59.1" style:family="table-row">
      <style:table-row-properties style:min-row-height="1.7cm" fo:keep-together="always"/>
    </style:style>
    <style:style style:name="Table59.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9.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9.4" style:family="table-row">
      <style:table-row-properties style:min-row-height="5.219cm" fo:keep-together="always"/>
    </style:style>
    <style:style style:name="Table59.5" style:family="table-row">
      <style:table-row-properties style:min-row-height="3.445cm" fo:keep-together="always"/>
    </style:style>
    <style:style style:name="Table59.10" style:family="table-row">
      <style:table-row-properties style:min-row-height="1.549cm" fo:keep-together="always"/>
    </style:style>
    <style:style style:name="Table59.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0" style:family="table">
      <style:table-properties style:width="16.088cm" fo:margin-left="0cm" fo:margin-top="0cm" fo:margin-bottom="0cm" table:align="left" fo:background-color="#ffffff" style:writing-mode="lr-tb">
        <style:background-image/>
      </style:table-properties>
    </style:style>
    <style:style style:name="Table60.A" style:family="table-column">
      <style:table-column-properties style:column-width="7.878cm"/>
    </style:style>
    <style:style style:name="Table60.B" style:family="table-column">
      <style:table-column-properties style:column-width="8.211cm"/>
    </style:style>
    <style:style style:name="Table60.1" style:family="table-row">
      <style:table-row-properties style:min-row-height="1.7cm" fo:keep-together="always"/>
    </style:style>
    <style:style style:name="Table60.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0.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0.4" style:family="table-row">
      <style:table-row-properties style:min-row-height="5.219cm" fo:keep-together="always"/>
    </style:style>
    <style:style style:name="Table60.5" style:family="table-row">
      <style:table-row-properties style:min-row-height="3.445cm" fo:keep-together="always"/>
    </style:style>
    <style:style style:name="Table60.10" style:family="table-row">
      <style:table-row-properties style:min-row-height="1.549cm" fo:keep-together="always"/>
    </style:style>
    <style:style style:name="Table60.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1" style:family="table">
      <style:table-properties style:width="16.088cm" fo:margin-left="0cm" fo:margin-top="0cm" fo:margin-bottom="0cm" table:align="left" fo:background-color="#ffffff" style:writing-mode="lr-tb">
        <style:background-image/>
      </style:table-properties>
    </style:style>
    <style:style style:name="Table61.A" style:family="table-column">
      <style:table-column-properties style:column-width="7.878cm"/>
    </style:style>
    <style:style style:name="Table61.B" style:family="table-column">
      <style:table-column-properties style:column-width="8.211cm"/>
    </style:style>
    <style:style style:name="Table61.1" style:family="table-row">
      <style:table-row-properties style:min-row-height="1.7cm" fo:keep-together="always"/>
    </style:style>
    <style:style style:name="Table61.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1.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1.4" style:family="table-row">
      <style:table-row-properties style:min-row-height="5.219cm" fo:keep-together="always"/>
    </style:style>
    <style:style style:name="Table61.5" style:family="table-row">
      <style:table-row-properties style:min-row-height="3.445cm" fo:keep-together="always"/>
    </style:style>
    <style:style style:name="Table61.10" style:family="table-row">
      <style:table-row-properties style:min-row-height="1.549cm" fo:keep-together="always"/>
    </style:style>
    <style:style style:name="Table61.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2" style:family="table">
      <style:table-properties style:width="16.088cm" fo:margin-left="0cm" fo:margin-top="0cm" fo:margin-bottom="0cm" table:align="left" fo:background-color="#ffffff" style:writing-mode="lr-tb">
        <style:background-image/>
      </style:table-properties>
    </style:style>
    <style:style style:name="Table62.A" style:family="table-column">
      <style:table-column-properties style:column-width="7.878cm"/>
    </style:style>
    <style:style style:name="Table62.B" style:family="table-column">
      <style:table-column-properties style:column-width="8.211cm"/>
    </style:style>
    <style:style style:name="Table62.1" style:family="table-row">
      <style:table-row-properties style:min-row-height="1.7cm" fo:keep-together="always"/>
    </style:style>
    <style:style style:name="Table62.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2.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2.4" style:family="table-row">
      <style:table-row-properties style:min-row-height="5.219cm" fo:keep-together="always"/>
    </style:style>
    <style:style style:name="Table62.5" style:family="table-row">
      <style:table-row-properties style:min-row-height="3.445cm" fo:keep-together="always"/>
    </style:style>
    <style:style style:name="Table62.10" style:family="table-row">
      <style:table-row-properties style:min-row-height="1.549cm" fo:keep-together="always"/>
    </style:style>
    <style:style style:name="Table62.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3" style:family="table">
      <style:table-properties style:width="16.088cm" fo:margin-left="0cm" fo:margin-top="0cm" fo:margin-bottom="0cm" table:align="left" fo:background-color="#ffffff" style:writing-mode="lr-tb">
        <style:background-image/>
      </style:table-properties>
    </style:style>
    <style:style style:name="Table63.A" style:family="table-column">
      <style:table-column-properties style:column-width="7.878cm"/>
    </style:style>
    <style:style style:name="Table63.B" style:family="table-column">
      <style:table-column-properties style:column-width="8.211cm"/>
    </style:style>
    <style:style style:name="Table63.1" style:family="table-row">
      <style:table-row-properties style:min-row-height="1.7cm" fo:keep-together="always"/>
    </style:style>
    <style:style style:name="Table63.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3.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3.4" style:family="table-row">
      <style:table-row-properties style:min-row-height="5.219cm" fo:keep-together="always"/>
    </style:style>
    <style:style style:name="Table63.5" style:family="table-row">
      <style:table-row-properties style:min-row-height="3.445cm" fo:keep-together="always"/>
    </style:style>
    <style:style style:name="Table63.10" style:family="table-row">
      <style:table-row-properties style:min-row-height="1.549cm" fo:keep-together="always"/>
    </style:style>
    <style:style style:name="Table63.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4" style:family="table">
      <style:table-properties style:width="16.088cm" fo:margin-left="0cm" fo:margin-top="0cm" fo:margin-bottom="0cm" table:align="left" fo:background-color="#ffffff" style:writing-mode="lr-tb">
        <style:background-image/>
      </style:table-properties>
    </style:style>
    <style:style style:name="Table64.A" style:family="table-column">
      <style:table-column-properties style:column-width="7.878cm"/>
    </style:style>
    <style:style style:name="Table64.B" style:family="table-column">
      <style:table-column-properties style:column-width="8.211cm"/>
    </style:style>
    <style:style style:name="Table64.1" style:family="table-row">
      <style:table-row-properties style:min-row-height="1.7cm" fo:keep-together="always"/>
    </style:style>
    <style:style style:name="Table64.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4.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4.4" style:family="table-row">
      <style:table-row-properties style:min-row-height="5.219cm" fo:keep-together="always"/>
    </style:style>
    <style:style style:name="Table64.5" style:family="table-row">
      <style:table-row-properties style:min-row-height="3.445cm" fo:keep-together="always"/>
    </style:style>
    <style:style style:name="Table64.10" style:family="table-row">
      <style:table-row-properties style:min-row-height="1.549cm" fo:keep-together="always"/>
    </style:style>
    <style:style style:name="Table64.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5" style:family="table">
      <style:table-properties style:width="16.088cm" fo:margin-left="0cm" fo:margin-top="0cm" fo:margin-bottom="0cm" table:align="left" fo:background-color="#ffffff" style:writing-mode="lr-tb">
        <style:background-image/>
      </style:table-properties>
    </style:style>
    <style:style style:name="Table65.A" style:family="table-column">
      <style:table-column-properties style:column-width="7.878cm"/>
    </style:style>
    <style:style style:name="Table65.B" style:family="table-column">
      <style:table-column-properties style:column-width="8.211cm"/>
    </style:style>
    <style:style style:name="Table65.1" style:family="table-row">
      <style:table-row-properties style:min-row-height="1.7cm" fo:keep-together="always"/>
    </style:style>
    <style:style style:name="Table65.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5.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5.4" style:family="table-row">
      <style:table-row-properties style:min-row-height="5.219cm" fo:keep-together="always"/>
    </style:style>
    <style:style style:name="Table65.5" style:family="table-row">
      <style:table-row-properties style:min-row-height="3.445cm" fo:keep-together="always"/>
    </style:style>
    <style:style style:name="Table65.10" style:family="table-row">
      <style:table-row-properties style:min-row-height="1.549cm" fo:keep-together="always"/>
    </style:style>
    <style:style style:name="Table65.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6" style:family="table">
      <style:table-properties style:width="16.088cm" fo:margin-left="0cm" fo:margin-top="0cm" fo:margin-bottom="0cm" table:align="left" fo:background-color="#ffffff" style:writing-mode="lr-tb">
        <style:background-image/>
      </style:table-properties>
    </style:style>
    <style:style style:name="Table66.A" style:family="table-column">
      <style:table-column-properties style:column-width="7.878cm"/>
    </style:style>
    <style:style style:name="Table66.B" style:family="table-column">
      <style:table-column-properties style:column-width="8.211cm"/>
    </style:style>
    <style:style style:name="Table66.1" style:family="table-row">
      <style:table-row-properties style:min-row-height="1.7cm" fo:keep-together="always"/>
    </style:style>
    <style:style style:name="Table66.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6.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6.4" style:family="table-row">
      <style:table-row-properties style:min-row-height="5.219cm" fo:keep-together="always"/>
    </style:style>
    <style:style style:name="Table66.5" style:family="table-row">
      <style:table-row-properties style:min-row-height="3.445cm" fo:keep-together="always"/>
    </style:style>
    <style:style style:name="Table66.10" style:family="table-row">
      <style:table-row-properties style:min-row-height="1.549cm" fo:keep-together="always"/>
    </style:style>
    <style:style style:name="Table66.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7" style:family="table">
      <style:table-properties style:width="16.088cm" fo:margin-left="0cm" fo:margin-top="0cm" fo:margin-bottom="0cm" table:align="left" fo:background-color="#ffffff" style:writing-mode="lr-tb">
        <style:background-image/>
      </style:table-properties>
    </style:style>
    <style:style style:name="Table67.A" style:family="table-column">
      <style:table-column-properties style:column-width="7.878cm"/>
    </style:style>
    <style:style style:name="Table67.B" style:family="table-column">
      <style:table-column-properties style:column-width="8.211cm"/>
    </style:style>
    <style:style style:name="Table67.1" style:family="table-row">
      <style:table-row-properties style:min-row-height="1.7cm" fo:keep-together="always"/>
    </style:style>
    <style:style style:name="Table67.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7.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7.4" style:family="table-row">
      <style:table-row-properties style:min-row-height="5.219cm" fo:keep-together="always"/>
    </style:style>
    <style:style style:name="Table67.5" style:family="table-row">
      <style:table-row-properties style:min-row-height="3.445cm" fo:keep-together="always"/>
    </style:style>
    <style:style style:name="Table67.10" style:family="table-row">
      <style:table-row-properties style:min-row-height="1.549cm" fo:keep-together="always"/>
    </style:style>
    <style:style style:name="Table67.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8" style:family="table">
      <style:table-properties style:width="16.088cm" fo:margin-left="0cm" fo:margin-top="0cm" fo:margin-bottom="0cm" table:align="left" fo:background-color="#ffffff" style:writing-mode="lr-tb">
        <style:background-image/>
      </style:table-properties>
    </style:style>
    <style:style style:name="Table68.A" style:family="table-column">
      <style:table-column-properties style:column-width="7.878cm"/>
    </style:style>
    <style:style style:name="Table68.B" style:family="table-column">
      <style:table-column-properties style:column-width="8.211cm"/>
    </style:style>
    <style:style style:name="Table68.1" style:family="table-row">
      <style:table-row-properties style:min-row-height="1.7cm" fo:keep-together="always"/>
    </style:style>
    <style:style style:name="Table68.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8.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8.4" style:family="table-row">
      <style:table-row-properties style:min-row-height="5.219cm" fo:keep-together="always"/>
    </style:style>
    <style:style style:name="Table68.5" style:family="table-row">
      <style:table-row-properties style:min-row-height="3.445cm" fo:keep-together="always"/>
    </style:style>
    <style:style style:name="Table68.10" style:family="table-row">
      <style:table-row-properties style:min-row-height="1.549cm" fo:keep-together="always"/>
    </style:style>
    <style:style style:name="Table68.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9" style:family="table">
      <style:table-properties style:width="16.088cm" fo:margin-left="0cm" fo:margin-top="0cm" fo:margin-bottom="0cm" table:align="left" fo:background-color="#ffffff" style:writing-mode="lr-tb">
        <style:background-image/>
      </style:table-properties>
    </style:style>
    <style:style style:name="Table69.A" style:family="table-column">
      <style:table-column-properties style:column-width="7.878cm"/>
    </style:style>
    <style:style style:name="Table69.B" style:family="table-column">
      <style:table-column-properties style:column-width="8.211cm"/>
    </style:style>
    <style:style style:name="Table69.1" style:family="table-row">
      <style:table-row-properties style:min-row-height="1.7cm" fo:keep-together="always"/>
    </style:style>
    <style:style style:name="Table69.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69.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69.4" style:family="table-row">
      <style:table-row-properties style:min-row-height="5.219cm" fo:keep-together="always"/>
    </style:style>
    <style:style style:name="Table69.5" style:family="table-row">
      <style:table-row-properties style:min-row-height="3.445cm" fo:keep-together="always"/>
    </style:style>
    <style:style style:name="Table69.10" style:family="table-row">
      <style:table-row-properties style:min-row-height="1.549cm" fo:keep-together="always"/>
    </style:style>
    <style:style style:name="Table69.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0" style:family="table">
      <style:table-properties style:width="16.088cm" fo:margin-left="0cm" fo:margin-top="0cm" fo:margin-bottom="0cm" table:align="left" fo:background-color="#ffffff" style:writing-mode="lr-tb">
        <style:background-image/>
      </style:table-properties>
    </style:style>
    <style:style style:name="Table70.A" style:family="table-column">
      <style:table-column-properties style:column-width="7.878cm"/>
    </style:style>
    <style:style style:name="Table70.B" style:family="table-column">
      <style:table-column-properties style:column-width="8.211cm"/>
    </style:style>
    <style:style style:name="Table70.1" style:family="table-row">
      <style:table-row-properties style:min-row-height="1.7cm" fo:keep-together="always"/>
    </style:style>
    <style:style style:name="Table70.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0.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0.4" style:family="table-row">
      <style:table-row-properties style:min-row-height="5.219cm" fo:keep-together="always"/>
    </style:style>
    <style:style style:name="Table70.5" style:family="table-row">
      <style:table-row-properties style:min-row-height="3.445cm" fo:keep-together="always"/>
    </style:style>
    <style:style style:name="Table70.10" style:family="table-row">
      <style:table-row-properties style:min-row-height="1.549cm" fo:keep-together="always"/>
    </style:style>
    <style:style style:name="Table70.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1" style:family="table">
      <style:table-properties style:width="16.088cm" fo:margin-left="0cm" fo:margin-top="0cm" fo:margin-bottom="0cm" table:align="left" fo:background-color="#ffffff" style:writing-mode="lr-tb">
        <style:background-image/>
      </style:table-properties>
    </style:style>
    <style:style style:name="Table71.A" style:family="table-column">
      <style:table-column-properties style:column-width="7.878cm"/>
    </style:style>
    <style:style style:name="Table71.B" style:family="table-column">
      <style:table-column-properties style:column-width="8.211cm"/>
    </style:style>
    <style:style style:name="Table71.1" style:family="table-row">
      <style:table-row-properties style:min-row-height="1.7cm" fo:keep-together="always"/>
    </style:style>
    <style:style style:name="Table71.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1.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1.4" style:family="table-row">
      <style:table-row-properties style:min-row-height="5.219cm" fo:keep-together="always"/>
    </style:style>
    <style:style style:name="Table71.5" style:family="table-row">
      <style:table-row-properties style:min-row-height="3.445cm" fo:keep-together="always"/>
    </style:style>
    <style:style style:name="Table71.10" style:family="table-row">
      <style:table-row-properties style:min-row-height="1.549cm" fo:keep-together="always"/>
    </style:style>
    <style:style style:name="Table71.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2" style:family="table">
      <style:table-properties style:width="16.088cm" fo:margin-left="0cm" fo:margin-top="0cm" fo:margin-bottom="0cm" table:align="left" fo:background-color="#ffffff" style:writing-mode="lr-tb">
        <style:background-image/>
      </style:table-properties>
    </style:style>
    <style:style style:name="Table72.A" style:family="table-column">
      <style:table-column-properties style:column-width="7.878cm"/>
    </style:style>
    <style:style style:name="Table72.B" style:family="table-column">
      <style:table-column-properties style:column-width="8.211cm"/>
    </style:style>
    <style:style style:name="Table72.1" style:family="table-row">
      <style:table-row-properties style:min-row-height="1.7cm" fo:keep-together="always"/>
    </style:style>
    <style:style style:name="Table72.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2.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2.4" style:family="table-row">
      <style:table-row-properties style:min-row-height="5.219cm" fo:keep-together="always"/>
    </style:style>
    <style:style style:name="Table72.5" style:family="table-row">
      <style:table-row-properties style:min-row-height="3.445cm" fo:keep-together="always"/>
    </style:style>
    <style:style style:name="Table72.10" style:family="table-row">
      <style:table-row-properties style:min-row-height="1.549cm" fo:keep-together="always"/>
    </style:style>
    <style:style style:name="Table72.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3" style:family="table">
      <style:table-properties style:width="16.088cm" fo:margin-left="0cm" fo:margin-top="0cm" fo:margin-bottom="0cm" table:align="left" fo:background-color="#ffffff" style:writing-mode="lr-tb">
        <style:background-image/>
      </style:table-properties>
    </style:style>
    <style:style style:name="Table73.A" style:family="table-column">
      <style:table-column-properties style:column-width="7.878cm"/>
    </style:style>
    <style:style style:name="Table73.B" style:family="table-column">
      <style:table-column-properties style:column-width="8.211cm"/>
    </style:style>
    <style:style style:name="Table73.1" style:family="table-row">
      <style:table-row-properties style:min-row-height="1.7cm" fo:keep-together="always"/>
    </style:style>
    <style:style style:name="Table73.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3.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3.4" style:family="table-row">
      <style:table-row-properties style:min-row-height="5.219cm" fo:keep-together="always"/>
    </style:style>
    <style:style style:name="Table73.5" style:family="table-row">
      <style:table-row-properties style:min-row-height="3.445cm" fo:keep-together="always"/>
    </style:style>
    <style:style style:name="Table73.10" style:family="table-row">
      <style:table-row-properties style:min-row-height="1.549cm" fo:keep-together="always"/>
    </style:style>
    <style:style style:name="Table73.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4" style:family="table">
      <style:table-properties style:width="16.088cm" fo:margin-left="0cm" fo:margin-top="0cm" fo:margin-bottom="0cm" table:align="left" fo:background-color="#ffffff" style:writing-mode="lr-tb">
        <style:background-image/>
      </style:table-properties>
    </style:style>
    <style:style style:name="Table74.A" style:family="table-column">
      <style:table-column-properties style:column-width="7.878cm"/>
    </style:style>
    <style:style style:name="Table74.B" style:family="table-column">
      <style:table-column-properties style:column-width="8.211cm"/>
    </style:style>
    <style:style style:name="Table74.1" style:family="table-row">
      <style:table-row-properties style:min-row-height="1.7cm" fo:keep-together="always"/>
    </style:style>
    <style:style style:name="Table74.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4.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4.4" style:family="table-row">
      <style:table-row-properties style:min-row-height="5.219cm" fo:keep-together="always"/>
    </style:style>
    <style:style style:name="Table74.5" style:family="table-row">
      <style:table-row-properties style:min-row-height="3.445cm" fo:keep-together="always"/>
    </style:style>
    <style:style style:name="Table74.10" style:family="table-row">
      <style:table-row-properties style:min-row-height="1.549cm" fo:keep-together="always"/>
    </style:style>
    <style:style style:name="Table74.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81" style:family="table">
      <style:table-properties style:width="16.088cm" fo:margin-left="0cm" fo:margin-top="0cm" fo:margin-bottom="0cm" table:align="left" fo:background-color="#ffffff" style:writing-mode="lr-tb">
        <style:background-image/>
      </style:table-properties>
    </style:style>
    <style:style style:name="Table81.A" style:family="table-column">
      <style:table-column-properties style:column-width="7.878cm"/>
    </style:style>
    <style:style style:name="Table81.B" style:family="table-column">
      <style:table-column-properties style:column-width="8.211cm"/>
    </style:style>
    <style:style style:name="Table81.1" style:family="table-row">
      <style:table-row-properties style:min-row-height="1.7cm" fo:keep-together="always"/>
    </style:style>
    <style:style style:name="Table81.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81.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81.4" style:family="table-row">
      <style:table-row-properties style:min-row-height="5.219cm" fo:keep-together="always"/>
    </style:style>
    <style:style style:name="Table81.5" style:family="table-row">
      <style:table-row-properties style:min-row-height="3.445cm" fo:keep-together="always"/>
    </style:style>
    <style:style style:name="Table81.10" style:family="table-row">
      <style:table-row-properties style:min-row-height="1.549cm" fo:keep-together="always"/>
    </style:style>
    <style:style style:name="Table81.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5" style:family="table">
      <style:table-properties style:width="16.088cm" fo:margin-left="0cm" fo:margin-top="0cm" fo:margin-bottom="0cm" table:align="left" fo:background-color="#ffffff" style:writing-mode="lr-tb">
        <style:background-image/>
      </style:table-properties>
    </style:style>
    <style:style style:name="Table75.A" style:family="table-column">
      <style:table-column-properties style:column-width="7.878cm"/>
    </style:style>
    <style:style style:name="Table75.B" style:family="table-column">
      <style:table-column-properties style:column-width="8.211cm"/>
    </style:style>
    <style:style style:name="Table75.1" style:family="table-row">
      <style:table-row-properties style:min-row-height="1.7cm" fo:keep-together="always"/>
    </style:style>
    <style:style style:name="Table75.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5.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5.4" style:family="table-row">
      <style:table-row-properties style:min-row-height="5.219cm" fo:keep-together="always"/>
    </style:style>
    <style:style style:name="Table75.5" style:family="table-row">
      <style:table-row-properties style:min-row-height="3.445cm" fo:keep-together="always"/>
    </style:style>
    <style:style style:name="Table75.10" style:family="table-row">
      <style:table-row-properties style:min-row-height="1.549cm" fo:keep-together="always"/>
    </style:style>
    <style:style style:name="Table75.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6" style:family="table">
      <style:table-properties style:width="16.088cm" fo:margin-left="0cm" fo:margin-top="0cm" fo:margin-bottom="0cm" table:align="left" fo:background-color="#ffffff" style:writing-mode="lr-tb">
        <style:background-image/>
      </style:table-properties>
    </style:style>
    <style:style style:name="Table76.A" style:family="table-column">
      <style:table-column-properties style:column-width="7.878cm"/>
    </style:style>
    <style:style style:name="Table76.B" style:family="table-column">
      <style:table-column-properties style:column-width="8.211cm"/>
    </style:style>
    <style:style style:name="Table76.1" style:family="table-row">
      <style:table-row-properties style:min-row-height="1.7cm" fo:keep-together="always"/>
    </style:style>
    <style:style style:name="Table76.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6.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6.4" style:family="table-row">
      <style:table-row-properties style:min-row-height="5.219cm" fo:keep-together="always"/>
    </style:style>
    <style:style style:name="Table76.5" style:family="table-row">
      <style:table-row-properties style:min-row-height="3.445cm" fo:keep-together="always"/>
    </style:style>
    <style:style style:name="Table76.10" style:family="table-row">
      <style:table-row-properties style:min-row-height="1.549cm" fo:keep-together="always"/>
    </style:style>
    <style:style style:name="Table76.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7" style:family="table">
      <style:table-properties style:width="16.088cm" fo:margin-left="0cm" fo:margin-top="0cm" fo:margin-bottom="0cm" table:align="left" fo:background-color="#ffffff" style:writing-mode="lr-tb">
        <style:background-image/>
      </style:table-properties>
    </style:style>
    <style:style style:name="Table77.A" style:family="table-column">
      <style:table-column-properties style:column-width="7.878cm"/>
    </style:style>
    <style:style style:name="Table77.B" style:family="table-column">
      <style:table-column-properties style:column-width="8.211cm"/>
    </style:style>
    <style:style style:name="Table77.1" style:family="table-row">
      <style:table-row-properties style:min-row-height="1.7cm" fo:keep-together="always"/>
    </style:style>
    <style:style style:name="Table77.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7.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7.4" style:family="table-row">
      <style:table-row-properties style:min-row-height="5.219cm" fo:keep-together="always"/>
    </style:style>
    <style:style style:name="Table77.5" style:family="table-row">
      <style:table-row-properties style:min-row-height="3.445cm" fo:keep-together="always"/>
    </style:style>
    <style:style style:name="Table77.10" style:family="table-row">
      <style:table-row-properties style:min-row-height="1.549cm" fo:keep-together="always"/>
    </style:style>
    <style:style style:name="Table77.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8" style:family="table">
      <style:table-properties style:width="16.088cm" fo:margin-left="0cm" fo:margin-top="0cm" fo:margin-bottom="0cm" table:align="left" fo:background-color="#ffffff" style:writing-mode="lr-tb">
        <style:background-image/>
      </style:table-properties>
    </style:style>
    <style:style style:name="Table78.A" style:family="table-column">
      <style:table-column-properties style:column-width="7.878cm"/>
    </style:style>
    <style:style style:name="Table78.B" style:family="table-column">
      <style:table-column-properties style:column-width="8.211cm"/>
    </style:style>
    <style:style style:name="Table78.1" style:family="table-row">
      <style:table-row-properties style:min-row-height="1.7cm" fo:keep-together="always"/>
    </style:style>
    <style:style style:name="Table78.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8.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8.4" style:family="table-row">
      <style:table-row-properties style:min-row-height="5.219cm" fo:keep-together="always"/>
    </style:style>
    <style:style style:name="Table78.5" style:family="table-row">
      <style:table-row-properties style:min-row-height="3.445cm" fo:keep-together="always"/>
    </style:style>
    <style:style style:name="Table78.10" style:family="table-row">
      <style:table-row-properties style:min-row-height="1.549cm" fo:keep-together="always"/>
    </style:style>
    <style:style style:name="Table78.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79" style:family="table">
      <style:table-properties style:width="16.088cm" fo:margin-left="0cm" fo:margin-top="0cm" fo:margin-bottom="0cm" table:align="left" fo:background-color="#ffffff" style:writing-mode="lr-tb">
        <style:background-image/>
      </style:table-properties>
    </style:style>
    <style:style style:name="Table79.A" style:family="table-column">
      <style:table-column-properties style:column-width="7.878cm"/>
    </style:style>
    <style:style style:name="Table79.B" style:family="table-column">
      <style:table-column-properties style:column-width="8.211cm"/>
    </style:style>
    <style:style style:name="Table79.1" style:family="table-row">
      <style:table-row-properties style:min-row-height="1.7cm" fo:keep-together="always"/>
    </style:style>
    <style:style style:name="Table79.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79.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79.4" style:family="table-row">
      <style:table-row-properties style:min-row-height="5.219cm" fo:keep-together="always"/>
    </style:style>
    <style:style style:name="Table79.5" style:family="table-row">
      <style:table-row-properties style:min-row-height="3.445cm" fo:keep-together="always"/>
    </style:style>
    <style:style style:name="Table79.10" style:family="table-row">
      <style:table-row-properties style:min-row-height="1.549cm" fo:keep-together="always"/>
    </style:style>
    <style:style style:name="Table79.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80" style:family="table">
      <style:table-properties style:width="16.088cm" fo:margin-left="0cm" fo:margin-top="0cm" fo:margin-bottom="0cm" table:align="left" fo:background-color="#ffffff" style:writing-mode="lr-tb">
        <style:background-image/>
      </style:table-properties>
    </style:style>
    <style:style style:name="Table80.A" style:family="table-column">
      <style:table-column-properties style:column-width="7.878cm"/>
    </style:style>
    <style:style style:name="Table80.B" style:family="table-column">
      <style:table-column-properties style:column-width="8.211cm"/>
    </style:style>
    <style:style style:name="Table80.1" style:family="table-row">
      <style:table-row-properties style:min-row-height="1.7cm" fo:keep-together="always"/>
    </style:style>
    <style:style style:name="Table80.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80.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80.4" style:family="table-row">
      <style:table-row-properties style:min-row-height="5.219cm" fo:keep-together="always"/>
    </style:style>
    <style:style style:name="Table80.5" style:family="table-row">
      <style:table-row-properties style:min-row-height="3.445cm" fo:keep-together="always"/>
    </style:style>
    <style:style style:name="Table80.10" style:family="table-row">
      <style:table-row-properties style:min-row-height="1.549cm" fo:keep-together="always"/>
    </style:style>
    <style:style style:name="Table80.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82" style:family="table">
      <style:table-properties style:width="16.088cm" fo:margin-left="0cm" fo:margin-top="0cm" fo:margin-bottom="0cm" table:align="left" fo:background-color="#ffffff" style:writing-mode="lr-tb">
        <style:background-image/>
      </style:table-properties>
    </style:style>
    <style:style style:name="Table82.A" style:family="table-column">
      <style:table-column-properties style:column-width="7.878cm"/>
    </style:style>
    <style:style style:name="Table82.B" style:family="table-column">
      <style:table-column-properties style:column-width="8.211cm"/>
    </style:style>
    <style:style style:name="Table82.1" style:family="table-row">
      <style:table-row-properties style:min-row-height="1.7cm" fo:keep-together="always"/>
    </style:style>
    <style:style style:name="Table82.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82.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82.4" style:family="table-row">
      <style:table-row-properties style:min-row-height="5.219cm" fo:keep-together="always"/>
    </style:style>
    <style:style style:name="Table82.5" style:family="table-row">
      <style:table-row-properties style:min-row-height="3.445cm" fo:keep-together="always"/>
    </style:style>
    <style:style style:name="Table82.10" style:family="table-row">
      <style:table-row-properties style:min-row-height="1.549cm" fo:keep-together="always"/>
    </style:style>
    <style:style style:name="Table82.A11"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 style:family="table">
      <style:table-properties style:width="17.193cm" fo:margin-left="0cm" fo:margin-top="0cm" fo:margin-bottom="0cm" table:align="left" fo:background-color="#ffffff" style:writing-mode="lr-tb">
        <style:background-image/>
      </style:table-properties>
    </style:style>
    <style:style style:name="Table5.A" style:family="table-column">
      <style:table-column-properties style:column-width="8.419cm"/>
    </style:style>
    <style:style style:name="Table5.B" style:family="table-column">
      <style:table-column-properties style:column-width="0.176cm"/>
    </style:style>
    <style:style style:name="Table5.C" style:family="table-column">
      <style:table-column-properties style:column-width="8.597cm"/>
    </style:style>
    <style:style style:name="Table5.1" style:family="table-row">
      <style:table-row-properties style:min-row-height="1.7cm" fo:keep-together="always"/>
    </style:style>
    <style:style style:name="Table5.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3" style:family="table-row">
      <style:table-row-properties style:min-row-height="5.219cm" fo:keep-together="always"/>
    </style:style>
    <style:style style:name="Table5.4" style:family="table-row">
      <style:table-row-properties style:min-row-height="3.401cm" fo:keep-together="always"/>
    </style:style>
    <style:style style:name="Table5.6" style:family="table-row">
      <style:table-row-properties style:min-row-height="1.998cm" fo:keep-together="always"/>
    </style:style>
    <style:style style:name="Table5.7" style:family="table-row">
      <style:table-row-properties style:min-row-height="4.249cm" fo:keep-together="always"/>
    </style:style>
    <style:style style:name="Table5.A7"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3" style:family="table">
      <style:table-properties style:width="17.193cm" fo:margin-left="0cm" fo:margin-top="0cm" fo:margin-bottom="0cm" table:align="left" fo:background-color="#ffffff" style:writing-mode="lr-tb">
        <style:background-image/>
      </style:table-properties>
    </style:style>
    <style:style style:name="Table53.A" style:family="table-column">
      <style:table-column-properties style:column-width="8.419cm"/>
    </style:style>
    <style:style style:name="Table53.B" style:family="table-column">
      <style:table-column-properties style:column-width="0.176cm"/>
    </style:style>
    <style:style style:name="Table53.C" style:family="table-column">
      <style:table-column-properties style:column-width="8.597cm"/>
    </style:style>
    <style:style style:name="Table53.1" style:family="table-row">
      <style:table-row-properties style:min-row-height="1.7cm" fo:keep-together="always"/>
    </style:style>
    <style:style style:name="Table53.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3.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3.3" style:family="table-row">
      <style:table-row-properties style:min-row-height="5.219cm" fo:keep-together="always"/>
    </style:style>
    <style:style style:name="Table53.4" style:family="table-row">
      <style:table-row-properties style:min-row-height="3.401cm" fo:keep-together="always"/>
    </style:style>
    <style:style style:name="Table53.6" style:family="table-row">
      <style:table-row-properties style:min-row-height="1.998cm" fo:keep-together="always"/>
    </style:style>
    <style:style style:name="Table53.7" style:family="table-row">
      <style:table-row-properties style:min-row-height="4.249cm" fo:keep-together="always"/>
    </style:style>
    <style:style style:name="Table53.A7"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54" style:family="table">
      <style:table-properties style:width="17.193cm" fo:margin-left="0cm" fo:margin-top="0cm" fo:margin-bottom="0cm" table:align="left" fo:background-color="#ffffff" style:writing-mode="lr-tb">
        <style:background-image/>
      </style:table-properties>
    </style:style>
    <style:style style:name="Table54.A" style:family="table-column">
      <style:table-column-properties style:column-width="8.419cm"/>
    </style:style>
    <style:style style:name="Table54.B" style:family="table-column">
      <style:table-column-properties style:column-width="0.176cm"/>
    </style:style>
    <style:style style:name="Table54.C" style:family="table-column">
      <style:table-column-properties style:column-width="8.597cm"/>
    </style:style>
    <style:style style:name="Table54.1" style:family="table-row">
      <style:table-row-properties style:min-row-height="1.7cm" fo:keep-together="always"/>
    </style:style>
    <style:style style:name="Table54.A1" style:family="table-cell">
      <style:table-cell-properties fo:background-color="#ffffff" fo:padding-left="0.191cm" fo:padding-right="0.191cm" fo:padding-top="0cm" fo:padding-bottom="0cm" fo:border-left="none" fo:border-right="none" fo:border-top="2.25pt solid #000001" fo:border-bottom="1pt solid #000001">
        <style:background-image/>
      </style:table-cell-properties>
    </style:style>
    <style:style style:name="Table54.A2"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54.3" style:family="table-row">
      <style:table-row-properties style:min-row-height="5.219cm" fo:keep-together="always"/>
    </style:style>
    <style:style style:name="Table54.4" style:family="table-row">
      <style:table-row-properties style:min-row-height="3.401cm" fo:keep-together="always"/>
    </style:style>
    <style:style style:name="Table54.6" style:family="table-row">
      <style:table-row-properties style:min-row-height="1.998cm" fo:keep-together="always"/>
    </style:style>
    <style:style style:name="Table54.7" style:family="table-row">
      <style:table-row-properties style:min-row-height="4.249cm" fo:keep-together="always"/>
    </style:style>
    <style:style style:name="Table54.A7" style:family="table-cell">
      <style:table-cell-properties fo:background-color="#ffffff" fo:padding-left="0.191cm" fo:padding-right="0.191cm" fo:padding-top="0cm" fo:padding-bottom="0cm" fo:border-left="none" fo:border-right="none" fo:border-top="1pt solid #000001" fo:border-bottom="2.25pt solid #000001">
        <style:background-image/>
      </style:table-cell-properties>
    </style:style>
    <style:style style:name="Table6" style:family="table">
      <style:table-properties style:width="17cm" fo:margin-left="-0.191cm" fo:margin-top="0cm" fo:margin-bottom="0cm" table:align="left" style:writing-mode="lr-tb"/>
    </style:style>
    <style:style style:name="Table6.A" style:family="table-column">
      <style:table-column-properties style:column-width="1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0.5pt solid #808080" fo:border-top="none" fo:border-bottom="0.5pt solid #808080"/>
    </style:style>
    <style:style style:name="Table6.A2" style:family="table-cell">
      <style:table-cell-properties fo:padding-left="0.191cm" fo:padding-right="0.191cm" fo:padding-top="0cm" fo:padding-bottom="0cm" fo:border-left="none" fo:border-right="0.5pt solid #808080" fo:border-top="0.5pt solid #808080" fo:border-bottom="0.5pt solid #808080"/>
    </style:style>
    <style:style style:name="Table7" style:family="table">
      <style:table-properties style:width="17cm" fo:margin-left="-0.191cm" fo:margin-top="0cm" fo:margin-bottom="0cm" table:align="left" style:writing-mode="lr-tb"/>
    </style:style>
    <style:style style:name="Table7.A" style:family="table-column">
      <style:table-column-properties style:column-width="1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0.5pt solid #808080" fo:border-top="none" fo:border-bottom="0.5pt solid #808080"/>
    </style:style>
    <style:style style:name="Table7.A2" style:family="table-cell">
      <style:table-cell-properties fo:padding-left="0.191cm" fo:padding-right="0.191cm" fo:padding-top="0cm" fo:padding-bottom="0cm" fo:border-left="none" fo:border-right="0.5pt solid #808080" fo:border-top="0.5pt solid #808080" fo:border-bottom="0.5pt solid #808080"/>
    </style:style>
    <style:style style:name="Table8" style:family="table">
      <style:table-properties style:width="17cm" fo:margin-left="-0.191cm" fo:margin-top="0cm" fo:margin-bottom="0cm" table:align="left" style:writing-mode="lr-tb"/>
    </style:style>
    <style:style style:name="Table8.A" style:family="table-column">
      <style:table-column-properties style:column-width="1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0.5pt solid #808080" fo:border-top="none" fo:border-bottom="0.5pt solid #808080"/>
    </style:style>
    <style:style style:name="Table8.A2" style:family="table-cell">
      <style:table-cell-properties fo:padding-left="0.191cm" fo:padding-right="0.191cm" fo:padding-top="0cm" fo:padding-bottom="0cm" fo:border-left="none" fo:border-right="0.5pt solid #808080" fo:border-top="0.5pt solid #808080" fo:border-bottom="0.5pt solid #808080"/>
    </style:style>
    <style:style style:name="Table21" style:family="table">
      <style:table-properties style:width="17cm" fo:margin-left="-0.191cm" fo:margin-top="0cm" fo:margin-bottom="0cm" table:align="left" style:writing-mode="lr-tb"/>
    </style:style>
    <style:style style:name="Table21.A" style:family="table-column">
      <style:table-column-properties style:column-width="8.502cm"/>
    </style:style>
    <style:style style:name="Table21.B" style:family="table-column">
      <style:table-column-properties style:column-width="8.498cm"/>
    </style:style>
    <style:style style:name="Table21.1" style:family="table-row">
      <style:table-row-properties style:min-row-height="1cm" fo:keep-together="auto"/>
    </style:style>
    <style:style style:name="Table21.A1" style:family="table-cell">
      <style:table-cell-properties fo:background-color="#d9d9d9" fo:padding-left="0.191cm" fo:padding-right="0.191cm" fo:padding-top="0cm" fo:padding-bottom="0cm" fo:border-left="none" fo:border-right="none" fo:border-top="none" fo:border-bottom="6pt solid #ffffff">
        <style:background-image/>
      </style:table-cell-properties>
    </style:style>
    <style:style style:name="Table21.2" style:family="table-row">
      <style:table-row-properties style:min-row-height="6.399cm" fo:keep-together="auto"/>
    </style:style>
    <style:style style:name="Table21.A2" style:family="table-cell">
      <style:table-cell-properties fo:background-color="#eaf1dd" fo:padding-left="0.191cm" fo:padding-right="0.191cm" fo:padding-top="0cm" fo:padding-bottom="0cm" fo:border-left="none" fo:border-right="6pt solid #ffffff" fo:border-top="6pt solid #ffffff" fo:border-bottom="6pt solid #ffffff">
        <style:background-image/>
      </style:table-cell-properties>
    </style:style>
    <style:style style:name="Table21.B2" style:family="table-cell">
      <style:table-cell-properties fo:background-color="#ffffcc" fo:padding-left="0.191cm" fo:padding-right="0.191cm" fo:padding-top="0cm" fo:padding-bottom="0cm" fo:border-left="6pt solid #ffffff" fo:border-right="none" fo:border-top="6pt solid #ffffff" fo:border-bottom="6pt solid #ffffff">
        <style:background-image/>
      </style:table-cell-properties>
    </style:style>
    <style:style style:name="Table21.A3" style:family="table-cell">
      <style:table-cell-properties fo:background-color="#dbe5f1" fo:padding-left="0.191cm" fo:padding-right="0.191cm" fo:padding-top="0cm" fo:padding-bottom="0cm" fo:border-left="none" fo:border-right="6pt solid #ffffff" fo:border-top="6pt solid #ffffff" fo:border-bottom="none">
        <style:background-image/>
      </style:table-cell-properties>
    </style:style>
    <style:style style:name="Table21.B3" style:family="table-cell">
      <style:table-cell-properties fo:background-color="#fde9d9" fo:padding-left="0.191cm" fo:padding-right="0.191cm" fo:padding-top="0cm" fo:padding-bottom="0cm" fo:border-left="6pt solid #ffffff" fo:border-right="none" fo:border-top="6pt solid #ffffff" fo:border-bottom="none">
        <style:background-image/>
      </style:table-cell-properties>
    </style:style>
    <style:style style:name="Table22" style:family="table">
      <style:table-properties style:width="17cm" fo:margin-left="-0.191cm" fo:margin-top="0cm" fo:margin-bottom="0cm" table:align="left" style:writing-mode="lr-tb"/>
    </style:style>
    <style:style style:name="Table22.A" style:family="table-column">
      <style:table-column-properties style:column-width="1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0.5pt solid #808080" fo:border-bottom="0.5pt solid #808080"/>
    </style:style>
    <style:style style:name="Table23" style:family="table">
      <style:table-properties style:width="17cm" fo:margin-left="-0.191cm" fo:margin-top="0cm" fo:margin-bottom="0cm" table:align="left" style:writing-mode="lr-tb"/>
    </style:style>
    <style:style style:name="Table23.A" style:family="table-column">
      <style:table-column-properties style:column-width="1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none" fo:border-bottom="0.5pt solid #808080"/>
    </style:style>
    <style:style style:name="Table23.A2" style:family="table-cell">
      <style:table-cell-properties fo:padding-left="0.191cm" fo:padding-right="0.191cm" fo:padding-top="0cm" fo:padding-bottom="0cm" fo:border-left="none" fo:border-right="none" fo:border-top="0.5pt solid #808080" fo:border-bottom="0.5pt solid #808080"/>
    </style:style>
    <style:style style:name="Table24" style:family="table">
      <style:table-properties style:width="17cm" fo:margin-left="-0.191cm" fo:margin-top="0cm" fo:margin-bottom="0cm" table:align="left" style:writing-mode="lr-tb"/>
    </style:style>
    <style:style style:name="Table24.A" style:family="table-column">
      <style:table-column-properties style:column-width="1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0.5pt solid #808080" fo:border-bottom="0.5pt solid #808080"/>
    </style:style>
    <style:style style:name="Table25" style:family="table">
      <style:table-properties style:width="17cm" fo:margin-left="-0.191cm" fo:margin-top="0cm" fo:margin-bottom="0cm" table:align="left" style:writing-mode="lr-tb"/>
    </style:style>
    <style:style style:name="Table25.A" style:family="table-column">
      <style:table-column-properties style:column-width="1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0.5pt solid #808080" fo:border-bottom="0.5pt solid #808080"/>
    </style:style>
    <style:style style:name="Table26" style:family="table">
      <style:table-properties style:width="17cm" fo:margin-left="-0.191cm" fo:margin-top="0cm" fo:margin-bottom="0cm" table:align="left" style:writing-mode="lr-tb"/>
    </style:style>
    <style:style style:name="Table26.A" style:family="table-column">
      <style:table-column-properties style:column-width="1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none" fo:border-bottom="0.5pt solid #808080"/>
    </style:style>
    <style:style style:name="Table26.A2" style:family="table-cell">
      <style:table-cell-properties fo:padding-left="0.191cm" fo:padding-right="0.191cm" fo:padding-top="0cm" fo:padding-bottom="0cm" fo:border-left="none" fo:border-right="none" fo:border-top="0.5pt solid #808080" fo:border-bottom="0.5pt solid #808080"/>
    </style:style>
    <style:style style:name="Table27" style:family="table">
      <style:table-properties style:width="17cm" fo:margin-left="-0.191cm" fo:margin-top="0cm" fo:margin-bottom="0cm" table:align="left" style:writing-mode="lr-tb"/>
    </style:style>
    <style:style style:name="Table27.A" style:family="table-column">
      <style:table-column-properties style:column-width="1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none" fo:border-bottom="0.5pt solid #808080"/>
    </style:style>
    <style:style style:name="Table27.A2" style:family="table-cell">
      <style:table-cell-properties fo:padding-left="0.191cm" fo:padding-right="0.191cm" fo:padding-top="0cm" fo:padding-bottom="0cm" fo:border-left="none" fo:border-right="none" fo:border-top="0.5pt solid #808080" fo:border-bottom="0.5pt solid #808080"/>
    </style:style>
    <style:style style:name="Table28" style:family="table">
      <style:table-properties style:width="17cm" fo:margin-left="-0.191cm" fo:margin-top="0cm" fo:margin-bottom="0cm" table:align="left" style:writing-mode="lr-tb"/>
    </style:style>
    <style:style style:name="Table28.A" style:family="table-column">
      <style:table-column-properties style:column-width="1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none" fo:border-bottom="0.5pt solid #808080"/>
    </style:style>
    <style:style style:name="Table28.A2" style:family="table-cell">
      <style:table-cell-properties fo:padding-left="0.191cm" fo:padding-right="0.191cm" fo:padding-top="0cm" fo:padding-bottom="0cm" fo:border-left="none" fo:border-right="none" fo:border-top="0.5pt solid #808080" fo:border-bottom="0.5pt solid #808080"/>
    </style:style>
    <style:style style:name="Table29" style:family="table">
      <style:table-properties style:width="17cm" fo:margin-left="-0.191cm" fo:margin-top="0cm" fo:margin-bottom="0cm" table:align="left" style:writing-mode="lr-tb"/>
    </style:style>
    <style:style style:name="Table29.A" style:family="table-column">
      <style:table-column-properties style:column-width="1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none" fo:border-bottom="0.5pt solid #808080"/>
    </style:style>
    <style:style style:name="Table29.A2" style:family="table-cell">
      <style:table-cell-properties fo:padding-left="0.191cm" fo:padding-right="0.191cm" fo:padding-top="0cm" fo:padding-bottom="0cm" fo:border-left="none" fo:border-right="none" fo:border-top="0.5pt solid #808080" fo:border-bottom="0.5pt solid #808080"/>
    </style:style>
    <style:style style:name="Table30" style:family="table">
      <style:table-properties style:width="17cm" fo:margin-left="-0.191cm" fo:margin-top="0cm" fo:margin-bottom="0cm" table:align="left" style:writing-mode="lr-tb"/>
    </style:style>
    <style:style style:name="Table30.A" style:family="table-column">
      <style:table-column-properties style:column-width="17cm"/>
    </style:style>
    <style:style style:name="Table30.1" style:family="table-row">
      <style:table-row-properties fo:keep-together="auto"/>
    </style:style>
    <style:style style:name="Table30.A1" style:family="table-cell">
      <style:table-cell-properties fo:padding-left="0.191cm" fo:padding-right="0.191cm" fo:padding-top="0cm" fo:padding-bottom="0cm" fo:border-left="none" fo:border-right="0.5pt solid #00000a" fo:border-top="0.5pt solid #808080" fo:border-bottom="0.5pt solid #808080"/>
    </style:style>
    <style:style style:name="Table31" style:family="table">
      <style:table-properties style:width="17cm" fo:margin-left="-0.191cm" fo:margin-top="0cm" fo:margin-bottom="0cm" table:align="left" style:writing-mode="lr-tb"/>
    </style:style>
    <style:style style:name="Table31.A" style:family="table-column">
      <style:table-column-properties style:column-width="17cm"/>
    </style:style>
    <style:style style:name="Table31.1" style:family="table-row">
      <style:table-row-properties fo:keep-together="auto"/>
    </style:style>
    <style:style style:name="Table31.A1" style:family="table-cell">
      <style:table-cell-properties fo:padding-left="0.191cm" fo:padding-right="0.191cm" fo:padding-top="0cm" fo:padding-bottom="0cm" fo:border-left="none" fo:border-right="0.5pt solid #00000a" fo:border-top="0.5pt solid #808080" fo:border-bottom="0.5pt solid #808080"/>
    </style:style>
    <style:style style:name="Table32" style:family="table">
      <style:table-properties style:width="17cm" fo:margin-left="-0.191cm" fo:margin-top="0cm" fo:margin-bottom="0cm" table:align="left" style:writing-mode="lr-tb"/>
    </style:style>
    <style:style style:name="Table32.A" style:family="table-column">
      <style:table-column-properties style:column-width="17cm"/>
    </style:style>
    <style:style style:name="Table32.1" style:family="table-row">
      <style:table-row-properties fo:keep-together="auto"/>
    </style:style>
    <style:style style:name="Table32.A1" style:family="table-cell">
      <style:table-cell-properties fo:padding-left="0.191cm" fo:padding-right="0.191cm" fo:padding-top="0cm" fo:padding-bottom="0cm" fo:border-left="none" fo:border-right="0.5pt solid #00000a" fo:border-top="0.5pt solid #808080" fo:border-bottom="0.5pt solid #808080"/>
    </style:style>
    <style:style style:name="Table33" style:family="table">
      <style:table-properties style:width="17cm" fo:margin-left="-0.191cm" fo:margin-top="0cm" fo:margin-bottom="0cm" table:align="left" style:writing-mode="lr-tb"/>
    </style:style>
    <style:style style:name="Table33.A" style:family="table-column">
      <style:table-column-properties style:column-width="17cm"/>
    </style:style>
    <style:style style:name="Table33.1" style:family="table-row">
      <style:table-row-properties fo:keep-together="auto"/>
    </style:style>
    <style:style style:name="Table33.A1" style:family="table-cell">
      <style:table-cell-properties fo:padding-left="0.191cm" fo:padding-right="0.191cm" fo:padding-top="0cm" fo:padding-bottom="0cm" fo:border-left="none" fo:border-right="0.5pt solid #00000a" fo:border-top="0.5pt solid #808080" fo:border-bottom="0.5pt solid #808080"/>
    </style:style>
    <style:style style:name="Table34" style:family="table">
      <style:table-properties style:width="17cm" fo:margin-left="-0.191cm" fo:margin-top="0cm" fo:margin-bottom="0cm" table:align="left" style:writing-mode="lr-tb"/>
    </style:style>
    <style:style style:name="Table34.A" style:family="table-column">
      <style:table-column-properties style:column-width="17cm"/>
    </style:style>
    <style:style style:name="Table34.1" style:family="table-row">
      <style:table-row-properties fo:keep-together="auto"/>
    </style:style>
    <style:style style:name="Table34.A1" style:family="table-cell">
      <style:table-cell-properties fo:padding-left="0.191cm" fo:padding-right="0.191cm" fo:padding-top="0cm" fo:padding-bottom="0cm" fo:border-left="none" fo:border-right="0.5pt solid #00000a" fo:border-top="0.5pt solid #808080" fo:border-bottom="0.5pt solid #808080"/>
    </style:style>
    <style:style style:name="Table35" style:family="table">
      <style:table-properties style:width="17cm" fo:margin-left="-0.191cm" fo:margin-top="0cm" fo:margin-bottom="0cm" table:align="left" style:writing-mode="lr-tb"/>
    </style:style>
    <style:style style:name="Table35.A" style:family="table-column">
      <style:table-column-properties style:column-width="17cm"/>
    </style:style>
    <style:style style:name="Table35.1" style:family="table-row">
      <style:table-row-properties fo:keep-together="auto"/>
    </style:style>
    <style:style style:name="Table35.A1" style:family="table-cell">
      <style:table-cell-properties fo:padding-left="0.191cm" fo:padding-right="0.191cm" fo:padding-top="0cm" fo:padding-bottom="0cm" fo:border-left="none" fo:border-right="0.5pt solid #00000a" fo:border-top="0.5pt solid #808080" fo:border-bottom="0.5pt solid #808080"/>
    </style:style>
    <style:style style:name="Table36" style:family="table">
      <style:table-properties style:width="17cm" fo:margin-left="-0.191cm" fo:margin-top="0cm" fo:margin-bottom="0cm" table:align="left" style:writing-mode="lr-tb"/>
    </style:style>
    <style:style style:name="Table36.A" style:family="table-column">
      <style:table-column-properties style:column-width="17cm"/>
    </style:style>
    <style:style style:name="Table36.1" style:family="table-row">
      <style:table-row-properties fo:keep-together="auto"/>
    </style:style>
    <style:style style:name="Table36.A1" style:family="table-cell">
      <style:table-cell-properties fo:padding-left="0.191cm" fo:padding-right="0.191cm" fo:padding-top="0cm" fo:padding-bottom="0cm" fo:border-left="none" fo:border-right="0.5pt solid #00000a" fo:border-top="0.5pt solid #808080" fo:border-bottom="0.5pt solid #808080"/>
    </style:style>
    <style:style style:name="Table37" style:family="table">
      <style:table-properties style:width="17cm" fo:margin-left="-0.191cm" fo:margin-top="0cm" fo:margin-bottom="0cm" table:align="left" style:writing-mode="lr-tb"/>
    </style:style>
    <style:style style:name="Table37.A" style:family="table-column">
      <style:table-column-properties style:column-width="17cm"/>
    </style:style>
    <style:style style:name="Table37.1" style:family="table-row">
      <style:table-row-properties fo:keep-together="auto"/>
    </style:style>
    <style:style style:name="Table37.A1" style:family="table-cell">
      <style:table-cell-properties fo:padding-left="0.191cm" fo:padding-right="0.191cm" fo:padding-top="0cm" fo:padding-bottom="0cm" fo:border-left="none" fo:border-right="0.5pt solid #00000a" fo:border-top="0.5pt solid #808080" fo:border-bottom="0.5pt solid #808080"/>
    </style:style>
    <style:style style:name="Table38" style:family="table">
      <style:table-properties style:width="17cm" fo:margin-left="-0.191cm" fo:margin-top="0cm" fo:margin-bottom="0cm" table:align="left" style:writing-mode="lr-tb"/>
    </style:style>
    <style:style style:name="Table38.A" style:family="table-column">
      <style:table-column-properties style:column-width="17cm"/>
    </style:style>
    <style:style style:name="Table38.1" style:family="table-row">
      <style:table-row-properties fo:keep-together="auto"/>
    </style:style>
    <style:style style:name="Table38.A1" style:family="table-cell">
      <style:table-cell-properties fo:padding-left="0.191cm" fo:padding-right="0.191cm" fo:padding-top="0cm" fo:padding-bottom="0cm" fo:border-left="none" fo:border-right="0.5pt solid #00000a" fo:border-top="0.5pt solid #808080" fo:border-bottom="0.5pt solid #808080"/>
    </style:style>
    <style:style style:name="Table39" style:family="table">
      <style:table-properties style:width="17cm" fo:margin-left="-0.191cm" fo:margin-top="0cm" fo:margin-bottom="0cm" table:align="left" style:writing-mode="lr-tb"/>
    </style:style>
    <style:style style:name="Table39.A" style:family="table-column">
      <style:table-column-properties style:column-width="17cm"/>
    </style:style>
    <style:style style:name="Table39.1" style:family="table-row">
      <style:table-row-properties fo:keep-together="auto"/>
    </style:style>
    <style:style style:name="Table39.A1" style:family="table-cell">
      <style:table-cell-properties fo:padding-left="0.191cm" fo:padding-right="0.191cm" fo:padding-top="0cm" fo:padding-bottom="0cm" fo:border-left="none" fo:border-right="0.5pt solid #00000a" fo:border-top="0.5pt solid #808080" fo:border-bottom="0.5pt solid #808080"/>
    </style:style>
    <style:style style:name="Table40" style:family="table">
      <style:table-properties style:width="17cm" fo:margin-left="-0.191cm" fo:margin-top="0cm" fo:margin-bottom="0cm" table:align="left" style:writing-mode="lr-tb"/>
    </style:style>
    <style:style style:name="Table40.A" style:family="table-column">
      <style:table-column-properties style:column-width="17cm"/>
    </style:style>
    <style:style style:name="Table40.1" style:family="table-row">
      <style:table-row-properties fo:keep-together="auto"/>
    </style:style>
    <style:style style:name="Table40.A1" style:family="table-cell">
      <style:table-cell-properties fo:padding-left="0.191cm" fo:padding-right="0.191cm" fo:padding-top="0cm" fo:padding-bottom="0cm" fo:border-left="none" fo:border-right="0.5pt solid #00000a" fo:border-top="0.5pt solid #808080" fo:border-bottom="0.5pt solid #808080"/>
    </style:style>
    <style:style style:name="Table41" style:family="table">
      <style:table-properties style:width="17cm" fo:margin-left="-0.191cm" fo:margin-top="0cm" fo:margin-bottom="0cm" table:align="left" style:writing-mode="lr-tb"/>
    </style:style>
    <style:style style:name="Table41.A" style:family="table-column">
      <style:table-column-properties style:column-width="17cm"/>
    </style:style>
    <style:style style:name="Table41.1" style:family="table-row">
      <style:table-row-properties fo:keep-together="auto"/>
    </style:style>
    <style:style style:name="Table41.A1" style:family="table-cell">
      <style:table-cell-properties fo:padding-left="0.191cm" fo:padding-right="0.191cm" fo:padding-top="0cm" fo:padding-bottom="0cm" fo:border-left="none" fo:border-right="0.5pt solid #00000a" fo:border-top="0.5pt solid #808080" fo:border-bottom="0.5pt solid #808080"/>
    </style:style>
    <style:style style:name="Table42" style:family="table">
      <style:table-properties style:width="14.499cm" fo:margin-left="-0.026cm" fo:margin-top="0cm" fo:margin-bottom="0cm" fo:break-before="page" table:align="left" style:writing-mode="lr-tb"/>
    </style:style>
    <style:style style:name="Table42.A" style:family="table-column">
      <style:table-column-properties style:column-width="5.149cm"/>
    </style:style>
    <style:style style:name="Table42.B" style:family="table-column">
      <style:table-column-properties style:column-width="4.517cm"/>
    </style:style>
    <style:style style:name="Table42.C" style:family="table-column">
      <style:table-column-properties style:column-width="4.833cm"/>
    </style:style>
    <style:style style:name="Table42.1" style:family="table-row">
      <style:table-row-properties style:min-row-height="0.661cm" fo:keep-together="auto"/>
    </style:style>
    <style:style style:name="Table42.A1" style:family="table-cell">
      <style:table-cell-properties style:vertical-align="bottom" fo:padding-left="0.123cm" fo:padding-right="0.123cm" fo:padding-top="0cm" fo:padding-bottom="0cm" fo:border="none"/>
    </style:style>
    <style:style style:name="Table42.2" style:family="table-row">
      <style:table-row-properties style:row-height="0.041cm" fo:keep-together="auto"/>
    </style:style>
    <style:style style:name="Table42.3" style:family="table-row">
      <style:table-row-properties style:min-row-height="0.529cm" fo:keep-together="auto"/>
    </style:style>
    <style:style style:name="Table43" style:family="table">
      <style:table-properties style:width="14.499cm" fo:margin-left="-0.026cm" fo:margin-top="0cm" fo:margin-bottom="0cm" fo:break-before="page" table:align="left" style:writing-mode="lr-tb"/>
    </style:style>
    <style:style style:name="Table43.A" style:family="table-column">
      <style:table-column-properties style:column-width="5.149cm"/>
    </style:style>
    <style:style style:name="Table43.B" style:family="table-column">
      <style:table-column-properties style:column-width="4.517cm"/>
    </style:style>
    <style:style style:name="Table43.C" style:family="table-column">
      <style:table-column-properties style:column-width="4.833cm"/>
    </style:style>
    <style:style style:name="Table43.1" style:family="table-row">
      <style:table-row-properties style:min-row-height="0.661cm" fo:keep-together="auto"/>
    </style:style>
    <style:style style:name="Table43.A1" style:family="table-cell">
      <style:table-cell-properties style:vertical-align="bottom" fo:padding-left="0.123cm" fo:padding-right="0.123cm" fo:padding-top="0cm" fo:padding-bottom="0cm" fo:border="none"/>
    </style:style>
    <style:style style:name="Table43.2" style:family="table-row">
      <style:table-row-properties style:row-height="0.041cm" fo:keep-together="auto"/>
    </style:style>
    <style:style style:name="Table43.3" style:family="table-row">
      <style:table-row-properties style:min-row-height="0.529cm" fo:keep-together="auto"/>
    </style:style>
    <style:style style:name="Table44" style:family="table">
      <style:table-properties style:width="14.499cm" fo:margin-left="-0.026cm" fo:margin-top="0cm" fo:margin-bottom="0cm" fo:break-before="page" table:align="left" style:writing-mode="lr-tb"/>
    </style:style>
    <style:style style:name="Table44.A" style:family="table-column">
      <style:table-column-properties style:column-width="5.149cm"/>
    </style:style>
    <style:style style:name="Table44.B" style:family="table-column">
      <style:table-column-properties style:column-width="4.517cm"/>
    </style:style>
    <style:style style:name="Table44.C" style:family="table-column">
      <style:table-column-properties style:column-width="4.833cm"/>
    </style:style>
    <style:style style:name="Table44.1" style:family="table-row">
      <style:table-row-properties style:min-row-height="0.661cm" fo:keep-together="auto"/>
    </style:style>
    <style:style style:name="Table44.A1" style:family="table-cell">
      <style:table-cell-properties style:vertical-align="bottom" fo:padding-left="0.123cm" fo:padding-right="0.123cm" fo:padding-top="0cm" fo:padding-bottom="0cm" fo:border="none"/>
    </style:style>
    <style:style style:name="Table44.2" style:family="table-row">
      <style:table-row-properties style:row-height="0.041cm" fo:keep-together="auto"/>
    </style:style>
    <style:style style:name="Table44.3" style:family="table-row">
      <style:table-row-properties style:min-row-height="0.529cm" fo:keep-together="auto"/>
    </style:style>
    <style:style style:name="Table45" style:family="table">
      <style:table-properties style:width="14.499cm" fo:margin-left="-0.026cm" fo:margin-top="0cm" fo:margin-bottom="0cm" fo:break-before="page" table:align="left" style:writing-mode="lr-tb"/>
    </style:style>
    <style:style style:name="Table45.A" style:family="table-column">
      <style:table-column-properties style:column-width="5.149cm"/>
    </style:style>
    <style:style style:name="Table45.B" style:family="table-column">
      <style:table-column-properties style:column-width="4.517cm"/>
    </style:style>
    <style:style style:name="Table45.C" style:family="table-column">
      <style:table-column-properties style:column-width="4.833cm"/>
    </style:style>
    <style:style style:name="Table45.1" style:family="table-row">
      <style:table-row-properties style:min-row-height="0.529cm" fo:keep-together="auto"/>
    </style:style>
    <style:style style:name="Table45.A1" style:family="table-cell">
      <style:table-cell-properties style:vertical-align="bottom" fo:padding-left="0.123cm" fo:padding-right="0.123cm" fo:padding-top="0cm" fo:padding-bottom="0cm" fo:border="none"/>
    </style:style>
    <style:style style:name="Table45.2" style:family="table-row">
      <style:table-row-properties style:row-height="0.041cm" fo:keep-together="auto"/>
    </style:style>
    <style:style style:name="Table46" style:family="table">
      <style:table-properties style:width="17cm" fo:margin-left="-0.191cm" fo:margin-top="0cm" fo:margin-bottom="0cm" table:align="left" style:writing-mode="lr-tb"/>
    </style:style>
    <style:style style:name="Table46.A" style:family="table-column">
      <style:table-column-properties style:column-width="17cm"/>
    </style:style>
    <style:style style:name="Table46.1" style:family="table-row">
      <style:table-row-properties fo:keep-together="auto"/>
    </style:style>
    <style:style style:name="Table46.A1" style:family="table-cell">
      <style:table-cell-properties fo:padding-left="0.191cm" fo:padding-right="0.191cm" fo:padding-top="0cm" fo:padding-bottom="0cm" fo:border-left="none" fo:border-right="none" fo:border-top="none" fo:border-bottom="0.5pt solid #808080"/>
    </style:style>
    <style:style style:name="Table46.A2" style:family="table-cell">
      <style:table-cell-properties fo:padding-left="0.191cm" fo:padding-right="0.191cm" fo:padding-top="0cm" fo:padding-bottom="0cm" fo:border-left="none" fo:border-right="none" fo:border-top="0.5pt solid #808080" fo:border-bottom="0.5pt solid #808080"/>
    </style:style>
    <style:style style:name="Table47" style:family="table">
      <style:table-properties style:width="17cm" fo:margin-left="-0.191cm" fo:margin-top="0cm" fo:margin-bottom="0cm" table:align="left" style:writing-mode="lr-tb"/>
    </style:style>
    <style:style style:name="Table47.A" style:family="table-column">
      <style:table-column-properties style:column-width="17cm"/>
    </style:style>
    <style:style style:name="Table47.1" style:family="table-row">
      <style:table-row-properties fo:keep-together="auto"/>
    </style:style>
    <style:style style:name="Table47.A1" style:family="table-cell">
      <style:table-cell-properties fo:padding-left="0.191cm" fo:padding-right="0.191cm" fo:padding-top="0cm" fo:padding-bottom="0cm" fo:border-left="none" fo:border-right="none" fo:border-top="0.5pt solid #808080" fo:border-bottom="0.5pt solid #808080"/>
    </style:style>
    <style:style style:name="Table48" style:family="table">
      <style:table-properties style:width="17cm" fo:margin-left="-0.191cm" fo:margin-top="0cm" fo:margin-bottom="0cm" table:align="left" style:writing-mode="lr-tb"/>
    </style:style>
    <style:style style:name="Table48.A" style:family="table-column">
      <style:table-column-properties style:column-width="17cm"/>
    </style:style>
    <style:style style:name="Table48.1" style:family="table-row">
      <style:table-row-properties fo:keep-together="auto"/>
    </style:style>
    <style:style style:name="Table48.A1" style:family="table-cell">
      <style:table-cell-properties fo:padding-left="0.191cm" fo:padding-right="0.191cm" fo:padding-top="0cm" fo:padding-bottom="0cm" fo:border-left="none" fo:border-right="none" fo:border-top="0.5pt solid #808080" fo:border-bottom="0.5pt solid #808080"/>
    </style:style>
    <style:style style:name="Table49" style:family="table">
      <style:table-properties style:width="17cm" fo:margin-left="-0.191cm" fo:margin-top="0cm" fo:margin-bottom="0cm" table:align="left" style:writing-mode="lr-tb"/>
    </style:style>
    <style:style style:name="Table49.A" style:family="table-column">
      <style:table-column-properties style:column-width="17cm"/>
    </style:style>
    <style:style style:name="Table49.1" style:family="table-row">
      <style:table-row-properties fo:keep-together="auto"/>
    </style:style>
    <style:style style:name="Table49.A1" style:family="table-cell">
      <style:table-cell-properties fo:padding-left="0.191cm" fo:padding-right="0.191cm" fo:padding-top="0cm" fo:padding-bottom="0cm" fo:border-left="none" fo:border-right="none" fo:border-top="0.5pt solid #808080" fo:border-bottom="0.5pt solid #808080"/>
    </style:style>
    <style:style style:name="Table50" style:family="table">
      <style:table-properties style:width="17cm" fo:margin-left="-0.191cm" fo:margin-top="0cm" fo:margin-bottom="0cm" table:align="left" style:writing-mode="lr-tb"/>
    </style:style>
    <style:style style:name="Table50.A" style:family="table-column">
      <style:table-column-properties style:column-width="17cm"/>
    </style:style>
    <style:style style:name="Table50.1" style:family="table-row">
      <style:table-row-properties fo:keep-together="auto"/>
    </style:style>
    <style:style style:name="Table50.A1" style:family="table-cell">
      <style:table-cell-properties fo:padding-left="0.191cm" fo:padding-right="0.191cm" fo:padding-top="0cm" fo:padding-bottom="0cm" fo:border-left="none" fo:border-right="none" fo:border-top="0.5pt solid #808080" fo:border-bottom="0.5pt solid #808080"/>
    </style:style>
    <style:style style:name="Table51" style:family="table">
      <style:table-properties style:width="17cm" fo:margin-left="-0.191cm" fo:margin-top="0cm" fo:margin-bottom="0cm" table:align="left" style:writing-mode="lr-tb"/>
    </style:style>
    <style:style style:name="Table51.A" style:family="table-column">
      <style:table-column-properties style:column-width="17cm"/>
    </style:style>
    <style:style style:name="Table51.1" style:family="table-row">
      <style:table-row-properties fo:keep-together="auto"/>
    </style:style>
    <style:style style:name="Table51.A1" style:family="table-cell">
      <style:table-cell-properties fo:padding-left="0.191cm" fo:padding-right="0.191cm" fo:padding-top="0cm" fo:padding-bottom="0cm" fo:border-left="none" fo:border-right="none" fo:border-top="0.5pt solid #808080" fo:border-bottom="0.5pt solid #808080"/>
    </style:style>
    <style:style style:name="Table52" style:family="table">
      <style:table-properties style:width="17cm" fo:margin-left="-0.191cm" fo:margin-top="0cm" fo:margin-bottom="0cm" table:align="left" style:writing-mode="lr-tb"/>
    </style:style>
    <style:style style:name="Table52.A" style:family="table-column">
      <style:table-column-properties style:column-width="17cm"/>
    </style:style>
    <style:style style:name="Table52.1" style:family="table-row">
      <style:table-row-properties fo:keep-together="auto"/>
    </style:style>
    <style:style style:name="Table52.A1" style:family="table-cell">
      <style:table-cell-properties fo:padding-left="0.191cm" fo:padding-right="0.191cm" fo:padding-top="0cm" fo:padding-bottom="0cm" fo:border-left="none" fo:border-right="none" fo:border-top="0.5pt solid #808080" fo:border-bottom="0.5pt solid #808080"/>
    </style:style>
    <style:style style:name="P1" style:family="paragraph" style:parent-style-name="Header">
      <style:text-properties fo:color="#000000"/>
    </style:style>
    <style:style style:name="P2" style:family="paragraph" style:parent-style-name="Standard">
      <style:text-properties fo:color="#000000"/>
    </style:style>
    <style:style style:name="P3" style:family="paragraph" style:parent-style-name="Standard">
      <style:text-properties fo:color="#000000" style:font-name="Arial Black" fo:font-size="14pt" fo:font-weight="bold" style:font-size-asian="14pt" style:font-weight-asian="bold" style:font-size-complex="14pt" style:font-weight-complex="bold"/>
    </style:style>
    <style:style style:name="P4" style:family="paragraph" style:parent-style-name="Standard">
      <style:text-properties fo:color="#000000" style:font-name="Arial Black" fo:font-size="14pt" style:font-size-asian="14pt" style:font-size-complex="14pt"/>
    </style:style>
    <style:style style:name="P5" style:family="paragraph" style:parent-style-name="Standard">
      <style:text-properties fo:color="#000000" style:font-name="Arial" fo:font-size="13pt" fo:font-weight="bold" style:font-size-asian="13pt" style:font-weight-asian="bold" style:font-size-complex="13pt" style:font-weight-complex="bold"/>
    </style:style>
    <style:style style:name="P6" style:family="paragraph" style:parent-style-name="Standard">
      <style:text-properties fo:color="#000000" style:font-name="Arial" fo:font-size="13pt" fo:font-weight="bold" officeooo:paragraph-rsid="00144a80" style:font-size-asian="13pt" style:font-weight-asian="bold" style:font-size-complex="13pt" style:font-weight-complex="bold"/>
    </style:style>
    <style:style style:name="P7" style:family="paragraph" style:parent-style-name="Standard">
      <style:text-properties fo:color="#000000" style:font-name="Arial" fo:font-size="13pt" fo:font-weight="bold" officeooo:paragraph-rsid="001480ee" style:font-size-asian="13pt" style:font-weight-asian="bold" style:font-size-complex="13pt" style:font-weight-complex="bold"/>
    </style:style>
    <style:style style:name="P8" style:family="paragraph" style:parent-style-name="Standard">
      <style:text-properties fo:color="#000000" style:font-name="Calibri" fo:font-size="14pt" fo:font-weight="bold" style:font-name-asian="Times New Roman1" style:font-size-asian="14pt" style:language-asian="it" style:country-asian="IT" style:font-weight-asian="bold" style:font-name-complex="Calibri2" style:font-size-complex="14pt" style:font-weight-complex="bold"/>
    </style:style>
    <style:style style:name="P9" style:family="paragraph" style:parent-style-name="Standard">
      <style:text-properties fo:color="#000000" style:font-name="Calibri" fo:font-weight="bold" style:font-name-asian="Times New Roman1" style:language-asian="it" style:country-asian="IT" style:font-weight-asian="bold" style:font-name-complex="Calibri2"/>
    </style:style>
    <style:style style:name="P10" style:family="paragraph" style:parent-style-name="Standard">
      <style:text-properties fo:color="#000000" style:font-name="Calibri" fo:font-weight="bold" style:font-name-asian="Times New Roman1" style:language-asian="it" style:country-asian="IT" style:font-weight-asian="bold" style:font-name-complex="Calibri2" style:font-weight-complex="bold"/>
    </style:style>
    <style:style style:name="P11" style:family="paragraph" style:parent-style-name="Standard">
      <style:text-properties fo:color="#000000" style:font-name="Calibri" fo:font-style="italic" style:font-name-asian="Times New Roman1" style:language-asian="it" style:country-asian="IT" style:font-style-asian="italic" style:font-name-complex="Calibri2" style:font-style-complex="italic"/>
    </style:style>
    <style:style style:name="P12" style:family="paragraph" style:parent-style-name="Standard">
      <style:text-properties fo:color="#000000" style:font-name="Calibri" style:font-name-asian="Times New Roman1" style:language-asian="it" style:country-asian="IT" style:font-name-complex="Calibri2"/>
    </style:style>
    <style:style style:name="P13" style:family="paragraph" style:parent-style-name="Standard">
      <style:text-properties fo:color="#000000" officeooo:rsid="001480ee" officeooo:paragraph-rsid="001480ee"/>
    </style:style>
    <style:style style:name="P14" style:family="paragraph" style:parent-style-name="Standard">
      <style:text-properties fo:color="#000000" officeooo:paragraph-rsid="00144a80"/>
    </style:style>
    <style:style style:name="P15" style:family="paragraph" style:parent-style-name="Standard">
      <style:text-properties fo:color="#000000" officeooo:paragraph-rsid="001480ee"/>
    </style:style>
    <style:style style:name="P16" style:family="paragraph" style:parent-style-name="Standard">
      <style:text-properties fo:color="#000000" officeooo:rsid="0017f5e1" officeooo:paragraph-rsid="0017f5e1"/>
    </style:style>
    <style:style style:name="P17" style:family="paragraph" style:parent-style-name="Standard">
      <style:text-properties fo:color="#000000" officeooo:rsid="0019ce4e" officeooo:paragraph-rsid="0019ce4e"/>
    </style:style>
    <style:style style:name="P18" style:family="paragraph" style:parent-style-name="Standard">
      <style:text-properties fo:color="#000000" officeooo:paragraph-rsid="001d0f83"/>
    </style:style>
    <style:style style:name="P19" style:family="paragraph" style:parent-style-name="Standard">
      <style:text-properties fo:color="#000000" officeooo:rsid="001d0f83" officeooo:paragraph-rsid="001d0f83"/>
    </style:style>
    <style:style style:name="P20" style:family="paragraph" style:parent-style-name="Standard">
      <style:text-properties fo:color="#000000" officeooo:rsid="001e0820" officeooo:paragraph-rsid="001e0820"/>
    </style:style>
    <style:style style:name="P21" style:family="paragraph" style:parent-style-name="Standard">
      <style:text-properties fo:color="#000000" officeooo:paragraph-rsid="001ee2b0"/>
    </style:style>
    <style:style style:name="P22" style:family="paragraph" style:parent-style-name="Standard">
      <style:text-properties fo:color="#000000" officeooo:rsid="0020e93f" officeooo:paragraph-rsid="0020e93f"/>
    </style:style>
    <style:style style:name="P23" style:family="paragraph" style:parent-style-name="Standard">
      <style:text-properties officeooo:paragraph-rsid="00144a80"/>
    </style:style>
    <style:style style:name="P24" style:family="paragraph" style:parent-style-name="Standard">
      <style:text-properties officeooo:paragraph-rsid="001480ee"/>
    </style:style>
    <style:style style:name="P25" style:family="paragraph" style:parent-style-name="Standard">
      <style:text-properties fo:color="#c00000" fo:font-size="8pt" fo:font-style="italic" style:font-size-asian="8pt" style:font-style-asian="italic"/>
    </style:style>
    <style:style style:name="P26" style:family="paragraph" style:parent-style-name="Standard">
      <style:text-properties fo:color="#c00000" fo:font-size="8pt" fo:font-style="italic" officeooo:paragraph-rsid="00144a80" style:font-size-asian="8pt" style:font-style-asian="italic"/>
    </style:style>
    <style:style style:name="P27" style:family="paragraph" style:parent-style-name="Standard">
      <style:text-properties fo:color="#c00000" fo:font-size="8pt" fo:font-style="italic" officeooo:paragraph-rsid="001480ee" style:font-size-asian="8pt" style:font-style-asian="italic"/>
    </style:style>
    <style:style style:name="P28" style:family="paragraph" style:parent-style-name="Standard">
      <style:text-properties fo:color="#c00000" fo:font-size="8pt" fo:font-style="italic" officeooo:rsid="001d0f83" officeooo:paragraph-rsid="001d0f83" style:font-size-asian="8pt" style:font-style-asian="italic"/>
    </style:style>
    <style:style style:name="P29" style:family="paragraph" style:parent-style-name="Standard">
      <style:text-properties fo:color="#c00000" fo:font-size="8pt" fo:font-style="italic" officeooo:paragraph-rsid="001ee2b0" style:font-size-asian="8pt" style:font-style-asian="italic"/>
    </style:style>
    <style:style style:name="P30" style:family="paragraph" style:parent-style-name="Standard">
      <style:text-properties fo:font-weight="bold" style:font-weight-asian="bold"/>
    </style:style>
    <style:style style:name="P31" style:family="paragraph" style:parent-style-name="Footer">
      <style:text-properties fo:color="#000000"/>
    </style:style>
    <style:style style:name="P32" style:family="paragraph" style:parent-style-name="Standard">
      <style:paragraph-properties fo:margin-top="0cm" fo:margin-bottom="0cm" loext:contextual-spacing="false" fo:line-height="100%"/>
    </style:style>
    <style:style style:name="P33" style:family="paragraph" style:parent-style-name="Standard">
      <style:paragraph-properties fo:margin-top="0cm" fo:margin-bottom="0cm" loext:contextual-spacing="false" fo:line-height="100%"/>
      <style:text-properties fo:language="en" fo:country="US"/>
    </style:style>
    <style:style style:name="P34" style:family="paragraph" style:parent-style-name="Standard">
      <style:paragraph-properties fo:margin-top="0cm" fo:margin-bottom="0cm" loext:contextual-spacing="false" fo:line-height="100%"/>
      <style:text-properties fo:language="en" fo:country="US" officeooo:rsid="001fce36" officeooo:paragraph-rsid="001fce36"/>
    </style:style>
    <style:style style:name="P35" style:family="paragraph" style:parent-style-name="Standard">
      <style:paragraph-properties fo:margin-top="0cm" fo:margin-bottom="0cm" loext:contextual-spacing="false"/>
      <style:text-properties fo:color="#00000a" fo:font-size="10pt" style:font-size-asian="10pt" style:language-asian="it" style:country-asian="IT" style:font-size-complex="10pt"/>
    </style:style>
    <style:style style:name="P36" style:family="paragraph" style:parent-style-name="Standard">
      <style:paragraph-properties fo:margin-top="0cm" fo:margin-bottom="0cm" loext:contextual-spacing="false" fo:line-height="100%"/>
      <style:text-properties fo:color="#000000" style:font-name="Calibri" style:font-name-asian="Times New Roman1" style:language-asian="it" style:country-asian="IT" style:font-name-complex="Calibri2"/>
    </style:style>
    <style:style style:name="P37" style:family="paragraph" style:parent-style-name="Standard">
      <style:paragraph-properties fo:margin-top="0cm" fo:margin-bottom="0cm" loext:contextual-spacing="false" fo:line-height="100%"/>
      <style:text-properties fo:color="#000000" style:font-name="Calibri" fo:font-weight="bold" style:font-name-asian="Times New Roman1" style:language-asian="it" style:country-asian="IT" style:font-weight-asian="bold" style:font-name-complex="Calibri2" style:font-weight-complex="bold"/>
    </style:style>
    <style:style style:name="P38" style:family="paragraph" style:parent-style-name="Standard">
      <style:paragraph-properties fo:margin-top="0cm" fo:margin-bottom="0cm" loext:contextual-spacing="false" fo:line-height="100%"/>
      <style:text-properties fo:color="#000000" style:font-name="Calibri" fo:font-style="italic" style:font-name-asian="Times New Roman1" style:language-asian="it" style:country-asian="IT" style:font-style-asian="italic" style:font-name-complex="Calibri2" style:font-style-complex="italic"/>
    </style:style>
    <style:style style:name="P39" style:family="paragraph" style:parent-style-name="Standard">
      <style:paragraph-properties fo:margin-top="0cm" fo:margin-bottom="0cm" loext:contextual-spacing="false" fo:line-height="100%"/>
      <style:text-properties fo:color="#000000" fo:font-size="14pt" fo:font-weight="bold" officeooo:rsid="00144a80" officeooo:paragraph-rsid="00144a80"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00%"/>
      <style:text-properties fo:color="#000000" fo:font-size="14pt" fo:font-weight="bold" officeooo:paragraph-rsid="0014be05"/>
    </style:style>
    <style:style style:name="P41" style:family="paragraph" style:parent-style-name="Standard">
      <style:paragraph-properties fo:margin-top="0cm" fo:margin-bottom="0cm" loext:contextual-spacing="false" fo:line-height="100%"/>
      <style:text-properties fo:color="#000000" fo:font-size="14pt" fo:font-weight="normal" officeooo:rsid="0014be05" officeooo:paragraph-rsid="0014be05" style:font-size-asian="14pt" style:font-weight-asian="normal" style:font-size-complex="14pt" style:font-weight-complex="normal"/>
    </style:style>
    <style:style style:name="P42" style:family="paragraph" style:parent-style-name="Standard">
      <style:paragraph-properties fo:margin-top="0cm" fo:margin-bottom="0cm" loext:contextual-spacing="false" fo:line-height="100%"/>
      <style:text-properties fo:color="#000000" fo:language="en" fo:country="US" officeooo:rsid="001fce36" officeooo:paragraph-rsid="001fce36"/>
    </style:style>
    <style:style style:name="P43" style:family="paragraph" style:parent-style-name="Standard">
      <style:paragraph-properties fo:margin-top="0cm" fo:margin-bottom="0cm" loext:contextual-spacing="false" fo:line-height="100%"/>
      <style:text-properties fo:color="#000000" fo:language="en" fo:country="US" fo:font-weight="bold" officeooo:rsid="001fce36" officeooo:paragraph-rsid="001fce36" style:font-weight-asian="bold" style:font-weight-complex="bold"/>
    </style:style>
    <style:style style:name="P44" style:family="paragraph" style:parent-style-name="Standard">
      <style:paragraph-properties fo:margin-top="0cm" fo:margin-bottom="0cm" loext:contextual-spacing="false" fo:line-height="100%"/>
      <style:text-properties fo:color="#000000" fo:language="en" fo:country="US" fo:font-weight="bold" officeooo:rsid="00201bad" officeooo:paragraph-rsid="00201bad"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US" fo:font-weight="normal" officeooo:rsid="001fce36" officeooo:paragraph-rsid="001fce36" style:font-weight-asian="normal" style:font-weight-complex="normal"/>
    </style:style>
    <style:style style:name="P46" style:family="paragraph" style:parent-style-name="Standard">
      <style:paragraph-properties fo:margin-top="0cm" fo:margin-bottom="0cm" loext:contextual-spacing="false" fo:line-height="100%"/>
      <style:text-properties fo:color="#000000" fo:language="en" fo:country="US" fo:font-style="normal" style:text-underline-style="none" fo:font-weight="bold" officeooo:rsid="001fce36" officeooo:paragraph-rsid="001fce36" style:font-style-asian="normal" style:font-weight-asian="bold" style:font-style-complex="normal" style:font-weight-complex="bold"/>
    </style:style>
    <style:style style:name="P47" style:family="paragraph" style:parent-style-name="Standard">
      <style:paragraph-properties fo:margin-top="0cm" fo:margin-bottom="0cm" loext:contextual-spacing="false" fo:line-height="100%"/>
      <style:text-properties fo:color="#000000" fo:language="en" fo:country="US" officeooo:rsid="00201bad" officeooo:paragraph-rsid="00201bad"/>
    </style:style>
    <style:style style:name="P48" style:family="paragraph" style:parent-style-name="Standard">
      <style:paragraph-properties fo:margin-top="0cm" fo:margin-bottom="0cm" loext:contextual-spacing="false" fo:line-height="100%"/>
      <style:text-properties fo:font-weight="bold" style:font-weight-asian="bold"/>
    </style:style>
    <style:style style:name="P49" style:family="paragraph" style:parent-style-name="Standard">
      <style:paragraph-properties fo:break-before="page"/>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paragraph-rsid="001480ee"/>
    </style:style>
    <style:style style:name="P53" style:family="paragraph" style:parent-style-name="Heading_20_2">
      <style:paragraph-properties fo:break-before="page"/>
      <style:text-properties officeooo:paragraph-rsid="001d0f83"/>
    </style:style>
    <style:style style:name="P54" style:family="paragraph" style:parent-style-name="Heading_20_2">
      <style:paragraph-properties fo:break-before="page"/>
      <style:text-properties officeooo:paragraph-rsid="001ee2b0"/>
    </style:style>
    <style:style style:name="P55" style:family="paragraph" style:parent-style-name="Subtitle">
      <style:paragraph-properties fo:text-align="end" style:justify-single-word="false"/>
    </style:style>
    <style:style style:name="P56" style:family="paragraph" style:parent-style-name="Frame_20_contents">
      <style:text-properties style:use-window-font-color="true"/>
    </style:style>
    <style:style style:name="P57" style:family="paragraph" style:parent-style-name="Heading_20_1">
      <style:text-properties style:font-name-asian="Times New Roman1" style:language-asian="it" style:country-asian="IT"/>
    </style:style>
    <style:style style:name="P58" style:family="paragraph" style:parent-style-name="Heading_20_1">
      <style:text-properties officeooo:paragraph-rsid="0019ce4e"/>
    </style:style>
    <style:style style:name="P59" style:family="paragraph" style:parent-style-name="Heading_20_2">
      <style:text-properties officeooo:paragraph-rsid="00144a80"/>
    </style:style>
    <style:style style:name="P60" style:family="paragraph" style:parent-style-name="Heading_20_2">
      <style:text-properties officeooo:paragraph-rsid="001ee2b0"/>
    </style:style>
    <style:style style:name="P61" style:family="paragraph" style:parent-style-name="Standard">
      <style:text-properties fo:color="#000000"/>
    </style:style>
    <style:style style:name="P62" style:family="paragraph" style:parent-style-name="Standard">
      <style:text-properties fo:color="#000000" fo:font-weight="normal" officeooo:rsid="0019ce4e" officeooo:paragraph-rsid="0019ce4e" style:font-weight-asian="normal" style:font-weight-complex="normal"/>
    </style:style>
    <style:style style:name="P63" style:family="paragraph" style:parent-style-name="Standard">
      <style:text-properties fo:color="#000000" fo:font-weight="normal" officeooo:paragraph-rsid="001ee2b0"/>
    </style:style>
    <style:style style:name="P64" style:family="paragraph" style:parent-style-name="Standard">
      <style:text-properties fo:color="#000000" officeooo:paragraph-rsid="001d0f83"/>
    </style:style>
    <style:style style:name="P65" style:family="paragraph" style:parent-style-name="Standard">
      <style:text-properties fo:color="#000000" officeooo:paragraph-rsid="001ee2b0"/>
    </style:style>
    <style:style style:name="P66" style:family="paragraph" style:parent-style-name="Standard">
      <style:text-properties fo:color="#000000" officeooo:rsid="0020e93f" officeooo:paragraph-rsid="0020e93f"/>
    </style:style>
    <style:style style:name="P67" style:family="paragraph" style:parent-style-name="Standard">
      <style:text-properties fo:color="#000000" officeooo:rsid="00222217" officeooo:paragraph-rsid="00222217"/>
    </style:style>
    <style:style style:name="P68" style:family="paragraph" style:parent-style-name="Standard">
      <style:text-properties fo:color="#c00000" fo:font-size="8pt" fo:font-style="italic" officeooo:paragraph-rsid="001d0f83" style:font-size-asian="8pt" style:font-style-asian="italic"/>
    </style:style>
    <style:style style:name="P69" style:family="paragraph" style:parent-style-name="Standard">
      <style:text-properties fo:color="#c00000" fo:font-size="8pt" fo:font-style="italic" officeooo:rsid="00222217" officeooo:paragraph-rsid="00222217" style:font-size-asian="8pt" style:font-style-asian="italic"/>
    </style:style>
    <style:style style:name="P70" style:family="paragraph" style:parent-style-name="Standard">
      <style:text-properties fo:color="#c00000" fo:font-size="8pt" fo:font-style="italic" officeooo:paragraph-rsid="001ee2b0" style:font-size-asian="8pt" style:font-style-asian="italic"/>
    </style:style>
    <style:style style:name="P71" style:family="paragraph" style:parent-style-name="Standard">
      <style:text-properties officeooo:paragraph-rsid="00222217"/>
    </style:style>
    <style:style style:name="P72" style:family="paragraph" style:parent-style-name="Standard">
      <style:paragraph-properties fo:margin-top="0cm" fo:margin-bottom="0cm" loext:contextual-spacing="false" fo:line-height="100%"/>
      <style:text-properties fo:color="#000000" fo:language="en" fo:country="US" fo:font-weight="bold" officeooo:rsid="001fce36" officeooo:paragraph-rsid="001fce36" style:font-weight-asian="bold" style:font-weight-complex="bold"/>
    </style:style>
    <style:style style:name="P73" style:family="paragraph" style:parent-style-name="Standard">
      <style:paragraph-properties fo:margin-top="0cm" fo:margin-bottom="0cm" loext:contextual-spacing="false" fo:line-height="100%"/>
      <style:text-properties fo:color="#000000" fo:language="en" fo:country="US" fo:font-weight="bold" officeooo:rsid="00201bad" officeooo:paragraph-rsid="00201bad" style:font-weight-asian="bold" style:font-weight-complex="bold"/>
    </style:style>
    <style:style style:name="P74" style:family="paragraph" style:parent-style-name="Text_20_body">
      <style:text-properties fo:color="#000000" fo:font-weight="normal" officeooo:paragraph-rsid="001d0f83"/>
    </style:style>
    <style:style style:name="P75" style:family="paragraph" style:parent-style-name="Text_20_body">
      <style:text-properties fo:color="#000000" fo:font-weight="normal" officeooo:paragraph-rsid="001ee2b0"/>
    </style:style>
    <style:style style:name="P76" style:family="paragraph" style:parent-style-name="Text_20_body">
      <style:text-properties fo:font-variant="normal" fo:text-transform="none" fo:color="#000000" style:text-line-through-style="none" style:text-line-through-type="none" style:font-name="Calibri1" fo:font-size="11pt" fo:font-style="normal" style:text-underline-style="none" fo:font-weight="normal" officeooo:paragraph-rsid="001ee2b0" style:text-blinking="false" fo:background-color="transparent"/>
    </style:style>
    <style:style style:name="P77" style:family="paragraph" style:parent-style-name="Text_20_body" style:list-style-name="L1">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7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79" style:family="paragraph" style:parent-style-name="Title" style:master-page-name="First_20_Page">
      <style:paragraph-properties style:page-number="auto" fo:padding-left="0cm" fo:padding-right="0cm" fo:padding-top="0cm" fo:padding-bottom="0.141cm" fo:border-left="none" fo:border-right="none" fo:border-top="none" fo:border-bottom="0.51pt solid #00000a"/>
    </style:style>
    <style:style style:name="P80" style:family="paragraph">
      <loext:graphic-properties draw:fill="solid" draw:fill-color="#ffffff"/>
      <style:paragraph-properties fo:text-align="start"/>
      <style:text-properties fo:font-size="18pt"/>
    </style:style>
    <style:style style:name="P81" style:family="paragraph">
      <loext:graphic-properties draw:fill="none"/>
      <style:paragraph-properties fo:text-align="start"/>
      <style:text-properties fo:font-size="18pt"/>
    </style:style>
    <style:style style:name="T1" style:family="text">
      <style:text-properties fo:color="#000000" officeooo:rsid="00222217"/>
    </style:style>
    <style:style style:name="T2" style:family="text">
      <style:text-properties fo:font-weight="bold" style:font-weight-asian="bold" style:font-weight-complex="bold"/>
    </style:style>
    <style:style style:name="T3" style:family="text">
      <style:text-properties fo:font-weight="bold" officeooo:rsid="00201bad" style:font-weight-asian="bold" style:font-weight-complex="bold"/>
    </style:style>
    <style:style style:name="T4" style:family="text">
      <style:text-properties officeooo:rsid="001480ee"/>
    </style:style>
    <style:style style:name="T5" style:family="text">
      <style:text-properties officeooo:rsid="0014be05"/>
    </style:style>
    <style:style style:name="T6" style:family="text">
      <style:text-properties fo:font-variant="normal" fo:text-transform="none" fo:color="#545454" style:font-name="arial" fo:font-size="12pt" fo:letter-spacing="normal" fo:font-style="normal" fo:font-weight="normal"/>
    </style:style>
    <style:style style:name="T7"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font-name="Calibri1" fo:font-size="11pt"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style:font-name="Calibri1" fo:font-size="11pt" fo:font-style="normal" style:text-underline-style="none" style:text-blinking="false" fo:background-color="#ffffff" loext:char-shading-value="0"/>
    </style:style>
    <style:style style:name="T10" style:family="text">
      <style:text-properties fo:font-variant="normal" fo:text-transform="none" style:text-line-through-style="none" style:text-line-through-type="none" style:font-name="Calibri1" fo:font-size="11pt" fo:font-style="normal"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font-name="Calibri1" fo:font-size="10pt" fo:font-style="normal"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font-name="Calibri1" fo:font-size="10pt" fo:font-style="italic" style:text-underline-style="none" fo:font-weight="normal" style:text-blinking="false" fo:background-color="transparent" loext:char-shading-value="0"/>
    </style:style>
    <style:style style:name="T13" style:family="text">
      <style:text-properties officeooo:rsid="0014be05" style:font-size-asian="14pt" style:font-weight-asian="bold" style:font-size-complex="14pt" style:font-weight-complex="bold"/>
    </style:style>
    <style:style style:name="T14" style:family="text">
      <style:text-properties officeooo:rsid="00144a80" style:font-size-asian="14pt" style:font-weight-asian="bold" style:font-size-complex="14pt" style:font-weight-complex="bold"/>
    </style:style>
    <style:style style:name="T15" style:family="text">
      <style:text-properties style:use-window-font-color="true"/>
    </style:style>
    <style:style style:name="T16" style:family="text">
      <style:text-properties officeooo:rsid="0019ce4e"/>
    </style:style>
    <style:style style:name="T17" style:family="text">
      <style:text-properties officeooo:rsid="001b43bc"/>
    </style:style>
    <style:style style:name="T18" style:family="text">
      <style:text-properties officeooo:rsid="001d0f83"/>
    </style:style>
    <style:style style:name="T19" style:family="text">
      <style:text-properties officeooo:rsid="001ee2b0"/>
    </style:style>
    <style:style style:name="T20" style:family="text">
      <style:text-properties officeooo:rsid="00222217"/>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stroke="none" svg:stroke-width="0.026cm" draw:stroke-linejoin="miter" draw:fill="solid" draw:fill-color="#ffffff" draw:textarea-vertical-align="top" draw:auto-grow-height="false" fo:min-height="2.397cm" fo:min-width="2.33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4.233cm" fo:min-width="7.95cm" fo:padding-top="0.125cm" fo:padding-bottom="0.125cm" fo:padding-left="0.25cm" fo:padding-right="0.25cm" fo:wrap-option="wrap" draw:shadow="visible" draw:shadow-offset-x="0.074cm" draw:shadow-offset-y="0.074cm" draw:shadow-color="#000000" draw:shadow-opacity="40%" fo:margin-left="0.423cm" fo:margin-right="0.653cm" fo:margin-top="0.106cm" fo:margin-bottom="0.3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26cm" draw:stroke-linejoin="miter" draw:fill="none" draw:textarea-vertical-align="top" draw:auto-grow-height="false" fo:min-height="8.105cm" fo:min-width="7.943cm" fo:padding-top="0.127cm" fo:padding-bottom="0.127cm" fo:padding-left="0.254cm" fo:padding-right="0.254cm" fo:wrap-option="wrap" fo:margin-left="0.318cm" fo:margin-right="0.318cm" fo:margin-top="0cm" fo:margin-bottom="0.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8.287cm" fo:min-width="16.722cm" fo:padding-top="0.125cm" fo:padding-bottom="0.125cm" fo:padding-left="0.25cm" fo:padding-right="0.25cm" fo:wrap-option="wrap" draw:shadow="visible" draw:shadow-offset-x="0.074cm" draw:shadow-offset-y="0.074cm" draw:shadow-color="#000000" draw:shadow-opacity="40%" fo:margin-left="0.423cm" fo:margin-right="0.612cm" fo:margin-top="0.106cm" fo:margin-bottom="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924cm" fo:min-width="11.846cm" fo:padding-top="0.127cm" fo:padding-bottom="0.127cm" fo:padding-left="0.254cm" fo:padding-right="0.254cm" fo:wrap-option="wrap" fo:margin-left="0.318cm" fo:margin-right="0.379cm" fo:margin-top="0.021cm" fo:margin-bottom="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0.924cm" fo:min-width="12.278cm" fo:padding-top="0.127cm" fo:padding-bottom="0.127cm" fo:padding-left="0.254cm" fo:padding-right="0.254cm" fo:wrap-option="wrap" fo:margin-left="0.318cm" fo:margin-right="0.376cm" fo:margin-top="0.018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14.575cm" fo:min-width="15.025cm" fo:padding-top="0.127cm" fo:padding-bottom="0.127cm" fo:padding-left="0.254cm" fo:padding-right="0.254cm" fo:wrap-option="wrap" draw:shadow="visible" draw:shadow-offset-x="0.074cm" draw:shadow-offset-y="0.074cm" draw:shadow-color="#000000" draw:shadow-opacity="40%" fo:margin-left="0.423cm" fo:margin-right="0.661cm" fo:margin-top="0.106cm" fo:margin-bottom="0.307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Gestione Imprese Informatiche</text:p>
      <text:p text:style-name="P5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text:span text:style-name="T13">Better Reality </text:span><text:span text:style-name="T6">~ </text:span><text:span text:style-name="T14">B.Real </text:span></text:p>
      <text:p text:style-name="P39"/>
      <text:p text:style-name="P41">Membri:</text:p>
      <text:p text:style-name="P41">Berton Rudy</text:p>
      <text:p text:style-name="P41">Colucci Silvia</text:p>
      <text:p text:style-name="P41">Corò Giulia</text:p>
      <text:p text:style-name="P41">Pozza Marco</text:p>
      <text:p text:style-name="P41">Zanellato Federico</text:p>
      <text:p text:style-name="Standard"/>
      <text:p text:style-name="Standard"/>
      <text:h text:style-name="Heading_20_1" text:outline-level="1"><text:soft-page-break/><text:span text:style-name="T5">T</text:span>ema</text:h>
      <text:p text:style-name="Standard">Il primo passo è la scelta del tema su cui si vuole lavorare.</text:p>
      <text:h text:style-name="Heading_20_2" text:outline-level="2">Descrizione</text:h>
      <text:p text:style-name="Standard">Descrizione generica del tema che si è deciso di affrontare</text:p>
      <text:p text:style-name="P16">La Mixed Reality è la fusione di mondo reale e virtuale per produrre nuovi ambienti e visualizzazioni ibride, dove oggetti reali e digitali coesistono e interagiscono allo stesso tempo. <text:span text:style-name="T16">La Mixed Reality comprende r</text:span>ealtà <text:span text:style-name="T16">a</text:span>umentata (AR) e <text:span text:style-name="T16">r</text:span>ealtà <text:span text:style-name="T16">v</text:span>irtuale (VR). </text:p>
      <text:p text:style-name="P62">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17">Per realtà virtuale, si intende una realtà digitale che simula la realtà effettiva. <text:span text:style-name="T17">Grazie all’avanzamento delle tecnologie informatiche è possibile infatti </text:span>navigare in ambientazioni fotorealistiche in tempo reale, interagendo con gli oggetti presenti in esse.</text:p>
      <text:h text:style-name="P58"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p text:style-name="Standard"/>
      <text:h text:style-name="P51" text:outline-level="2">COMPETITOR n. <text:span text:style-name="T18">1</text:span></text:h>
      <text:h text:style-name="Heading_20_2" text:outline-level="2"><draw:frame draw:style-name="fr1" draw:name="Frame10" text:anchor-type="paragraph" svg:x="-0.191cm" svg:y="0.002cm" svg:width="16.088cm" draw:z-index="76"><draw:text-box fo:min-height="0.041cm"><table:table table:name="Table4" table:style-name="Table4"><table:table-column table:style-name="Table4.A"/><table:table-column table:style-name="Table4.B"/><table:table-row table:style-name="Table4.1"><table:table-cell table:style-name="Table4.A1" office:value-type="string"><text:p text:style-name="P18">Nome Progetto:</text:p><text:p text:style-name="P19">Project Sansar</text:p></table:table-cell><table:table-cell table:style-name="Table4.A1" office:value-type="string"><text:p text:style-name="P25">Anno Pubblicazione</text:p><text:p text:style-name="P28">2017</text:p></table:table-cell></table:table-row><table:table-row table:style-name="Table4.1"><table:table-cell table:style-name="Table4.A2" office:value-type="string"><text:p text:style-name="P2">Nome Competitor:</text:p><text:p text:style-name="P19">Linden Lab</text:p></table:table-cell><table:table-cell table:style-name="Table4.A2" office:value-type="string"><text:p text:style-name="P25">Dimensione Competitor</text:p><text:p text:style-name="P28">200-500 dipendenti</text:p></table:table-cell></table:table-row><table:table-row table:style-name="Table4.1"><table:table-cell table:style-name="Table4.A2" table:number-columns-spanned="2" office:value-type="string"><text:p text:style-name="P2">Struttura Aziendale/Societaria:</text:p><text:p text:style-name="P19">Società privata</text:p></table:table-cell><table:covered-table-cell/></table:table-row><table:table-row table:style-name="Table4.4"><table:table-cell table:style-name="Table4.A2" table:number-columns-spanned="2" office:value-type="string"><text:p text:style-name="P2">Descrizione Progetto:</text:p><text:p text:style-name="P20">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 </text:p></table:table-cell><table:covered-table-cell/></table:table-row><table:table-row table:style-name="Table4.5"><table:table-cell table:style-name="Table4.A2" table:number-columns-spanned="2" office:value-type="string"><text:p text:style-name="P2">Value Proposition:</text:p><text:p text:style-name="P20">Novità</text:p></table:table-cell><table:covered-table-cell/></table:table-row><table:table-row table:style-name="Table4.1"><table:table-cell table:style-name="Table4.A2" table:number-columns-spanned="2" office:value-type="string"><text:p text:style-name="P2">Customer Segments:</text:p><text:p text:style-name="P20">Tecnofili</text:p></table:table-cell><table:covered-table-cell/></table:table-row><table:table-row table:style-name="Table4.1"><table:table-cell table:style-name="Table4.A2" table:number-columns-spanned="2" office:value-type="string"><text:p text:style-name="P2">Punti di Forza:</text:p><text:p text:style-name="P20">Innovazione ed ampia possibilità di utilizzo</text:p></table:table-cell><table:covered-table-cell/></table:table-row><table:table-row table:style-name="Table4.1"><table:table-cell table:style-name="Table4.A2" table:number-columns-spanned="2" office:value-type="string"><text:p text:style-name="P2">Punti di Debolezza:</text:p><text:p text:style-name="P20">Tecnologia nuova e costo elevato</text:p></table:table-cell><table:covered-table-cell/></table:table-row><table:table-row table:style-name="Table4.1"><table:table-cell table:style-name="Table4.A2" table:number-columns-spanned="2" office:value-type="string"><text:p text:style-name="P2">Canali Utilizzati:</text:p><text:p text:style-name="P20">Web</text:p></table:table-cell><table:covered-table-cell/></table:table-row><table:table-row table:style-name="Table4.10"><table:table-cell table:style-name="Table4.A2" table:number-columns-spanned="2" office:value-type="string"><text:p text:style-name="P2">Note</text:p></table:table-cell><table:covered-table-cell/></table:table-row><table:table-row table:style-name="Table4.1"><table:table-cell table:style-name="Table4.A11" table:number-columns-spanned="2" office:value-type="string"><text:p text:style-name="P2">Business Model</text:p></table:table-cell><table:covered-table-cell/></table:table-row></table:table></draw:text-box></draw:frame></text:h>
      <text:h text:style-name="Heading_20_2" text:outline-level="2"/>
      <text:p text:style-name="Standard"/>
      <text:h text:style-name="P53" text:outline-level="2">COMPETITOR n. <text:span text:style-name="T18">2</text:span></text:h>
      <table:table table:name="Table1" table:style-name="Table1">
        <table:table-column table:style-name="Table1.A"/>
        <table:table-column table:style-name="Table1.B"/>
        <table:table-row table:style-name="Table1.1">
          <table:table-cell table:style-name="Table1.A1" office:value-type="string">
            <text:p text:style-name="P18">Nome Progetto:</text:p>
            <text:p text:style-name="P67">HoloLens</text:p>
          </table:table-cell>
          <table:table-cell table:style-name="Table1.A1" office:value-type="string">
            <text:p text:style-name="P68">Anno Pubblicazione</text:p>
            <text:p text:style-name="P69">2016</text:p>
          </table:table-cell>
        </table:table-row>
        <table:table-row table:style-name="Table1.1">
          <table:table-cell table:style-name="Table1.A2" office:value-type="string">
            <text:p text:style-name="P18">Nome Competitor:</text:p>
            <text:p text:style-name="P67">Microsoft</text:p>
          </table:table-cell>
          <table:table-cell table:style-name="Table1.A2" office:value-type="string">
            <text:p text:style-name="P68">Dimensione Competitor</text:p>
            <text:p text:style-name="P69">Multinazionale</text:p>
          </table:table-cell>
        </table:table-row>
        <table:table-row table:style-name="Table1.1">
          <table:table-cell table:style-name="Table1.A2" table:number-columns-spanned="2" office:value-type="string">
            <text:p text:style-name="P18">Struttura Aziendale/Societaria:</text:p>
            <text:p text:style-name="P67">Public company</text:p>
          </table:table-cell>
          <table:covered-table-cell/>
        </table:table-row>
        <table:table-row table:style-name="Table1.4">
          <table:table-cell table:style-name="Table1.A2" table:number-columns-spanned="2" office:value-type="string">
            <text:p text:style-name="P18">Descrizione Progetto:</text:p>
            <text:p text:style-name="P74"><text:bookmark text:name="docs-internal-guid-72f0b6d2-6da6-0c1d-5dc1-1a372a20edcb"/><text:span text:style-name="T8">Visore per la realtà mista.<text:line-break/></text:span><text:span text:style-name="T9">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_20_body"><text:line-break/></text:p>
          </table:table-cell>
          <table:covered-table-cell/>
        </table:table-row>
        <table:table-row table:style-name="Table1.5">
          <table:table-cell table:style-name="Table1.A2" table:number-columns-spanned="2" office:value-type="string">
            <text:p text:style-name="P18">Value Proposition:</text:p>
            <text:p text:style-name="P18"><text:bookmark text:name="docs-internal-guid-86fd5021-6da6-232f-a5dc-e9e53a6b001b"/><text:span text:style-name="T10">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Novità, Accessibilità e riduzione dei costi.</text:span> </text:p>
            <text:p text:style-name="P18"/>
          </table:table-cell>
          <table:covered-table-cell/>
        </table:table-row>
        <table:table-row table:style-name="Table1.1">
          <table:table-cell table:style-name="Table1.A2" table:number-columns-spanned="2" office:value-type="string">
            <text:p text:style-name="P18">Customer Segments:</text:p>
            <text:p text:style-name="P18"><text:bookmark text:name="docs-internal-guid-9b7295f8-6da6-3b04-c60a-480c4ca02876"/><text:span text:style-name="T10">I clienti principali alla quale è rivolto sono: <text:line-break/>- sviluppatori indipendenti tramite l’edizione Development;<text:line-break/>- utenti privati attraverso l’edizione Consumer;<text:line-break/>- Le aziende tramite l’edizione Commercial Suite.</text:span> </text:p>
            <text:p text:style-name="P18"/>
          </table:table-cell>
          <table:covered-table-cell/>
        </table:table-row>
        <table:table-row table:style-name="Table1.1">
          <table:table-cell table:style-name="Table1.A2" table:number-columns-spanned="2" office:value-type="string">
            <text:p text:style-name="P18">Punti di Forza:</text:p>
            <text:p text:style-name="P18"><text:bookmark text:name="docs-internal-guid-f6f25b55-6da6-5730-2b4d-011973a8b08a"/><text:span text:style-name="T10">Sfrutta tecniche di sovrapposizione, tra  lenti ed occhio, per dare l’illusione di che gli oggetti virtuali siano ologrammi, visore di tipo “stand-alone”. L’introduzione della realtà mista ha permesso di ridurre il senso di nausea dato dal “motion-sickness”.</text:span> </text:p>
            <text:p text:style-name="P18"/>
          </table:table-cell>
          <table:covered-table-cell/>
        </table:table-row>
        <text:soft-page-break/>
        <table:table-row table:style-name="Table1.1">
          <table:table-cell table:style-name="Table1.A2" table:number-columns-spanned="2" office:value-type="string">
            <text:p text:style-name="P18">Punti di Debolezza:</text:p>
            <text:p text:style-name="P18"><text:bookmark text:name="docs-internal-guid-76a098ad-6da6-70d8-26e3-6ca7a7a1ad0f"/><text:span text:style-name="T10">Costo molto elevato ( 3000$ la versione base e 5000$ quella Enterprise ),  disponibilità in pochissimi paesi, pochissimi programmi compatibili o creati ad hoc.</text:span> </text:p>
            <text:p text:style-name="P18"/>
          </table:table-cell>
          <table:covered-table-cell/>
        </table:table-row>
        <table:table-row table:style-name="Table1.1">
          <table:table-cell table:style-name="Table1.A2" table:number-columns-spanned="2" office:value-type="string">
            <text:p text:style-name="P18">Canali Utilizzati:</text:p>
            <text:p text:style-name="P18"><text:bookmark text:name="docs-internal-guid-8725ff1d-6da6-8764-94f3-9db19514d1c0"/><text:span text:style-name="T10">Pubblicità online, conferenze e fiere di settore e recensioni/video recensioni del prodotto dato in prova a pagine dedicate.</text:span> </text:p>
            <text:p text:style-name="P18"/>
          </table:table-cell>
          <table:covered-table-cell/>
        </table:table-row>
        <table:table-row table:style-name="Table1.10">
          <table:table-cell table:style-name="Table1.A2" table:number-columns-spanned="2" office:value-type="string">
            <text:p text:style-name="P18">Note</text:p>
          </table:table-cell>
          <table:covered-table-cell/>
        </table:table-row>
        <table:table-row table:style-name="Table1.1">
          <table:table-cell table:style-name="Table1.A11" table:number-columns-spanned="2" office:value-type="string">
            <text:p text:style-name="P18">Business Model</text:p>
            <text:p text:style-name="P18"><text:bookmark text:name="docs-internal-guid-1f199f91-6da6-ac53-1723-456f575e3c91"/><text:span text:style-name="T10">Vendita diretta del prodotto principalmente quello in edizione Commercial verso le grandi aziende</text:span><text:span text:style-name="T11">.</text:span> </text:p>
            <text:p text:style-name="P18"/>
          </table:table-cell>
          <table:covered-table-cell/>
        </table:table-row>
      </table:table>
      <text:h text:style-name="P54" text:outline-level="2">COMPETITOR n. <text:span text:style-name="T19">3</text:span></text:h>
      <table:table table:name="Table2" table:style-name="Table2">
        <table:table-column table:style-name="Table2.A"/>
        <table:table-column table:style-name="Table2.B"/>
        <table:table-row table:style-name="Table2.1">
          <table:table-cell table:style-name="Table2.A1" office:value-type="string">
            <text:p text:style-name="P21">Nome Progetto:</text:p>
            <text:p text:style-name="P67">Google Daydream View</text:p>
          </table:table-cell>
          <table:table-cell table:style-name="Table2.A1" office:value-type="string">
            <text:p text:style-name="P29">Anno Pubblicazione</text:p>
            <text:p text:style-name="P69">2016</text:p>
          </table:table-cell>
        </table:table-row>
        <table:table-row table:style-name="Table2.1">
          <table:table-cell table:style-name="Table2.A2" office:value-type="string">
            <text:p text:style-name="P21">Nome Competitor:</text:p>
            <text:p text:style-name="P67">Google</text:p>
          </table:table-cell>
          <table:table-cell table:style-name="Table2.A2" office:value-type="string">
            <text:p text:style-name="P29">Dimensione Competitor</text:p>
            <text:p text:style-name="P69">Multinazionale</text:p>
          </table:table-cell>
        </table:table-row>
        <table:table-row table:style-name="Table2.1">
          <table:table-cell table:style-name="Table2.A2" table:number-columns-spanned="2" office:value-type="string">
            <text:p text:style-name="P21">Struttura Aziendale/Societaria:</text:p>
            <text:p text:style-name="P67">Public company</text:p>
          </table:table-cell>
          <table:covered-table-cell/>
        </table:table-row>
        <table:table-row table:style-name="Table2.4">
          <table:table-cell table:style-name="Table2.A2" table:number-columns-spanned="2" office:value-type="string">
            <text:p text:style-name="P21">Descrizione Progetto:</text:p>
            <text:p text:style-name="P63"><text:bookmark text:name="docs-internal-guid-066819d1-6da7-3cc8-f9a3-649ad51111e0"/><text:span text:style-name="T8">Daydream View è il dispositivo usato dalla piattaforma, sviluppata da Google, Daydream. Questo è compatibile con tutti i telefoni smartphone che supportano tale tecnologia e specifiche hardware.<text:line-break/>Essenzialmente è un supporto alla tecnologia Daydream. Il dispositivo non ha alcuna componente hardware o software ( a parte un dispositivo NFC per collegare il telefono al telecomando in dotazione ) che crea realtà virtuale. Tutta l’esperienza è affidata al dispositivo nella quale sono installati applicazioni che supportano la tecnologia Daydream. </text:span></text:p>
            <text:p text:style-name="P21"/>
          </table:table-cell>
          <table:covered-table-cell/>
        </table:table-row>
        <table:table-row table:style-name="Table2.5">
          <table:table-cell table:style-name="Table2.A2" table:number-columns-spanned="2" office:value-type="string">
            <text:p text:style-name="P21">Value Proposition:</text:p>
            <text:p text:style-name="P71"><text:span text:style-name="T1">A</text:span><text:bookmark text:name="docs-internal-guid-bd15840f-6da7-74ea-f3ee-33a2127d8d69"/><text:span text:style-name="T7">d un prezzo contenuto riesce ad aprire a nuove persone il mondo della realtà virtuale.<text:line-break/>La value proposition principale è legata al non essere un vero e proprio HW di realtà virtuale ma solo un supporto per telefono che consente di avere un’esperienza VR più completa. Questo si </text:span><text:bookmark text:name="docs-internal-guid-15a80d05-6da7-8b17-8912-6ac594e7cc82"/><text:span text:style-name="T7">rispecchia nei prezzi contenuti ed una più ampia base di mercato.<text:line-break/>Value proposition:  Prezzo e Accessibilità </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9a-4d87b544703e"/><text:span text:style-name="T10">Prodotto pensato essenzialmente per l’uso quotidiano di clienti privati potenzialmente di tutte le età ma più mirato verso i giovani.</text:span> </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4c-c4c2c9fc601d"/><text:span text:style-name="T10">Prezzo contenuto per quello che offre, grande adattabilità a molti smartphone, alta adattabilità e molto supporto da parte della casa produttrice.</text:span> </text:p>
            <text:p text:style-name="P21"/>
          </table:table-cell>
          <table:covered-table-cell/>
        </table:table-row>
        <text:soft-page-break/>
        <table:table-row table:style-name="Table2.1">
          <table:table-cell table:style-name="Table2.A2" table:number-columns-spanned="2" office:value-type="string">
            <text:p text:style-name="P21">Punti di Debolezza:</text:p>
            <text:p text:style-name="P21"><text:bookmark text:name="docs-internal-guid-4b77b049-6da7-d088-1355-4425cb2bfdf6"/><text:span text:style-name="T10">Non è una vera e propria esperienza di realtà virtuale in quanto, l’utente, non può interagire con gli oggetti ma può solo avere una esperienza immersiva delle applicazioni che supportano tale tecnologia. Necessità di un dispositivo compatibile.</text:span> </text:p>
            <text:p text:style-name="P21"/>
          </table:table-cell>
          <table:covered-table-cell/>
        </table:table-row>
        <table:table-row table:style-name="Table2.1">
          <table:table-cell table:style-name="Table2.A2" table:number-columns-spanned="2" office:value-type="string">
            <text:p text:style-name="P21">Canali Utilizzati:</text:p>
            <text:p text:style-name="P21"><text:bookmark text:name="docs-internal-guid-78691efc-6da7-e383-8591-cd0487427c78"/><text:span text:style-name="T10">Fiere a tema informatico, riviste specializzate, pubblicità ( anche sponsorizzata ) su browser o siti a tema tecnologia.</text:span> </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0c-21e9f2c6ab80"/><text:span text:style-name="T10">Di Google Daydream view esiste anche la versione 2</text:span> </text:p>
            <text:p text:style-name="P21"/>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ce-ee80cc101ca6"/><text:span text:style-name="T10">Vendita diretta del prodotto su larga scala ( visto il prezzo contenuto ) e sviluppo/ vendita di applicazioni ad hoc per il dispositivo.</text:span> </text:p>
            <text:p text:style-name="P21"/>
          </table:table-cell>
          <table:covered-table-cell/>
        </table:table-row>
      </table:table>
      <text:h text:style-name="P54" text:outline-level="2">COMPETITOR n. <text:span text:style-name="T19">4</text:span></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67">Google Glass</text:p>
          </table:table-cell>
          <table:table-cell table:style-name="Table3.A1" office:value-type="string">
            <text:p text:style-name="P29">Anno Pubblicazione</text:p>
            <text:p text:style-name="P69">2013</text:p>
          </table:table-cell>
        </table:table-row>
        <table:table-row table:style-name="Table3.1">
          <table:table-cell table:style-name="Table3.A2" office:value-type="string">
            <text:p text:style-name="P21">Nome Competitor:</text:p>
            <text:p text:style-name="P67">Google</text:p>
          </table:table-cell>
          <table:table-cell table:style-name="Table3.A2" office:value-type="string">
            <text:p text:style-name="P29">Dimensione Competitor</text:p>
            <text:p text:style-name="P69">Multinazionale</text:p>
          </table:table-cell>
        </table:table-row>
        <table:table-row table:style-name="Table3.1">
          <table:table-cell table:style-name="Table3.A2" table:number-columns-spanned="2" office:value-type="string">
            <text:p text:style-name="P21">Struttura Aziendale/Societaria:</text:p>
            <text:p text:style-name="P67">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57-b8b7196662a1"/><text:span text:style-name="T10">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span> </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16-a97631cbb2fa"/><text:span text:style-name="T10">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span> </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ce-ec1483644229"/><text:span text:style-name="T10">Prima del fallimento il target era il mercato consumer, dopo si son spostati verso il mercato aziendale e di business grazie ai modelli “Enterprise edition”</text:span> </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ef-c3f28eba53a1"/><text:span text:style-name="T10">Design semplice ed elegante;<text:line-break/>Potenzialmente innovativi applicabili a molte realtà diverse;</text:span> </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ec-47d8618ab84e"/><text:span text:style-name="T10">Le app erano gestite da un sistema operativo proprietario “Glass OS” che limitava pesantemente le app disponibili per il device;<text:line-break/>Costo molto elevato (1500$);<text:line-break/>Creazione di una “fama” tra gli utenti non molto buona ( Glasshole o visto come strumento invasivo)</text:span> </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bd-96500c45f1b9"/><text:span text:style-name="T10">Conferenze e congressi a tema informatico e non ( per esempio Moscone Center o al Fashion Week di New York)</text:span> </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b1-43ba1d65bd5a"/><text:span text:style-name="T10">Progetto chiuso nel 2016 ( Progetto Explorer )</text:span>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d3-c86e57a7c4d8"/><text:span text:style-name="T10">Vendita diretta del prodotto e vendita delle app create ad hoc per il sistema “Glass OS”</text:span> </text:p>
            <text:p text:style-name="P21"/>
          </table:table-cell>
          <table:covered-table-cell/>
        </table:table-row>
      </table:table>
      <text:h text:style-name="P54" text:outline-level="2">COMPETITOR n. <text:span text:style-name="T19">5</text:span></text:h>
      <table:table table:name="Table55" table:style-name="Table55">
        <table:table-column table:style-name="Table55.A"/>
        <table:table-column table:style-name="Table55.B"/>
        <table:table-row table:style-name="Table55.1">
          <table:table-cell table:style-name="Table55.A1" office:value-type="string">
            <text:p text:style-name="P21">Nome Progetto:</text:p>
            <text:p text:style-name="P67">iGlasses</text:p>
          </table:table-cell>
          <table:table-cell table:style-name="Table55.A1" office:value-type="string">
            <text:p text:style-name="P29">Anno Pubblicazione</text:p>
            <text:p text:style-name="P69">2020</text:p>
          </table:table-cell>
        </table:table-row>
        <table:table-row table:style-name="Table55.1">
          <table:table-cell table:style-name="Table55.A2" office:value-type="string">
            <text:p text:style-name="P21">Nome Competitor:</text:p>
            <text:p text:style-name="P67">Apple</text:p>
          </table:table-cell>
          <table:table-cell table:style-name="Table55.A2" office:value-type="string">
            <text:p text:style-name="P29">Dimensione Competitor</text:p>
            <text:p text:style-name="P69">Multinazionale</text:p>
          </table:table-cell>
        </table:table-row>
        <table:table-row table:style-name="Table55.1">
          <table:table-cell table:style-name="Table55.A2" table:number-columns-spanned="2" office:value-type="string">
            <text:p text:style-name="P21">Struttura Aziendale/Societaria:</text:p>
            <text:p text:style-name="P67">Public company</text:p>
          </table:table-cell>
          <table:covered-table-cell/>
        </table:table-row>
        <table:table-row table:style-name="Table55.4">
          <table:table-cell table:style-name="Table55.A2" table:number-columns-spanned="2" office:value-type="string">
            <text:p text:style-name="P21">Descrizione Progetto:</text:p>
            <text:p text:style-name="P21"><text:bookmark text:name="docs-internal-guid-4b72c78e-6da9-af58-70dc-a86ebd54cc47"/><text:span text:style-name="T10">Occhiali in realtà aumentata in via di sviluppo da parte di Apple. </text:span></text:p>
          </table:table-cell>
          <table:covered-table-cell/>
        </table:table-row>
        <table:table-row table:style-name="Table55.5">
          <table:table-cell table:style-name="Table55.A2" table:number-columns-spanned="2" office:value-type="string">
            <text:p text:style-name="P21"><text:span text:style-name="T20">V</text:span>alue Proposition:</text:p>
            <text:p text:style-name="P21"><text:bookmark text:name="docs-internal-guid-da6a525d-6da9-de81-90cf-56f3a74b0c87"/><text:span text:style-name="T10">Dalle poche informazioni rinvenute si può pensare a:<text:line-break/>- Novità in quanto utilizza tecniche innovative di interazione utente-occhiale;<text:line-break/>- Design in quanto è un punto cardine dei prodotti Apple.</text:span> </text:p>
            <text:p text:style-name="P21"/>
          </table:table-cell>
          <table:covered-table-cell/>
        </table:table-row>
        <table:table-row table:style-name="Table55.1">
          <table:table-cell table:style-name="Table55.A2" table:number-columns-spanned="2" office:value-type="string">
            <text:p text:style-name="P21">Customer Segments:</text:p>
            <text:p text:style-name="P21"/>
          </table:table-cell>
          <table:covered-table-cell/>
        </table:table-row>
        <table:table-row table:style-name="Table55.1">
          <table:table-cell table:style-name="Table55.A2" table:number-columns-spanned="2" office:value-type="string">
            <text:p text:style-name="P21">Punti di Forza:</text:p>
            <text:p text:style-name="P21"><text:bookmark text:name="docs-internal-guid-baa30d64-6daa-0db1-ab87-06c00c6006c4"/><text:span text:style-name="T10">Sistema Operativo ad hoc ( rOS );<text:line-break/>Sistema innovativo di interazione tramite display touch, comandi vocali e gesti della testa.</text:span> </text:p>
            <text:p text:style-name="P21"/>
          </table:table-cell>
          <table:covered-table-cell/>
        </table:table-row>
        <table:table-row table:style-name="Table55.1">
          <table:table-cell table:style-name="Table55.A2" table:number-columns-spanned="2" office:value-type="string">
            <text:p text:style-name="P21">Punti di Debolezza:</text:p>
            <text:p text:style-name="P21"><text:bookmark text:name="docs-internal-guid-ad705c4e-6daa-2397-6342-db0c0da5437f"/><text:span text:style-name="T10">Difficile produrre un dispositivo con una montatura bella e leggera</text:span> </text:p>
            <text:p text:style-name="P21"/>
          </table:table-cell>
          <table:covered-table-cell/>
        </table:table-row>
        <table:table-row table:style-name="Table55.1">
          <table:table-cell table:style-name="Table55.A2" table:number-columns-spanned="2" office:value-type="string">
            <text:p text:style-name="P21">Canali Utilizzati:</text:p>
          </table:table-cell>
          <table:covered-table-cell/>
        </table:table-row>
        <text:soft-page-break/>
        <table:table-row table:style-name="Table55.10">
          <table:table-cell table:style-name="Table55.A2" table:number-columns-spanned="2" office:value-type="string">
            <text:p text:style-name="P21">Note</text:p>
            <text:p text:style-name="P21"><text:bookmark text:name="docs-internal-guid-7c6ef651-6daa-491f-7417-70de251adf2d"/><text:span text:style-name="T10">Progetto in via di sviluppo. Non è facile trovare o ricavare alcune informazioni.</text:span> </text:p>
            <text:p text:style-name="P21"/>
          </table:table-cell>
          <table:covered-table-cell/>
        </table:table-row>
        <table:table-row table:style-name="Table55.1">
          <table:table-cell table:style-name="Table55.A11" table:number-columns-spanned="2" office:value-type="string">
            <text:p text:style-name="P21">Business Model</text:p>
          </table:table-cell>
          <table:covered-table-cell/>
        </table:table-row>
      </table:table>
      <text:h text:style-name="P54" text:outline-level="2">COMPETITOR n. <text:span text:style-name="T19">6</text:span></text:h>
      <table:table table:name="Table56" table:style-name="Table56">
        <table:table-column table:style-name="Table56.A"/>
        <table:table-column table:style-name="Table56.B"/>
        <table:table-row table:style-name="Table56.1">
          <table:table-cell table:style-name="Table56.A1" office:value-type="string">
            <text:p text:style-name="P21">Nome Progetto:</text:p>
            <text:p text:style-name="P67">Nintendo Virtual Boy</text:p>
          </table:table-cell>
          <table:table-cell table:style-name="Table56.A1" office:value-type="string">
            <text:p text:style-name="P29">Anno Pubblicazione</text:p>
            <text:p text:style-name="P69">1995</text:p>
          </table:table-cell>
        </table:table-row>
        <table:table-row table:style-name="Table56.1">
          <table:table-cell table:style-name="Table56.A2" office:value-type="string">
            <text:p text:style-name="P21">Nome Competitor:</text:p>
            <text:p text:style-name="P67">Nintendo</text:p>
          </table:table-cell>
          <table:table-cell table:style-name="Table56.A2" office:value-type="string">
            <text:p text:style-name="P29">Dimensione Competitor</text:p>
            <text:p text:style-name="P69">Multinazionale</text:p>
          </table:table-cell>
        </table:table-row>
        <table:table-row table:style-name="Table56.1">
          <table:table-cell table:style-name="Table56.A2" table:number-columns-spanned="2" office:value-type="string">
            <text:p text:style-name="P21">Struttura Aziendale/Societaria:</text:p>
            <text:p text:style-name="P67">Società per azioni</text:p>
          </table:table-cell>
          <table:covered-table-cell/>
        </table:table-row>
        <table:table-row table:style-name="Table56.4">
          <table:table-cell table:style-name="Table56.A2" table:number-columns-spanned="2" office:value-type="string">
            <text:p text:style-name="P21">Descrizione Progetto:</text:p>
            <text:p text:style-name="P21"><text:bookmark text:name="docs-internal-guid-45910bb5-6daa-d8c0-add1-f5dd3fb24315"/><text:span text:style-name="T10">Console basata sulla stereoscopia che utilizzava occhiali contenenti un sistema di specchi oscillanti, lenti e LED per proiettare negli occhi del giocatore immagini tridimensionali di vari videogiochi.</text:span> </text:p>
            <text:p text:style-name="P21"/>
          </table:table-cell>
          <table:covered-table-cell/>
        </table:table-row>
        <table:table-row table:style-name="Table56.5">
          <table:table-cell table:style-name="Table56.A2" table:number-columns-spanned="2" office:value-type="string">
            <text:p text:style-name="P21">Value Proposition:</text:p>
            <text:p text:style-name="P21"><text:bookmark text:name="docs-internal-guid-a4f77dd9-6daa-eb07-321b-b860f01f0735"/><text:span text:style-name="T10">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 nemmeno all’epoca lo era secondo noi ) né uno strumento con un design accattivante.</text:span> </text:p>
            <text:p text:style-name="P21"/>
          </table:table-cell>
          <table:covered-table-cell/>
        </table:table-row>
        <table:table-row table:style-name="Table56.1">
          <table:table-cell table:style-name="Table56.A2" table:number-columns-spanned="2" office:value-type="string">
            <text:p text:style-name="P21">Customer Segments:</text:p>
            <text:p text:style-name="P67">Videogiocatori hardcore e casual</text:p>
          </table:table-cell>
          <table:covered-table-cell/>
        </table:table-row>
        <table:table-row table:style-name="Table56.1">
          <table:table-cell table:style-name="Table56.A2" table:number-columns-spanned="2" office:value-type="string">
            <text:p text:style-name="P21">Punti di Forza:</text:p>
            <text:p text:style-name="P67">Novità assoluta nel campo videoludico ( all’epoca )</text:p>
          </table:table-cell>
          <table:covered-table-cell/>
        </table:table-row>
        <text:soft-page-break/>
        <table:table-row table:style-name="Table56.1">
          <table:table-cell table:style-name="Table56.A2" table:number-columns-spanned="2" office:value-type="string">
            <text:p text:style-name="P21">Punti di Debolezza:</text:p>
            <text:p text:style-name="P76"><text:bookmark text:name="docs-internal-guid-7bfba0c1-6dab-6983-f27e-4dc714ab9347"/>Generava solamente due colori ( rosso e nero ) rendendo l’esperienza di gioco sgradevole;</text:p>
            <text:list xml:id="list4559209315277101850" text:style-name="L1">
              <text:list-item>
                <text:p text:style-name="P78">I giochi non sfruttavano a pieno le potenzialità del dispositivo;</text:p>
              </text:list-item>
              <text:list-item>
                <text:p text:style-name="P78">Libreria di giochi scarsa per quantità e qualità;</text:p>
              </text:list-item>
              <text:list-item>
                <text:p text:style-name="P78">Marketing non efficiente ( era pubblicizzata come una console portatile ma il peso e le dimensioni erano considerevoli rispetto ad altre console dell’epoca);</text:p>
              </text:list-item>
              <text:list-item>
                <text:p text:style-name="P77">Difficoltà nell’utilizzare la console in quanto non aveva nessun tipo di supporto che agevolasse l’utente nell’indossarla;</text:p>
              </text:list-item>
              <text:list-item>
                <text:p text:style-name="P78">Causava fastidio agli occhi e nausea dopo appena un ora di utilizzo.</text:p>
              </text:list-item>
            </text:list>
            <text:p text:style-name="P21"/>
          </table:table-cell>
          <table:covered-table-cell/>
        </table:table-row>
        <table:table-row table:style-name="Table56.1">
          <table:table-cell table:style-name="Table56.A2" table:number-columns-spanned="2" office:value-type="string">
            <text:p text:style-name="P21">Canali Utilizzati:</text:p>
            <text:p text:style-name="P21"><text:bookmark text:name="docs-internal-guid-879adc81-6dab-8c2a-91b8-9f986b1dcc8c"/><text:span text:style-name="T10">Pubblicità televisiva</text:span> </text:p>
            <text:p text:style-name="P21"/>
          </table:table-cell>
          <table:covered-table-cell/>
        </table:table-row>
        <table:table-row table:style-name="Table56.10">
          <table:table-cell table:style-name="Table56.A2" table:number-columns-spanned="2" office:value-type="string">
            <text:p text:style-name="P21">Note</text:p>
            <text:p text:style-name="P21"><text:bookmark text:name="docs-internal-guid-e8996004-6dab-9ef3-6ed5-c4b6d326f145"/><text:span text:style-name="T10">Prodotto fallito l’anno successivo alla sua commercializzazione. E’ noto come uno dei più grandi flop della storia di Nintendo.</text:span> </text:p>
            <text:p text:style-name="P21"/>
          </table:table-cell>
          <table:covered-table-cell/>
        </table:table-row>
        <table:table-row table:style-name="Table56.1">
          <table:table-cell table:style-name="Table56.A11" table:number-columns-spanned="2" office:value-type="string">
            <text:p text:style-name="P21">Business Model</text:p>
            <text:p text:style-name="P21"><text:bookmark text:name="docs-internal-guid-531375b4-6dab-b4ec-ba9c-e6e6c9b31ecf"/><text:span text:style-name="T10">Vendita diretta del prodotto e dei giochi a corredo</text:span><text:span text:style-name="T12">.</text:span> </text:p>
            <text:p text:style-name="P21"/>
          </table:table-cell>
          <table:covered-table-cell/>
        </table:table-row>
      </table:table>
      <text:h text:style-name="P54" text:outline-level="2">COMPETITOR n. <text:span text:style-name="T19">7</text:span></text:h>
      <table:table table:name="Table57" table:style-name="Table57">
        <table:table-column table:style-name="Table57.A"/>
        <table:table-column table:style-name="Table57.B"/>
        <table:table-row table:style-name="Table57.1">
          <table:table-cell table:style-name="Table57.A1" office:value-type="string">
            <text:p text:style-name="P21">Nome Progetto:</text:p>
            <text:p text:style-name="P67">FXMirror</text:p>
          </table:table-cell>
          <table:table-cell table:style-name="Table57.A1" office:value-type="string">
            <text:p text:style-name="P29">Anno Pubblicazione</text:p>
            <text:p text:style-name="P69">2012</text:p>
          </table:table-cell>
        </table:table-row>
        <table:table-row table:style-name="Table57.1">
          <table:table-cell table:style-name="Table57.A2" office:value-type="string">
            <text:p text:style-name="P21">Nome Competitor:</text:p>
            <text:p text:style-name="P67">FXGear</text:p>
          </table:table-cell>
          <table:table-cell table:style-name="Table57.A2" office:value-type="string">
            <text:p text:style-name="P29">Dimensione Competitor</text:p>
            <text:p text:style-name="P69">Multinazionale</text:p>
          </table:table-cell>
        </table:table-row>
        <table:table-row table:style-name="Table57.1">
          <table:table-cell table:style-name="Table57.A2" table:number-columns-spanned="2" office:value-type="string">
            <text:p text:style-name="P21">Struttura Aziendale/Societaria:</text:p>
            <text:p text:style-name="P67">Incorporated</text:p>
          </table:table-cell>
          <table:covered-table-cell/>
        </table:table-row>
        <table:table-row table:style-name="Table57.4">
          <table:table-cell table:style-name="Table57.A2" table:number-columns-spanned="2" office:value-type="string">
            <text:p text:style-name="P21">Descrizione Progetto:</text:p>
            <text:p text:style-name="P21"><text:bookmark text:name="docs-internal-guid-898021d2-6dac-1c0b-f717-8f38fb705c7f"/><text:span text:style-name="T10">E’ uno specchio che, combinato alla realtà aumentata, può far indossare diversi capi di abbigliamento ai clienti mentre raccoglie dati sui gusti e gli interessi della clientela.</text:span> </text:p>
            <text:p text:style-name="P21"/>
          </table:table-cell>
          <table:covered-table-cell/>
        </table:table-row>
        <table:table-row table:style-name="Table57.5">
          <table:table-cell table:style-name="Table57.A2" table:number-columns-spanned="2" office:value-type="string">
            <text:p text:style-name="P21">Value Proposition:</text:p>
            <text:p text:style-name="P21"><text:bookmark text:name="docs-internal-guid-f4614419-6dac-32c8-d2cc-196ae6f24b44"/><text:span text:style-name="T10">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span> </text:p>
            <text:p text:style-name="P21"/>
          </table:table-cell>
          <table:covered-table-cell/>
        </table:table-row>
        <table:table-row table:style-name="Table57.1">
          <table:table-cell table:style-name="Table57.A2" table:number-columns-spanned="2" office:value-type="string">
            <text:p text:style-name="P21">Customer Segments:</text:p>
            <text:p text:style-name="P21"><text:bookmark text:name="docs-internal-guid-12f66333-6dac-3f2c-6f3d-52749102b777"/><text:span text:style-name="T10">I principali clienti sono i negozi di moda che espongono il prodotto e che lo fanno utilizzare alla clientela del negozio.</text:span> </text:p>
            <text:p text:style-name="P21"/>
          </table:table-cell>
          <table:covered-table-cell/>
        </table:table-row>
        <table:table-row table:style-name="Table57.1">
          <table:table-cell table:style-name="Table57.A2" table:number-columns-spanned="2" office:value-type="string">
            <text:p text:style-name="P21">Punti di Forza:</text:p>
            <text:p text:style-name="P75"><text:bookmark text:name="docs-internal-guid-f99febb9-6dac-5750-8c39-5d47a7a32335"/><text:span text:style-name="T8">Interfaccia semplice ed intuitiva;<text:line-break/>Riconoscimento del corpo istantanea;</text:span></text:p>
            <text:p text:style-name="Text_20_body"><text:span text:style-name="T7">I vestiti si adattano al corpo del utente;<text:line-break/>Permette di provare più vestiti contemporaneamente;<text:line-break/>Condivisione e salvataggio su smartphone dell’outfit scelto;</text:span> </text:p>
          </table:table-cell>
          <table:covered-table-cell/>
        </table:table-row>
        <text:soft-page-break/>
        <table:table-row table:style-name="Table57.1">
          <table:table-cell table:style-name="Table57.A2" table:number-columns-spanned="2" office:value-type="string">
            <text:p text:style-name="P21">Punti di Debolezza:</text:p>
            <text:p text:style-name="P21"><text:bookmark text:name="docs-internal-guid-92d0a73d-6dac-6ad6-a64d-80cdbb55fe37"/><text:span text:style-name="T10">Non permette di selezionare la taglia del vestito ( in quanto si adatta );<text:line-break/>Presenta la possibilità di provare tutti i vestiti del negozio anche se questi non sono disponibili;<text:line-break/>L’adattamento al corpo, a volte, non è preciso.</text:span> </text:p>
            <text:p text:style-name="P21"/>
          </table:table-cell>
          <table:covered-table-cell/>
        </table:table-row>
        <table:table-row table:style-name="Table57.1">
          <table:table-cell table:style-name="Table57.A2" table:number-columns-spanned="2" office:value-type="string">
            <text:p text:style-name="P21">Canali Utilizzati:</text:p>
            <text:p text:style-name="P21"><text:bookmark text:name="docs-internal-guid-8eb6eefe-6dac-799d-b3e1-ab00074d70f1"/><text:span text:style-name="T10">Fiere e conferenze specializzate nel settore della moda e dell’innovazione,  vendita diretta all’azienda.</text:span> </text:p>
            <text:p text:style-name="P21"/>
          </table:table-cell>
          <table:covered-table-cell/>
        </table:table-row>
        <table:table-row table:style-name="Table57.10">
          <table:table-cell table:style-name="Table57.A2" table:number-columns-spanned="2" office:value-type="string">
            <text:p text:style-name="P21">Note</text:p>
          </table:table-cell>
          <table:covered-table-cell/>
        </table:table-row>
        <table:table-row table:style-name="Table57.1">
          <table:table-cell table:style-name="Table57.A11" table:number-columns-spanned="2" office:value-type="string">
            <text:p text:style-name="P21">Business Model</text:p>
            <text:p text:style-name="P21"><text:bookmark text:name="docs-internal-guid-93b67110-6dac-98ee-74e4-23c3e8727fa4"/><text:span text:style-name="T10">Vendita del prodotto e supporto ai negozi aderenti</text:span> </text:p>
            <text:p text:style-name="P21"/>
          </table:table-cell>
          <table:covered-table-cell/>
        </table:table-row>
      </table:table>
      <text:h text:style-name="P54" text:outline-level="2">COMPETITOR n. <text:span text:style-name="T19">8</text:span></text:h>
      <table:table table:name="Table58" table:style-name="Table58">
        <table:table-column table:style-name="Table58.A"/>
        <table:table-column table:style-name="Table58.B"/>
        <table:table-row table:style-name="Table58.1">
          <table:table-cell table:style-name="Table58.A1" office:value-type="string">
            <text:p text:style-name="P21">Nome Progetto:</text:p>
          </table:table-cell>
          <table:table-cell table:style-name="Table58.A1" office:value-type="string">
            <text:p text:style-name="P29">Anno Pubblicazione</text:p>
          </table:table-cell>
        </table:table-row>
        <table:table-row table:style-name="Table58.1">
          <table:table-cell table:style-name="Table58.A2" office:value-type="string">
            <text:p text:style-name="P21">Nome Competitor:</text:p>
          </table:table-cell>
          <table:table-cell table:style-name="Table58.A2" office:value-type="string">
            <text:p text:style-name="P29">Dimensione Competitor</text:p>
          </table:table-cell>
        </table:table-row>
        <table:table-row table:style-name="Table58.1">
          <table:table-cell table:style-name="Table58.A2" table:number-columns-spanned="2" office:value-type="string">
            <text:p text:style-name="P21">Struttura Aziendale/Societaria:</text:p>
          </table:table-cell>
          <table:covered-table-cell/>
        </table:table-row>
        <table:table-row table:style-name="Table58.4">
          <table:table-cell table:style-name="Table58.A2" table:number-columns-spanned="2" office:value-type="string">
            <text:p text:style-name="P21">Descrizione Progetto:</text:p>
          </table:table-cell>
          <table:covered-table-cell/>
        </table:table-row>
        <table:table-row table:style-name="Table58.5">
          <table:table-cell table:style-name="Table58.A2" table:number-columns-spanned="2" office:value-type="string">
            <text:p text:style-name="P21">Value Proposition:</text:p>
          </table:table-cell>
          <table:covered-table-cell/>
        </table:table-row>
        <table:table-row table:style-name="Table58.1">
          <table:table-cell table:style-name="Table58.A2" table:number-columns-spanned="2" office:value-type="string">
            <text:p text:style-name="P21">Customer Segments:</text:p>
          </table:table-cell>
          <table:covered-table-cell/>
        </table:table-row>
        <table:table-row table:style-name="Table58.1">
          <table:table-cell table:style-name="Table58.A2" table:number-columns-spanned="2" office:value-type="string">
            <text:p text:style-name="P21">Punti di Forza:</text:p>
          </table:table-cell>
          <table:covered-table-cell/>
        </table:table-row>
        <table:table-row table:style-name="Table58.1">
          <table:table-cell table:style-name="Table58.A2" table:number-columns-spanned="2" office:value-type="string">
            <text:p text:style-name="P21">Punti di Debolezza:</text:p>
          </table:table-cell>
          <table:covered-table-cell/>
        </table:table-row>
        <table:table-row table:style-name="Table58.1">
          <table:table-cell table:style-name="Table58.A2" table:number-columns-spanned="2" office:value-type="string">
            <text:p text:style-name="P21">Canali Utilizzati:</text:p>
          </table:table-cell>
          <table:covered-table-cell/>
        </table:table-row>
        <table:table-row table:style-name="Table58.10">
          <table:table-cell table:style-name="Table58.A2" table:number-columns-spanned="2" office:value-type="string">
            <text:p text:style-name="P21">Note</text:p>
          </table:table-cell>
          <table:covered-table-cell/>
        </table:table-row>
        <table:table-row table:style-name="Table58.1">
          <table:table-cell table:style-name="Table58.A11" table:number-columns-spanned="2" office:value-type="string">
            <text:p text:style-name="P21">Business Model</text:p>
          </table:table-cell>
          <table:covered-table-cell/>
        </table:table-row>
      </table:table>
      <text:h text:style-name="P54" text:outline-level="2">COMPETITOR n. <text:span text:style-name="T19">9</text:span></text:h>
      <table:table table:name="Table59" table:style-name="Table59">
        <table:table-column table:style-name="Table59.A"/>
        <table:table-column table:style-name="Table59.B"/>
        <table:table-row table:style-name="Table59.1">
          <table:table-cell table:style-name="Table59.A1" office:value-type="string">
            <text:p text:style-name="P21">Nome Progetto:</text:p>
          </table:table-cell>
          <table:table-cell table:style-name="Table59.A1" office:value-type="string">
            <text:p text:style-name="P29">Anno Pubblicazione</text:p>
          </table:table-cell>
        </table:table-row>
        <table:table-row table:style-name="Table59.1">
          <table:table-cell table:style-name="Table59.A2" office:value-type="string">
            <text:p text:style-name="P21">Nome Competitor:</text:p>
          </table:table-cell>
          <table:table-cell table:style-name="Table59.A2" office:value-type="string">
            <text:p text:style-name="P29">Dimensione Competitor</text:p>
          </table:table-cell>
        </table:table-row>
        <table:table-row table:style-name="Table59.1">
          <table:table-cell table:style-name="Table59.A2" table:number-columns-spanned="2" office:value-type="string">
            <text:p text:style-name="P21">Struttura Aziendale/Societaria:</text:p>
          </table:table-cell>
          <table:covered-table-cell/>
        </table:table-row>
        <table:table-row table:style-name="Table59.4">
          <table:table-cell table:style-name="Table59.A2" table:number-columns-spanned="2" office:value-type="string">
            <text:p text:style-name="P21">Descrizione Progetto:</text:p>
          </table:table-cell>
          <table:covered-table-cell/>
        </table:table-row>
        <table:table-row table:style-name="Table59.5">
          <table:table-cell table:style-name="Table59.A2" table:number-columns-spanned="2" office:value-type="string">
            <text:p text:style-name="P21">Value Proposition:</text:p>
          </table:table-cell>
          <table:covered-table-cell/>
        </table:table-row>
        <table:table-row table:style-name="Table59.1">
          <table:table-cell table:style-name="Table59.A2" table:number-columns-spanned="2" office:value-type="string">
            <text:p text:style-name="P21">Customer Segments:</text:p>
          </table:table-cell>
          <table:covered-table-cell/>
        </table:table-row>
        <table:table-row table:style-name="Table59.1">
          <table:table-cell table:style-name="Table59.A2" table:number-columns-spanned="2" office:value-type="string">
            <text:p text:style-name="P21">Punti di Forza:</text:p>
          </table:table-cell>
          <table:covered-table-cell/>
        </table:table-row>
        <table:table-row table:style-name="Table59.1">
          <table:table-cell table:style-name="Table59.A2" table:number-columns-spanned="2" office:value-type="string">
            <text:p text:style-name="P21">Punti di Debolezza:</text:p>
          </table:table-cell>
          <table:covered-table-cell/>
        </table:table-row>
        <table:table-row table:style-name="Table59.1">
          <table:table-cell table:style-name="Table59.A2" table:number-columns-spanned="2" office:value-type="string">
            <text:p text:style-name="P21">Canali Utilizzati:</text:p>
          </table:table-cell>
          <table:covered-table-cell/>
        </table:table-row>
        <table:table-row table:style-name="Table59.10">
          <table:table-cell table:style-name="Table59.A2" table:number-columns-spanned="2" office:value-type="string">
            <text:p text:style-name="P21">Note</text:p>
          </table:table-cell>
          <table:covered-table-cell/>
        </table:table-row>
        <table:table-row table:style-name="Table59.1">
          <table:table-cell table:style-name="Table59.A11" table:number-columns-spanned="2" office:value-type="string">
            <text:p text:style-name="P21">Business Model</text:p>
          </table:table-cell>
          <table:covered-table-cell/>
        </table:table-row>
      </table:table>
      <text:h text:style-name="P54" text:outline-level="2">COMPETITOR n. <text:span text:style-name="T19">10</text:span></text:h>
      <table:table table:name="Table60" table:style-name="Table60">
        <table:table-column table:style-name="Table60.A"/>
        <table:table-column table:style-name="Table60.B"/>
        <table:table-row table:style-name="Table60.1">
          <table:table-cell table:style-name="Table60.A1" office:value-type="string">
            <text:p text:style-name="P21">Nome Progetto:</text:p>
          </table:table-cell>
          <table:table-cell table:style-name="Table60.A1" office:value-type="string">
            <text:p text:style-name="P29">Anno Pubblicazione</text:p>
          </table:table-cell>
        </table:table-row>
        <table:table-row table:style-name="Table60.1">
          <table:table-cell table:style-name="Table60.A2" office:value-type="string">
            <text:p text:style-name="P21">Nome Competitor:</text:p>
          </table:table-cell>
          <table:table-cell table:style-name="Table60.A2" office:value-type="string">
            <text:p text:style-name="P29">Dimensione Competitor</text:p>
          </table:table-cell>
        </table:table-row>
        <table:table-row table:style-name="Table60.1">
          <table:table-cell table:style-name="Table60.A2" table:number-columns-spanned="2" office:value-type="string">
            <text:p text:style-name="P21">Struttura Aziendale/Societaria:</text:p>
          </table:table-cell>
          <table:covered-table-cell/>
        </table:table-row>
        <table:table-row table:style-name="Table60.4">
          <table:table-cell table:style-name="Table60.A2" table:number-columns-spanned="2" office:value-type="string">
            <text:p text:style-name="P21">Descrizione Progetto:</text:p>
          </table:table-cell>
          <table:covered-table-cell/>
        </table:table-row>
        <table:table-row table:style-name="Table60.5">
          <table:table-cell table:style-name="Table60.A2" table:number-columns-spanned="2" office:value-type="string">
            <text:p text:style-name="P21">Value Proposition:</text:p>
          </table:table-cell>
          <table:covered-table-cell/>
        </table:table-row>
        <table:table-row table:style-name="Table60.1">
          <table:table-cell table:style-name="Table60.A2" table:number-columns-spanned="2" office:value-type="string">
            <text:p text:style-name="P21">Customer Segments:</text:p>
          </table:table-cell>
          <table:covered-table-cell/>
        </table:table-row>
        <table:table-row table:style-name="Table60.1">
          <table:table-cell table:style-name="Table60.A2" table:number-columns-spanned="2" office:value-type="string">
            <text:p text:style-name="P21">Punti di Forza:</text:p>
          </table:table-cell>
          <table:covered-table-cell/>
        </table:table-row>
        <table:table-row table:style-name="Table60.1">
          <table:table-cell table:style-name="Table60.A2" table:number-columns-spanned="2" office:value-type="string">
            <text:p text:style-name="P21">Punti di Debolezza:</text:p>
          </table:table-cell>
          <table:covered-table-cell/>
        </table:table-row>
        <table:table-row table:style-name="Table60.1">
          <table:table-cell table:style-name="Table60.A2" table:number-columns-spanned="2" office:value-type="string">
            <text:p text:style-name="P21">Canali Utilizzati:</text:p>
          </table:table-cell>
          <table:covered-table-cell/>
        </table:table-row>
        <table:table-row table:style-name="Table60.10">
          <table:table-cell table:style-name="Table60.A2" table:number-columns-spanned="2" office:value-type="string">
            <text:p text:style-name="P21">Note</text:p>
          </table:table-cell>
          <table:covered-table-cell/>
        </table:table-row>
        <table:table-row table:style-name="Table60.1">
          <table:table-cell table:style-name="Table60.A11" table:number-columns-spanned="2" office:value-type="string">
            <text:p text:style-name="P21">Business Model</text:p>
          </table:table-cell>
          <table:covered-table-cell/>
        </table:table-row>
      </table:table>
      <text:h text:style-name="P54" text:outline-level="2">COMPETITOR n. <text:span text:style-name="T19">11</text:span></text:h>
      <table:table table:name="Table61" table:style-name="Table61">
        <table:table-column table:style-name="Table61.A"/>
        <table:table-column table:style-name="Table61.B"/>
        <table:table-row table:style-name="Table61.1">
          <table:table-cell table:style-name="Table61.A1" office:value-type="string">
            <text:p text:style-name="P21">Nome Progetto:</text:p>
          </table:table-cell>
          <table:table-cell table:style-name="Table61.A1" office:value-type="string">
            <text:p text:style-name="P29">Anno Pubblicazione</text:p>
          </table:table-cell>
        </table:table-row>
        <table:table-row table:style-name="Table61.1">
          <table:table-cell table:style-name="Table61.A2" office:value-type="string">
            <text:p text:style-name="P21">Nome Competitor:</text:p>
          </table:table-cell>
          <table:table-cell table:style-name="Table61.A2" office:value-type="string">
            <text:p text:style-name="P29">Dimensione Competitor</text:p>
          </table:table-cell>
        </table:table-row>
        <table:table-row table:style-name="Table61.1">
          <table:table-cell table:style-name="Table61.A2" table:number-columns-spanned="2" office:value-type="string">
            <text:p text:style-name="P21">Struttura Aziendale/Societaria:</text:p>
          </table:table-cell>
          <table:covered-table-cell/>
        </table:table-row>
        <table:table-row table:style-name="Table61.4">
          <table:table-cell table:style-name="Table61.A2" table:number-columns-spanned="2" office:value-type="string">
            <text:p text:style-name="P21">Descrizione Progetto:</text:p>
          </table:table-cell>
          <table:covered-table-cell/>
        </table:table-row>
        <table:table-row table:style-name="Table61.5">
          <table:table-cell table:style-name="Table61.A2" table:number-columns-spanned="2" office:value-type="string">
            <text:p text:style-name="P21">Value Proposition:</text:p>
          </table:table-cell>
          <table:covered-table-cell/>
        </table:table-row>
        <table:table-row table:style-name="Table61.1">
          <table:table-cell table:style-name="Table61.A2" table:number-columns-spanned="2" office:value-type="string">
            <text:p text:style-name="P21">Customer Segments:</text:p>
          </table:table-cell>
          <table:covered-table-cell/>
        </table:table-row>
        <table:table-row table:style-name="Table61.1">
          <table:table-cell table:style-name="Table61.A2" table:number-columns-spanned="2" office:value-type="string">
            <text:p text:style-name="P21">Punti di Forza:</text:p>
          </table:table-cell>
          <table:covered-table-cell/>
        </table:table-row>
        <table:table-row table:style-name="Table61.1">
          <table:table-cell table:style-name="Table61.A2" table:number-columns-spanned="2" office:value-type="string">
            <text:p text:style-name="P21">Punti di Debolezza:</text:p>
          </table:table-cell>
          <table:covered-table-cell/>
        </table:table-row>
        <table:table-row table:style-name="Table61.1">
          <table:table-cell table:style-name="Table61.A2" table:number-columns-spanned="2" office:value-type="string">
            <text:p text:style-name="P21">Canali Utilizzati:</text:p>
          </table:table-cell>
          <table:covered-table-cell/>
        </table:table-row>
        <table:table-row table:style-name="Table61.10">
          <table:table-cell table:style-name="Table61.A2" table:number-columns-spanned="2" office:value-type="string">
            <text:p text:style-name="P21">Note</text:p>
          </table:table-cell>
          <table:covered-table-cell/>
        </table:table-row>
        <table:table-row table:style-name="Table61.1">
          <table:table-cell table:style-name="Table61.A11" table:number-columns-spanned="2" office:value-type="string">
            <text:p text:style-name="P21">Business Model</text:p>
          </table:table-cell>
          <table:covered-table-cell/>
        </table:table-row>
      </table:table>
      <text:h text:style-name="P54" text:outline-level="2">COMPETITOR n. <text:span text:style-name="T19">12</text:span></text:h>
      <table:table table:name="Table62" table:style-name="Table62">
        <table:table-column table:style-name="Table62.A"/>
        <table:table-column table:style-name="Table62.B"/>
        <table:table-row table:style-name="Table62.1">
          <table:table-cell table:style-name="Table62.A1" office:value-type="string">
            <text:p text:style-name="P21">Nome Progetto:</text:p>
          </table:table-cell>
          <table:table-cell table:style-name="Table62.A1" office:value-type="string">
            <text:p text:style-name="P29">Anno Pubblicazione</text:p>
          </table:table-cell>
        </table:table-row>
        <table:table-row table:style-name="Table62.1">
          <table:table-cell table:style-name="Table62.A2" office:value-type="string">
            <text:p text:style-name="P21">Nome Competitor:</text:p>
          </table:table-cell>
          <table:table-cell table:style-name="Table62.A2" office:value-type="string">
            <text:p text:style-name="P29">Dimensione Competitor</text:p>
          </table:table-cell>
        </table:table-row>
        <table:table-row table:style-name="Table62.1">
          <table:table-cell table:style-name="Table62.A2" table:number-columns-spanned="2" office:value-type="string">
            <text:p text:style-name="P21">Struttura Aziendale/Societaria:</text:p>
          </table:table-cell>
          <table:covered-table-cell/>
        </table:table-row>
        <table:table-row table:style-name="Table62.4">
          <table:table-cell table:style-name="Table62.A2" table:number-columns-spanned="2" office:value-type="string">
            <text:p text:style-name="P21">Descrizione Progetto:</text:p>
          </table:table-cell>
          <table:covered-table-cell/>
        </table:table-row>
        <table:table-row table:style-name="Table62.5">
          <table:table-cell table:style-name="Table62.A2" table:number-columns-spanned="2" office:value-type="string">
            <text:p text:style-name="P21">Value Proposition:</text:p>
          </table:table-cell>
          <table:covered-table-cell/>
        </table:table-row>
        <table:table-row table:style-name="Table62.1">
          <table:table-cell table:style-name="Table62.A2" table:number-columns-spanned="2" office:value-type="string">
            <text:p text:style-name="P21">Customer Segments:</text:p>
          </table:table-cell>
          <table:covered-table-cell/>
        </table:table-row>
        <table:table-row table:style-name="Table62.1">
          <table:table-cell table:style-name="Table62.A2" table:number-columns-spanned="2" office:value-type="string">
            <text:p text:style-name="P21">Punti di Forza:</text:p>
          </table:table-cell>
          <table:covered-table-cell/>
        </table:table-row>
        <table:table-row table:style-name="Table62.1">
          <table:table-cell table:style-name="Table62.A2" table:number-columns-spanned="2" office:value-type="string">
            <text:p text:style-name="P21">Punti di Debolezza:</text:p>
          </table:table-cell>
          <table:covered-table-cell/>
        </table:table-row>
        <table:table-row table:style-name="Table62.1">
          <table:table-cell table:style-name="Table62.A2" table:number-columns-spanned="2" office:value-type="string">
            <text:p text:style-name="P21">Canali Utilizzati:</text:p>
          </table:table-cell>
          <table:covered-table-cell/>
        </table:table-row>
        <table:table-row table:style-name="Table62.10">
          <table:table-cell table:style-name="Table62.A2" table:number-columns-spanned="2" office:value-type="string">
            <text:p text:style-name="P21">Note</text:p>
          </table:table-cell>
          <table:covered-table-cell/>
        </table:table-row>
        <table:table-row table:style-name="Table62.1">
          <table:table-cell table:style-name="Table62.A11" table:number-columns-spanned="2" office:value-type="string">
            <text:p text:style-name="P21">Business Model</text:p>
          </table:table-cell>
          <table:covered-table-cell/>
        </table:table-row>
      </table:table>
      <text:h text:style-name="P54" text:outline-level="2">COMPETITOR n. <text:span text:style-name="T19">13</text:span></text:h>
      <table:table table:name="Table63" table:style-name="Table63">
        <table:table-column table:style-name="Table63.A"/>
        <table:table-column table:style-name="Table63.B"/>
        <table:table-row table:style-name="Table63.1">
          <table:table-cell table:style-name="Table63.A1" office:value-type="string">
            <text:p text:style-name="P21">Nome Progetto:</text:p>
          </table:table-cell>
          <table:table-cell table:style-name="Table63.A1" office:value-type="string">
            <text:p text:style-name="P29">Anno Pubblicazione</text:p>
          </table:table-cell>
        </table:table-row>
        <table:table-row table:style-name="Table63.1">
          <table:table-cell table:style-name="Table63.A2" office:value-type="string">
            <text:p text:style-name="P21">Nome Competitor:</text:p>
          </table:table-cell>
          <table:table-cell table:style-name="Table63.A2" office:value-type="string">
            <text:p text:style-name="P29">Dimensione Competitor</text:p>
          </table:table-cell>
        </table:table-row>
        <table:table-row table:style-name="Table63.1">
          <table:table-cell table:style-name="Table63.A2" table:number-columns-spanned="2" office:value-type="string">
            <text:p text:style-name="P21">Struttura Aziendale/Societaria:</text:p>
          </table:table-cell>
          <table:covered-table-cell/>
        </table:table-row>
        <table:table-row table:style-name="Table63.4">
          <table:table-cell table:style-name="Table63.A2" table:number-columns-spanned="2" office:value-type="string">
            <text:p text:style-name="P21">Descrizione Progetto:</text:p>
          </table:table-cell>
          <table:covered-table-cell/>
        </table:table-row>
        <table:table-row table:style-name="Table63.5">
          <table:table-cell table:style-name="Table63.A2" table:number-columns-spanned="2" office:value-type="string">
            <text:p text:style-name="P21">Value Proposition:</text:p>
          </table:table-cell>
          <table:covered-table-cell/>
        </table:table-row>
        <table:table-row table:style-name="Table63.1">
          <table:table-cell table:style-name="Table63.A2" table:number-columns-spanned="2" office:value-type="string">
            <text:p text:style-name="P21">Customer Segments:</text:p>
          </table:table-cell>
          <table:covered-table-cell/>
        </table:table-row>
        <table:table-row table:style-name="Table63.1">
          <table:table-cell table:style-name="Table63.A2" table:number-columns-spanned="2" office:value-type="string">
            <text:p text:style-name="P21">Punti di Forza:</text:p>
          </table:table-cell>
          <table:covered-table-cell/>
        </table:table-row>
        <table:table-row table:style-name="Table63.1">
          <table:table-cell table:style-name="Table63.A2" table:number-columns-spanned="2" office:value-type="string">
            <text:p text:style-name="P21">Punti di Debolezza:</text:p>
          </table:table-cell>
          <table:covered-table-cell/>
        </table:table-row>
        <table:table-row table:style-name="Table63.1">
          <table:table-cell table:style-name="Table63.A2" table:number-columns-spanned="2" office:value-type="string">
            <text:p text:style-name="P21">Canali Utilizzati:</text:p>
          </table:table-cell>
          <table:covered-table-cell/>
        </table:table-row>
        <table:table-row table:style-name="Table63.10">
          <table:table-cell table:style-name="Table63.A2" table:number-columns-spanned="2" office:value-type="string">
            <text:p text:style-name="P21">Note</text:p>
          </table:table-cell>
          <table:covered-table-cell/>
        </table:table-row>
        <table:table-row table:style-name="Table63.1">
          <table:table-cell table:style-name="Table63.A11" table:number-columns-spanned="2" office:value-type="string">
            <text:p text:style-name="P21">Business Model</text:p>
          </table:table-cell>
          <table:covered-table-cell/>
        </table:table-row>
      </table:table>
      <text:h text:style-name="P54" text:outline-level="2">COMPETITOR n. <text:span text:style-name="T19">14</text:span></text:h>
      <table:table table:name="Table64" table:style-name="Table64">
        <table:table-column table:style-name="Table64.A"/>
        <table:table-column table:style-name="Table64.B"/>
        <table:table-row table:style-name="Table64.1">
          <table:table-cell table:style-name="Table64.A1" office:value-type="string">
            <text:p text:style-name="P21">Nome Progetto:</text:p>
          </table:table-cell>
          <table:table-cell table:style-name="Table64.A1" office:value-type="string">
            <text:p text:style-name="P29">Anno Pubblicazione</text:p>
          </table:table-cell>
        </table:table-row>
        <table:table-row table:style-name="Table64.1">
          <table:table-cell table:style-name="Table64.A2" office:value-type="string">
            <text:p text:style-name="P21">Nome Competitor:</text:p>
          </table:table-cell>
          <table:table-cell table:style-name="Table64.A2" office:value-type="string">
            <text:p text:style-name="P29">Dimensione Competitor</text:p>
          </table:table-cell>
        </table:table-row>
        <table:table-row table:style-name="Table64.1">
          <table:table-cell table:style-name="Table64.A2" table:number-columns-spanned="2" office:value-type="string">
            <text:p text:style-name="P21">Struttura Aziendale/Societaria:</text:p>
          </table:table-cell>
          <table:covered-table-cell/>
        </table:table-row>
        <table:table-row table:style-name="Table64.4">
          <table:table-cell table:style-name="Table64.A2" table:number-columns-spanned="2" office:value-type="string">
            <text:p text:style-name="P21">Descrizione Progetto:</text:p>
          </table:table-cell>
          <table:covered-table-cell/>
        </table:table-row>
        <table:table-row table:style-name="Table64.5">
          <table:table-cell table:style-name="Table64.A2" table:number-columns-spanned="2" office:value-type="string">
            <text:p text:style-name="P21">Value Proposition:</text:p>
          </table:table-cell>
          <table:covered-table-cell/>
        </table:table-row>
        <table:table-row table:style-name="Table64.1">
          <table:table-cell table:style-name="Table64.A2" table:number-columns-spanned="2" office:value-type="string">
            <text:p text:style-name="P21">Customer Segments:</text:p>
          </table:table-cell>
          <table:covered-table-cell/>
        </table:table-row>
        <table:table-row table:style-name="Table64.1">
          <table:table-cell table:style-name="Table64.A2" table:number-columns-spanned="2" office:value-type="string">
            <text:p text:style-name="P21">Punti di Forza:</text:p>
          </table:table-cell>
          <table:covered-table-cell/>
        </table:table-row>
        <table:table-row table:style-name="Table64.1">
          <table:table-cell table:style-name="Table64.A2" table:number-columns-spanned="2" office:value-type="string">
            <text:p text:style-name="P21">Punti di Debolezza:</text:p>
          </table:table-cell>
          <table:covered-table-cell/>
        </table:table-row>
        <table:table-row table:style-name="Table64.1">
          <table:table-cell table:style-name="Table64.A2" table:number-columns-spanned="2" office:value-type="string">
            <text:p text:style-name="P21">Canali Utilizzati:</text:p>
          </table:table-cell>
          <table:covered-table-cell/>
        </table:table-row>
        <table:table-row table:style-name="Table64.10">
          <table:table-cell table:style-name="Table64.A2" table:number-columns-spanned="2" office:value-type="string">
            <text:p text:style-name="P21">Note</text:p>
          </table:table-cell>
          <table:covered-table-cell/>
        </table:table-row>
        <table:table-row table:style-name="Table64.1">
          <table:table-cell table:style-name="Table64.A11" table:number-columns-spanned="2" office:value-type="string">
            <text:p text:style-name="P21">Business Model</text:p>
          </table:table-cell>
          <table:covered-table-cell/>
        </table:table-row>
      </table:table>
      <text:h text:style-name="P54" text:outline-level="2">COMPETITOR n. <text:span text:style-name="T19">15</text:span></text:h>
      <table:table table:name="Table65" table:style-name="Table65">
        <table:table-column table:style-name="Table65.A"/>
        <table:table-column table:style-name="Table65.B"/>
        <table:table-row table:style-name="Table65.1">
          <table:table-cell table:style-name="Table65.A1" office:value-type="string">
            <text:p text:style-name="P21">Nome Progetto:</text:p>
          </table:table-cell>
          <table:table-cell table:style-name="Table65.A1" office:value-type="string">
            <text:p text:style-name="P29">Anno Pubblicazione</text:p>
          </table:table-cell>
        </table:table-row>
        <table:table-row table:style-name="Table65.1">
          <table:table-cell table:style-name="Table65.A2" office:value-type="string">
            <text:p text:style-name="P21">Nome Competitor:</text:p>
          </table:table-cell>
          <table:table-cell table:style-name="Table65.A2" office:value-type="string">
            <text:p text:style-name="P29">Dimensione Competitor</text:p>
          </table:table-cell>
        </table:table-row>
        <table:table-row table:style-name="Table65.1">
          <table:table-cell table:style-name="Table65.A2" table:number-columns-spanned="2" office:value-type="string">
            <text:p text:style-name="P21">Struttura Aziendale/Societaria:</text:p>
          </table:table-cell>
          <table:covered-table-cell/>
        </table:table-row>
        <table:table-row table:style-name="Table65.4">
          <table:table-cell table:style-name="Table65.A2" table:number-columns-spanned="2" office:value-type="string">
            <text:p text:style-name="P21">Descrizione Progetto:</text:p>
          </table:table-cell>
          <table:covered-table-cell/>
        </table:table-row>
        <table:table-row table:style-name="Table65.5">
          <table:table-cell table:style-name="Table65.A2" table:number-columns-spanned="2" office:value-type="string">
            <text:p text:style-name="P21">Value Proposition:</text:p>
          </table:table-cell>
          <table:covered-table-cell/>
        </table:table-row>
        <table:table-row table:style-name="Table65.1">
          <table:table-cell table:style-name="Table65.A2" table:number-columns-spanned="2" office:value-type="string">
            <text:p text:style-name="P21">Customer Segments:</text:p>
          </table:table-cell>
          <table:covered-table-cell/>
        </table:table-row>
        <table:table-row table:style-name="Table65.1">
          <table:table-cell table:style-name="Table65.A2" table:number-columns-spanned="2" office:value-type="string">
            <text:p text:style-name="P21">Punti di Forza:</text:p>
          </table:table-cell>
          <table:covered-table-cell/>
        </table:table-row>
        <table:table-row table:style-name="Table65.1">
          <table:table-cell table:style-name="Table65.A2" table:number-columns-spanned="2" office:value-type="string">
            <text:p text:style-name="P21">Punti di Debolezza:</text:p>
          </table:table-cell>
          <table:covered-table-cell/>
        </table:table-row>
        <table:table-row table:style-name="Table65.1">
          <table:table-cell table:style-name="Table65.A2" table:number-columns-spanned="2" office:value-type="string">
            <text:p text:style-name="P21">Canali Utilizzati:</text:p>
          </table:table-cell>
          <table:covered-table-cell/>
        </table:table-row>
        <table:table-row table:style-name="Table65.10">
          <table:table-cell table:style-name="Table65.A2" table:number-columns-spanned="2" office:value-type="string">
            <text:p text:style-name="P21">Note</text:p>
          </table:table-cell>
          <table:covered-table-cell/>
        </table:table-row>
        <table:table-row table:style-name="Table65.1">
          <table:table-cell table:style-name="Table65.A11" table:number-columns-spanned="2" office:value-type="string">
            <text:p text:style-name="P21">Business Model</text:p>
          </table:table-cell>
          <table:covered-table-cell/>
        </table:table-row>
      </table:table>
      <text:h text:style-name="P54" text:outline-level="2">COMPETITOR n. <text:span text:style-name="T19">16</text:span></text:h>
      <table:table table:name="Table66" table:style-name="Table66">
        <table:table-column table:style-name="Table66.A"/>
        <table:table-column table:style-name="Table66.B"/>
        <table:table-row table:style-name="Table66.1">
          <table:table-cell table:style-name="Table66.A1" office:value-type="string">
            <text:p text:style-name="P21">Nome Progetto:</text:p>
          </table:table-cell>
          <table:table-cell table:style-name="Table66.A1" office:value-type="string">
            <text:p text:style-name="P29">Anno Pubblicazione</text:p>
          </table:table-cell>
        </table:table-row>
        <table:table-row table:style-name="Table66.1">
          <table:table-cell table:style-name="Table66.A2" office:value-type="string">
            <text:p text:style-name="P21">Nome Competitor:</text:p>
          </table:table-cell>
          <table:table-cell table:style-name="Table66.A2" office:value-type="string">
            <text:p text:style-name="P29">Dimensione Competitor</text:p>
          </table:table-cell>
        </table:table-row>
        <table:table-row table:style-name="Table66.1">
          <table:table-cell table:style-name="Table66.A2" table:number-columns-spanned="2" office:value-type="string">
            <text:p text:style-name="P21">Struttura Aziendale/Societaria:</text:p>
          </table:table-cell>
          <table:covered-table-cell/>
        </table:table-row>
        <table:table-row table:style-name="Table66.4">
          <table:table-cell table:style-name="Table66.A2" table:number-columns-spanned="2" office:value-type="string">
            <text:p text:style-name="P21">Descrizione Progetto:</text:p>
          </table:table-cell>
          <table:covered-table-cell/>
        </table:table-row>
        <table:table-row table:style-name="Table66.5">
          <table:table-cell table:style-name="Table66.A2" table:number-columns-spanned="2" office:value-type="string">
            <text:p text:style-name="P21">Value Proposition:</text:p>
          </table:table-cell>
          <table:covered-table-cell/>
        </table:table-row>
        <table:table-row table:style-name="Table66.1">
          <table:table-cell table:style-name="Table66.A2" table:number-columns-spanned="2" office:value-type="string">
            <text:p text:style-name="P21">Customer Segments:</text:p>
          </table:table-cell>
          <table:covered-table-cell/>
        </table:table-row>
        <table:table-row table:style-name="Table66.1">
          <table:table-cell table:style-name="Table66.A2" table:number-columns-spanned="2" office:value-type="string">
            <text:p text:style-name="P21">Punti di Forza:</text:p>
          </table:table-cell>
          <table:covered-table-cell/>
        </table:table-row>
        <table:table-row table:style-name="Table66.1">
          <table:table-cell table:style-name="Table66.A2" table:number-columns-spanned="2" office:value-type="string">
            <text:p text:style-name="P21">Punti di Debolezza:</text:p>
          </table:table-cell>
          <table:covered-table-cell/>
        </table:table-row>
        <table:table-row table:style-name="Table66.1">
          <table:table-cell table:style-name="Table66.A2" table:number-columns-spanned="2" office:value-type="string">
            <text:p text:style-name="P21">Canali Utilizzati:</text:p>
          </table:table-cell>
          <table:covered-table-cell/>
        </table:table-row>
        <table:table-row table:style-name="Table66.10">
          <table:table-cell table:style-name="Table66.A2" table:number-columns-spanned="2" office:value-type="string">
            <text:p text:style-name="P21">Note</text:p>
          </table:table-cell>
          <table:covered-table-cell/>
        </table:table-row>
        <table:table-row table:style-name="Table66.1">
          <table:table-cell table:style-name="Table66.A11" table:number-columns-spanned="2" office:value-type="string">
            <text:p text:style-name="P21">Business Model</text:p>
          </table:table-cell>
          <table:covered-table-cell/>
        </table:table-row>
      </table:table>
      <text:h text:style-name="P54" text:outline-level="2">COMPETITOR n. <text:span text:style-name="T19">17</text:span></text:h>
      <table:table table:name="Table67" table:style-name="Table67">
        <table:table-column table:style-name="Table67.A"/>
        <table:table-column table:style-name="Table67.B"/>
        <table:table-row table:style-name="Table67.1">
          <table:table-cell table:style-name="Table67.A1" office:value-type="string">
            <text:p text:style-name="P21">Nome Progetto:</text:p>
          </table:table-cell>
          <table:table-cell table:style-name="Table67.A1" office:value-type="string">
            <text:p text:style-name="P29">Anno Pubblicazione</text:p>
          </table:table-cell>
        </table:table-row>
        <table:table-row table:style-name="Table67.1">
          <table:table-cell table:style-name="Table67.A2" office:value-type="string">
            <text:p text:style-name="P21">Nome Competitor:</text:p>
          </table:table-cell>
          <table:table-cell table:style-name="Table67.A2" office:value-type="string">
            <text:p text:style-name="P29">Dimensione Competitor</text:p>
          </table:table-cell>
        </table:table-row>
        <table:table-row table:style-name="Table67.1">
          <table:table-cell table:style-name="Table67.A2" table:number-columns-spanned="2" office:value-type="string">
            <text:p text:style-name="P21">Struttura Aziendale/Societaria:</text:p>
          </table:table-cell>
          <table:covered-table-cell/>
        </table:table-row>
        <table:table-row table:style-name="Table67.4">
          <table:table-cell table:style-name="Table67.A2" table:number-columns-spanned="2" office:value-type="string">
            <text:p text:style-name="P21">Descrizione Progetto:</text:p>
          </table:table-cell>
          <table:covered-table-cell/>
        </table:table-row>
        <table:table-row table:style-name="Table67.5">
          <table:table-cell table:style-name="Table67.A2" table:number-columns-spanned="2" office:value-type="string">
            <text:p text:style-name="P21">Value Proposition:</text:p>
          </table:table-cell>
          <table:covered-table-cell/>
        </table:table-row>
        <table:table-row table:style-name="Table67.1">
          <table:table-cell table:style-name="Table67.A2" table:number-columns-spanned="2" office:value-type="string">
            <text:p text:style-name="P21">Customer Segments:</text:p>
          </table:table-cell>
          <table:covered-table-cell/>
        </table:table-row>
        <table:table-row table:style-name="Table67.1">
          <table:table-cell table:style-name="Table67.A2" table:number-columns-spanned="2" office:value-type="string">
            <text:p text:style-name="P21">Punti di Forza:</text:p>
          </table:table-cell>
          <table:covered-table-cell/>
        </table:table-row>
        <table:table-row table:style-name="Table67.1">
          <table:table-cell table:style-name="Table67.A2" table:number-columns-spanned="2" office:value-type="string">
            <text:p text:style-name="P21">Punti di Debolezza:</text:p>
          </table:table-cell>
          <table:covered-table-cell/>
        </table:table-row>
        <table:table-row table:style-name="Table67.1">
          <table:table-cell table:style-name="Table67.A2" table:number-columns-spanned="2" office:value-type="string">
            <text:p text:style-name="P21">Canali Utilizzati:</text:p>
          </table:table-cell>
          <table:covered-table-cell/>
        </table:table-row>
        <table:table-row table:style-name="Table67.10">
          <table:table-cell table:style-name="Table67.A2" table:number-columns-spanned="2" office:value-type="string">
            <text:p text:style-name="P21">Note</text:p>
          </table:table-cell>
          <table:covered-table-cell/>
        </table:table-row>
        <table:table-row table:style-name="Table67.1">
          <table:table-cell table:style-name="Table67.A11" table:number-columns-spanned="2" office:value-type="string">
            <text:p text:style-name="P21">Business Model</text:p>
          </table:table-cell>
          <table:covered-table-cell/>
        </table:table-row>
      </table:table>
      <text:h text:style-name="P54" text:outline-level="2">COMPETITOR n. <text:span text:style-name="T19">18</text:span></text:h>
      <table:table table:name="Table68" table:style-name="Table68">
        <table:table-column table:style-name="Table68.A"/>
        <table:table-column table:style-name="Table68.B"/>
        <table:table-row table:style-name="Table68.1">
          <table:table-cell table:style-name="Table68.A1" office:value-type="string">
            <text:p text:style-name="P21">Nome Progetto:</text:p>
          </table:table-cell>
          <table:table-cell table:style-name="Table68.A1" office:value-type="string">
            <text:p text:style-name="P29">Anno Pubblicazione</text:p>
          </table:table-cell>
        </table:table-row>
        <table:table-row table:style-name="Table68.1">
          <table:table-cell table:style-name="Table68.A2" office:value-type="string">
            <text:p text:style-name="P21">Nome Competitor:</text:p>
          </table:table-cell>
          <table:table-cell table:style-name="Table68.A2" office:value-type="string">
            <text:p text:style-name="P29">Dimensione Competitor</text:p>
          </table:table-cell>
        </table:table-row>
        <table:table-row table:style-name="Table68.1">
          <table:table-cell table:style-name="Table68.A2" table:number-columns-spanned="2" office:value-type="string">
            <text:p text:style-name="P21">Struttura Aziendale/Societaria:</text:p>
          </table:table-cell>
          <table:covered-table-cell/>
        </table:table-row>
        <table:table-row table:style-name="Table68.4">
          <table:table-cell table:style-name="Table68.A2" table:number-columns-spanned="2" office:value-type="string">
            <text:p text:style-name="P21">Descrizione Progetto:</text:p>
          </table:table-cell>
          <table:covered-table-cell/>
        </table:table-row>
        <table:table-row table:style-name="Table68.5">
          <table:table-cell table:style-name="Table68.A2" table:number-columns-spanned="2" office:value-type="string">
            <text:p text:style-name="P21">Value Proposition:</text:p>
          </table:table-cell>
          <table:covered-table-cell/>
        </table:table-row>
        <table:table-row table:style-name="Table68.1">
          <table:table-cell table:style-name="Table68.A2" table:number-columns-spanned="2" office:value-type="string">
            <text:p text:style-name="P21">Customer Segments:</text:p>
          </table:table-cell>
          <table:covered-table-cell/>
        </table:table-row>
        <table:table-row table:style-name="Table68.1">
          <table:table-cell table:style-name="Table68.A2" table:number-columns-spanned="2" office:value-type="string">
            <text:p text:style-name="P21">Punti di Forza:</text:p>
          </table:table-cell>
          <table:covered-table-cell/>
        </table:table-row>
        <table:table-row table:style-name="Table68.1">
          <table:table-cell table:style-name="Table68.A2" table:number-columns-spanned="2" office:value-type="string">
            <text:p text:style-name="P21">Punti di Debolezza:</text:p>
          </table:table-cell>
          <table:covered-table-cell/>
        </table:table-row>
        <table:table-row table:style-name="Table68.1">
          <table:table-cell table:style-name="Table68.A2" table:number-columns-spanned="2" office:value-type="string">
            <text:p text:style-name="P21">Canali Utilizzati:</text:p>
          </table:table-cell>
          <table:covered-table-cell/>
        </table:table-row>
        <table:table-row table:style-name="Table68.10">
          <table:table-cell table:style-name="Table68.A2" table:number-columns-spanned="2" office:value-type="string">
            <text:p text:style-name="P21">Note</text:p>
          </table:table-cell>
          <table:covered-table-cell/>
        </table:table-row>
        <table:table-row table:style-name="Table68.1">
          <table:table-cell table:style-name="Table68.A11" table:number-columns-spanned="2" office:value-type="string">
            <text:p text:style-name="P21">Business Model</text:p>
          </table:table-cell>
          <table:covered-table-cell/>
        </table:table-row>
      </table:table>
      <text:h text:style-name="P54" text:outline-level="2">COMPETITOR n. <text:span text:style-name="T19">19</text:span></text:h>
      <table:table table:name="Table69" table:style-name="Table69">
        <table:table-column table:style-name="Table69.A"/>
        <table:table-column table:style-name="Table69.B"/>
        <table:table-row table:style-name="Table69.1">
          <table:table-cell table:style-name="Table69.A1" office:value-type="string">
            <text:p text:style-name="P21">Nome Progetto:</text:p>
          </table:table-cell>
          <table:table-cell table:style-name="Table69.A1" office:value-type="string">
            <text:p text:style-name="P29">Anno Pubblicazione</text:p>
          </table:table-cell>
        </table:table-row>
        <table:table-row table:style-name="Table69.1">
          <table:table-cell table:style-name="Table69.A2" office:value-type="string">
            <text:p text:style-name="P21">Nome Competitor:</text:p>
          </table:table-cell>
          <table:table-cell table:style-name="Table69.A2" office:value-type="string">
            <text:p text:style-name="P29">Dimensione Competitor</text:p>
          </table:table-cell>
        </table:table-row>
        <table:table-row table:style-name="Table69.1">
          <table:table-cell table:style-name="Table69.A2" table:number-columns-spanned="2" office:value-type="string">
            <text:p text:style-name="P21">Struttura Aziendale/Societaria:</text:p>
          </table:table-cell>
          <table:covered-table-cell/>
        </table:table-row>
        <table:table-row table:style-name="Table69.4">
          <table:table-cell table:style-name="Table69.A2" table:number-columns-spanned="2" office:value-type="string">
            <text:p text:style-name="P21">Descrizione Progetto:</text:p>
          </table:table-cell>
          <table:covered-table-cell/>
        </table:table-row>
        <table:table-row table:style-name="Table69.5">
          <table:table-cell table:style-name="Table69.A2" table:number-columns-spanned="2" office:value-type="string">
            <text:p text:style-name="P21">Value Proposition:</text:p>
          </table:table-cell>
          <table:covered-table-cell/>
        </table:table-row>
        <table:table-row table:style-name="Table69.1">
          <table:table-cell table:style-name="Table69.A2" table:number-columns-spanned="2" office:value-type="string">
            <text:p text:style-name="P21">Customer Segments:</text:p>
          </table:table-cell>
          <table:covered-table-cell/>
        </table:table-row>
        <table:table-row table:style-name="Table69.1">
          <table:table-cell table:style-name="Table69.A2" table:number-columns-spanned="2" office:value-type="string">
            <text:p text:style-name="P21">Punti di Forza:</text:p>
          </table:table-cell>
          <table:covered-table-cell/>
        </table:table-row>
        <table:table-row table:style-name="Table69.1">
          <table:table-cell table:style-name="Table69.A2" table:number-columns-spanned="2" office:value-type="string">
            <text:p text:style-name="P21">Punti di Debolezza:</text:p>
          </table:table-cell>
          <table:covered-table-cell/>
        </table:table-row>
        <table:table-row table:style-name="Table69.1">
          <table:table-cell table:style-name="Table69.A2" table:number-columns-spanned="2" office:value-type="string">
            <text:p text:style-name="P21">Canali Utilizzati:</text:p>
          </table:table-cell>
          <table:covered-table-cell/>
        </table:table-row>
        <table:table-row table:style-name="Table69.10">
          <table:table-cell table:style-name="Table69.A2" table:number-columns-spanned="2" office:value-type="string">
            <text:p text:style-name="P21">Note</text:p>
          </table:table-cell>
          <table:covered-table-cell/>
        </table:table-row>
        <table:table-row table:style-name="Table69.1">
          <table:table-cell table:style-name="Table69.A11" table:number-columns-spanned="2" office:value-type="string">
            <text:p text:style-name="P21">Business Model</text:p>
          </table:table-cell>
          <table:covered-table-cell/>
        </table:table-row>
      </table:table>
      <text:h text:style-name="P54" text:outline-level="2">COMPETITOR n. <text:span text:style-name="T18">20</text:span></text:h>
      <table:table table:name="Table70" table:style-name="Table70">
        <table:table-column table:style-name="Table70.A"/>
        <table:table-column table:style-name="Table70.B"/>
        <table:table-row table:style-name="Table70.1">
          <table:table-cell table:style-name="Table70.A1" office:value-type="string">
            <text:p text:style-name="P21">Nome Progetto:</text:p>
          </table:table-cell>
          <table:table-cell table:style-name="Table70.A1" office:value-type="string">
            <text:p text:style-name="P29">Anno Pubblicazione</text:p>
          </table:table-cell>
        </table:table-row>
        <table:table-row table:style-name="Table70.1">
          <table:table-cell table:style-name="Table70.A2" office:value-type="string">
            <text:p text:style-name="P21">Nome Competitor:</text:p>
          </table:table-cell>
          <table:table-cell table:style-name="Table70.A2" office:value-type="string">
            <text:p text:style-name="P29">Dimensione Competitor</text:p>
          </table:table-cell>
        </table:table-row>
        <table:table-row table:style-name="Table70.1">
          <table:table-cell table:style-name="Table70.A2" table:number-columns-spanned="2" office:value-type="string">
            <text:p text:style-name="P21">Struttura Aziendale/Societaria:</text:p>
          </table:table-cell>
          <table:covered-table-cell/>
        </table:table-row>
        <table:table-row table:style-name="Table70.4">
          <table:table-cell table:style-name="Table70.A2" table:number-columns-spanned="2" office:value-type="string">
            <text:p text:style-name="P21">Descrizione Progetto:</text:p>
          </table:table-cell>
          <table:covered-table-cell/>
        </table:table-row>
        <table:table-row table:style-name="Table70.5">
          <table:table-cell table:style-name="Table70.A2" table:number-columns-spanned="2" office:value-type="string">
            <text:p text:style-name="P21">Value Proposition:</text:p>
          </table:table-cell>
          <table:covered-table-cell/>
        </table:table-row>
        <table:table-row table:style-name="Table70.1">
          <table:table-cell table:style-name="Table70.A2" table:number-columns-spanned="2" office:value-type="string">
            <text:p text:style-name="P21">Customer Segments:</text:p>
          </table:table-cell>
          <table:covered-table-cell/>
        </table:table-row>
        <table:table-row table:style-name="Table70.1">
          <table:table-cell table:style-name="Table70.A2" table:number-columns-spanned="2" office:value-type="string">
            <text:p text:style-name="P21">Punti di Forza:</text:p>
          </table:table-cell>
          <table:covered-table-cell/>
        </table:table-row>
        <table:table-row table:style-name="Table70.1">
          <table:table-cell table:style-name="Table70.A2" table:number-columns-spanned="2" office:value-type="string">
            <text:p text:style-name="P21">Punti di Debolezza:</text:p>
          </table:table-cell>
          <table:covered-table-cell/>
        </table:table-row>
        <table:table-row table:style-name="Table70.1">
          <table:table-cell table:style-name="Table70.A2" table:number-columns-spanned="2" office:value-type="string">
            <text:p text:style-name="P21">Canali Utilizzati:</text:p>
          </table:table-cell>
          <table:covered-table-cell/>
        </table:table-row>
        <table:table-row table:style-name="Table70.10">
          <table:table-cell table:style-name="Table70.A2" table:number-columns-spanned="2" office:value-type="string">
            <text:p text:style-name="P21">Note</text:p>
          </table:table-cell>
          <table:covered-table-cell/>
        </table:table-row>
        <table:table-row table:style-name="Table70.1">
          <table:table-cell table:style-name="Table70.A11" table:number-columns-spanned="2" office:value-type="string">
            <text:p text:style-name="P21">Business Model</text:p>
          </table:table-cell>
          <table:covered-table-cell/>
        </table:table-row>
      </table:table>
      <text:h text:style-name="P54" text:outline-level="2">COMPETITOR n. <text:span text:style-name="T18">21</text:span></text:h>
      <table:table table:name="Table71" table:style-name="Table71">
        <table:table-column table:style-name="Table71.A"/>
        <table:table-column table:style-name="Table71.B"/>
        <table:table-row table:style-name="Table71.1">
          <table:table-cell table:style-name="Table71.A1" office:value-type="string">
            <text:p text:style-name="P21">Nome Progetto:</text:p>
          </table:table-cell>
          <table:table-cell table:style-name="Table71.A1" office:value-type="string">
            <text:p text:style-name="P29">Anno Pubblicazione</text:p>
          </table:table-cell>
        </table:table-row>
        <table:table-row table:style-name="Table71.1">
          <table:table-cell table:style-name="Table71.A2" office:value-type="string">
            <text:p text:style-name="P21">Nome Competitor:</text:p>
          </table:table-cell>
          <table:table-cell table:style-name="Table71.A2" office:value-type="string">
            <text:p text:style-name="P29">Dimensione Competitor</text:p>
          </table:table-cell>
        </table:table-row>
        <table:table-row table:style-name="Table71.1">
          <table:table-cell table:style-name="Table71.A2" table:number-columns-spanned="2" office:value-type="string">
            <text:p text:style-name="P21">Struttura Aziendale/Societaria:</text:p>
          </table:table-cell>
          <table:covered-table-cell/>
        </table:table-row>
        <table:table-row table:style-name="Table71.4">
          <table:table-cell table:style-name="Table71.A2" table:number-columns-spanned="2" office:value-type="string">
            <text:p text:style-name="P21">Descrizione Progetto:</text:p>
          </table:table-cell>
          <table:covered-table-cell/>
        </table:table-row>
        <table:table-row table:style-name="Table71.5">
          <table:table-cell table:style-name="Table71.A2" table:number-columns-spanned="2" office:value-type="string">
            <text:p text:style-name="P21">Value Proposition:</text:p>
          </table:table-cell>
          <table:covered-table-cell/>
        </table:table-row>
        <table:table-row table:style-name="Table71.1">
          <table:table-cell table:style-name="Table71.A2" table:number-columns-spanned="2" office:value-type="string">
            <text:p text:style-name="P21">Customer Segments:</text:p>
          </table:table-cell>
          <table:covered-table-cell/>
        </table:table-row>
        <table:table-row table:style-name="Table71.1">
          <table:table-cell table:style-name="Table71.A2" table:number-columns-spanned="2" office:value-type="string">
            <text:p text:style-name="P21">Punti di Forza:</text:p>
          </table:table-cell>
          <table:covered-table-cell/>
        </table:table-row>
        <table:table-row table:style-name="Table71.1">
          <table:table-cell table:style-name="Table71.A2" table:number-columns-spanned="2" office:value-type="string">
            <text:p text:style-name="P21">Punti di Debolezza:</text:p>
          </table:table-cell>
          <table:covered-table-cell/>
        </table:table-row>
        <table:table-row table:style-name="Table71.1">
          <table:table-cell table:style-name="Table71.A2" table:number-columns-spanned="2" office:value-type="string">
            <text:p text:style-name="P21">Canali Utilizzati:</text:p>
          </table:table-cell>
          <table:covered-table-cell/>
        </table:table-row>
        <table:table-row table:style-name="Table71.10">
          <table:table-cell table:style-name="Table71.A2" table:number-columns-spanned="2" office:value-type="string">
            <text:p text:style-name="P21">Note</text:p>
          </table:table-cell>
          <table:covered-table-cell/>
        </table:table-row>
        <table:table-row table:style-name="Table71.1">
          <table:table-cell table:style-name="Table71.A11" table:number-columns-spanned="2" office:value-type="string">
            <text:p text:style-name="P21">Business Model</text:p>
          </table:table-cell>
          <table:covered-table-cell/>
        </table:table-row>
      </table:table>
      <text:h text:style-name="P54" text:outline-level="2">COMPETITOR n. <text:span text:style-name="T18">22</text:span></text:h>
      <table:table table:name="Table72" table:style-name="Table72">
        <table:table-column table:style-name="Table72.A"/>
        <table:table-column table:style-name="Table72.B"/>
        <table:table-row table:style-name="Table72.1">
          <table:table-cell table:style-name="Table72.A1" office:value-type="string">
            <text:p text:style-name="P21">Nome Progetto:</text:p>
          </table:table-cell>
          <table:table-cell table:style-name="Table72.A1" office:value-type="string">
            <text:p text:style-name="P29">Anno Pubblicazione</text:p>
          </table:table-cell>
        </table:table-row>
        <table:table-row table:style-name="Table72.1">
          <table:table-cell table:style-name="Table72.A2" office:value-type="string">
            <text:p text:style-name="P21">Nome Competitor:</text:p>
          </table:table-cell>
          <table:table-cell table:style-name="Table72.A2" office:value-type="string">
            <text:p text:style-name="P29">Dimensione Competitor</text:p>
          </table:table-cell>
        </table:table-row>
        <table:table-row table:style-name="Table72.1">
          <table:table-cell table:style-name="Table72.A2" table:number-columns-spanned="2" office:value-type="string">
            <text:p text:style-name="P21">Struttura Aziendale/Societaria:</text:p>
          </table:table-cell>
          <table:covered-table-cell/>
        </table:table-row>
        <table:table-row table:style-name="Table72.4">
          <table:table-cell table:style-name="Table72.A2" table:number-columns-spanned="2" office:value-type="string">
            <text:p text:style-name="P21">Descrizione Progetto:</text:p>
          </table:table-cell>
          <table:covered-table-cell/>
        </table:table-row>
        <table:table-row table:style-name="Table72.5">
          <table:table-cell table:style-name="Table72.A2" table:number-columns-spanned="2" office:value-type="string">
            <text:p text:style-name="P21">Value Proposition:</text:p>
          </table:table-cell>
          <table:covered-table-cell/>
        </table:table-row>
        <table:table-row table:style-name="Table72.1">
          <table:table-cell table:style-name="Table72.A2" table:number-columns-spanned="2" office:value-type="string">
            <text:p text:style-name="P21">Customer Segments:</text:p>
          </table:table-cell>
          <table:covered-table-cell/>
        </table:table-row>
        <table:table-row table:style-name="Table72.1">
          <table:table-cell table:style-name="Table72.A2" table:number-columns-spanned="2" office:value-type="string">
            <text:p text:style-name="P21">Punti di Forza:</text:p>
          </table:table-cell>
          <table:covered-table-cell/>
        </table:table-row>
        <table:table-row table:style-name="Table72.1">
          <table:table-cell table:style-name="Table72.A2" table:number-columns-spanned="2" office:value-type="string">
            <text:p text:style-name="P21">Punti di Debolezza:</text:p>
          </table:table-cell>
          <table:covered-table-cell/>
        </table:table-row>
        <table:table-row table:style-name="Table72.1">
          <table:table-cell table:style-name="Table72.A2" table:number-columns-spanned="2" office:value-type="string">
            <text:p text:style-name="P21">Canali Utilizzati:</text:p>
          </table:table-cell>
          <table:covered-table-cell/>
        </table:table-row>
        <table:table-row table:style-name="Table72.10">
          <table:table-cell table:style-name="Table72.A2" table:number-columns-spanned="2" office:value-type="string">
            <text:p text:style-name="P21">Note</text:p>
          </table:table-cell>
          <table:covered-table-cell/>
        </table:table-row>
        <table:table-row table:style-name="Table72.1">
          <table:table-cell table:style-name="Table72.A11" table:number-columns-spanned="2" office:value-type="string">
            <text:p text:style-name="P21">Business Model</text:p>
          </table:table-cell>
          <table:covered-table-cell/>
        </table:table-row>
      </table:table>
      <text:h text:style-name="P54" text:outline-level="2">COMPETITOR n. <text:span text:style-name="T18">23</text:span></text:h>
      <table:table table:name="Table73" table:style-name="Table73">
        <table:table-column table:style-name="Table73.A"/>
        <table:table-column table:style-name="Table73.B"/>
        <table:table-row table:style-name="Table73.1">
          <table:table-cell table:style-name="Table73.A1" office:value-type="string">
            <text:p text:style-name="P21">Nome Progetto:</text:p>
          </table:table-cell>
          <table:table-cell table:style-name="Table73.A1" office:value-type="string">
            <text:p text:style-name="P29">Anno Pubblicazione</text:p>
          </table:table-cell>
        </table:table-row>
        <table:table-row table:style-name="Table73.1">
          <table:table-cell table:style-name="Table73.A2" office:value-type="string">
            <text:p text:style-name="P21">Nome Competitor:</text:p>
          </table:table-cell>
          <table:table-cell table:style-name="Table73.A2" office:value-type="string">
            <text:p text:style-name="P29">Dimensione Competitor</text:p>
          </table:table-cell>
        </table:table-row>
        <table:table-row table:style-name="Table73.1">
          <table:table-cell table:style-name="Table73.A2" table:number-columns-spanned="2" office:value-type="string">
            <text:p text:style-name="P21">Struttura Aziendale/Societaria:</text:p>
          </table:table-cell>
          <table:covered-table-cell/>
        </table:table-row>
        <table:table-row table:style-name="Table73.4">
          <table:table-cell table:style-name="Table73.A2" table:number-columns-spanned="2" office:value-type="string">
            <text:p text:style-name="P21">Descrizione Progetto:</text:p>
          </table:table-cell>
          <table:covered-table-cell/>
        </table:table-row>
        <table:table-row table:style-name="Table73.5">
          <table:table-cell table:style-name="Table73.A2" table:number-columns-spanned="2" office:value-type="string">
            <text:p text:style-name="P21">Value Proposition:</text:p>
          </table:table-cell>
          <table:covered-table-cell/>
        </table:table-row>
        <table:table-row table:style-name="Table73.1">
          <table:table-cell table:style-name="Table73.A2" table:number-columns-spanned="2" office:value-type="string">
            <text:p text:style-name="P21">Customer Segments:</text:p>
          </table:table-cell>
          <table:covered-table-cell/>
        </table:table-row>
        <table:table-row table:style-name="Table73.1">
          <table:table-cell table:style-name="Table73.A2" table:number-columns-spanned="2" office:value-type="string">
            <text:p text:style-name="P21">Punti di Forza:</text:p>
          </table:table-cell>
          <table:covered-table-cell/>
        </table:table-row>
        <table:table-row table:style-name="Table73.1">
          <table:table-cell table:style-name="Table73.A2" table:number-columns-spanned="2" office:value-type="string">
            <text:p text:style-name="P21">Punti di Debolezza:</text:p>
          </table:table-cell>
          <table:covered-table-cell/>
        </table:table-row>
        <table:table-row table:style-name="Table73.1">
          <table:table-cell table:style-name="Table73.A2" table:number-columns-spanned="2" office:value-type="string">
            <text:p text:style-name="P21">Canali Utilizzati:</text:p>
          </table:table-cell>
          <table:covered-table-cell/>
        </table:table-row>
        <table:table-row table:style-name="Table73.10">
          <table:table-cell table:style-name="Table73.A2" table:number-columns-spanned="2" office:value-type="string">
            <text:p text:style-name="P21">Note</text:p>
          </table:table-cell>
          <table:covered-table-cell/>
        </table:table-row>
        <table:table-row table:style-name="Table73.1">
          <table:table-cell table:style-name="Table73.A11" table:number-columns-spanned="2" office:value-type="string">
            <text:p text:style-name="P21">Business Model</text:p>
          </table:table-cell>
          <table:covered-table-cell/>
        </table:table-row>
      </table:table>
      <text:h text:style-name="P54" text:outline-level="2">COMPETITOR n. <text:span text:style-name="T18">24</text:span></text:h>
      <table:table table:name="Table74" table:style-name="Table74">
        <table:table-column table:style-name="Table74.A"/>
        <table:table-column table:style-name="Table74.B"/>
        <table:table-row table:style-name="Table74.1">
          <table:table-cell table:style-name="Table74.A1" office:value-type="string">
            <text:p text:style-name="P21">Nome Progetto:</text:p>
          </table:table-cell>
          <table:table-cell table:style-name="Table74.A1" office:value-type="string">
            <text:p text:style-name="P29">Anno Pubblicazione</text:p>
          </table:table-cell>
        </table:table-row>
        <table:table-row table:style-name="Table74.1">
          <table:table-cell table:style-name="Table74.A2" office:value-type="string">
            <text:p text:style-name="P21">Nome Competitor:</text:p>
          </table:table-cell>
          <table:table-cell table:style-name="Table74.A2" office:value-type="string">
            <text:p text:style-name="P29">Dimensione Competitor</text:p>
          </table:table-cell>
        </table:table-row>
        <table:table-row table:style-name="Table74.1">
          <table:table-cell table:style-name="Table74.A2" table:number-columns-spanned="2" office:value-type="string">
            <text:p text:style-name="P21">Struttura Aziendale/Societaria:</text:p>
          </table:table-cell>
          <table:covered-table-cell/>
        </table:table-row>
        <table:table-row table:style-name="Table74.4">
          <table:table-cell table:style-name="Table74.A2" table:number-columns-spanned="2" office:value-type="string">
            <text:p text:style-name="P21">Descrizione Progetto:</text:p>
          </table:table-cell>
          <table:covered-table-cell/>
        </table:table-row>
        <table:table-row table:style-name="Table74.5">
          <table:table-cell table:style-name="Table74.A2" table:number-columns-spanned="2" office:value-type="string">
            <text:p text:style-name="P21">Value Proposition:</text:p>
          </table:table-cell>
          <table:covered-table-cell/>
        </table:table-row>
        <table:table-row table:style-name="Table74.1">
          <table:table-cell table:style-name="Table74.A2" table:number-columns-spanned="2" office:value-type="string">
            <text:p text:style-name="P21">Customer Segments:</text:p>
          </table:table-cell>
          <table:covered-table-cell/>
        </table:table-row>
        <table:table-row table:style-name="Table74.1">
          <table:table-cell table:style-name="Table74.A2" table:number-columns-spanned="2" office:value-type="string">
            <text:p text:style-name="P21">Punti di Forza:</text:p>
          </table:table-cell>
          <table:covered-table-cell/>
        </table:table-row>
        <table:table-row table:style-name="Table74.1">
          <table:table-cell table:style-name="Table74.A2" table:number-columns-spanned="2" office:value-type="string">
            <text:p text:style-name="P21">Punti di Debolezza:</text:p>
          </table:table-cell>
          <table:covered-table-cell/>
        </table:table-row>
        <table:table-row table:style-name="Table74.1">
          <table:table-cell table:style-name="Table74.A2" table:number-columns-spanned="2" office:value-type="string">
            <text:p text:style-name="P21">Canali Utilizzati:</text:p>
          </table:table-cell>
          <table:covered-table-cell/>
        </table:table-row>
        <table:table-row table:style-name="Table74.10">
          <table:table-cell table:style-name="Table74.A2" table:number-columns-spanned="2" office:value-type="string">
            <text:p text:style-name="P21">Note</text:p>
          </table:table-cell>
          <table:covered-table-cell/>
        </table:table-row>
        <table:table-row table:style-name="Table74.1">
          <table:table-cell table:style-name="Table74.A11" table:number-columns-spanned="2" office:value-type="string">
            <text:p text:style-name="P21">Business Model</text:p>
          </table:table-cell>
          <table:covered-table-cell/>
        </table:table-row>
      </table:table>
      <text:h text:style-name="P54" text:outline-level="2">COMPETITOR n. <text:span text:style-name="T18">25</text:span></text:h>
      <table:table table:name="Table81" table:style-name="Table81">
        <table:table-column table:style-name="Table81.A"/>
        <table:table-column table:style-name="Table81.B"/>
        <table:table-row table:style-name="Table81.1">
          <table:table-cell table:style-name="Table81.A1" office:value-type="string">
            <text:p text:style-name="P21">Nome Progetto:</text:p>
          </table:table-cell>
          <table:table-cell table:style-name="Table81.A1" office:value-type="string">
            <text:p text:style-name="P29">Anno Pubblicazione</text:p>
          </table:table-cell>
        </table:table-row>
        <table:table-row table:style-name="Table81.1">
          <table:table-cell table:style-name="Table81.A2" office:value-type="string">
            <text:p text:style-name="P21">Nome Competitor:</text:p>
          </table:table-cell>
          <table:table-cell table:style-name="Table81.A2" office:value-type="string">
            <text:p text:style-name="P29">Dimensione Competitor</text:p>
          </table:table-cell>
        </table:table-row>
        <table:table-row table:style-name="Table81.1">
          <table:table-cell table:style-name="Table81.A2" table:number-columns-spanned="2" office:value-type="string">
            <text:p text:style-name="P21">Struttura Aziendale/Societaria:</text:p>
          </table:table-cell>
          <table:covered-table-cell/>
        </table:table-row>
        <table:table-row table:style-name="Table81.4">
          <table:table-cell table:style-name="Table81.A2" table:number-columns-spanned="2" office:value-type="string">
            <text:p text:style-name="P21">Descrizione Progetto:</text:p>
          </table:table-cell>
          <table:covered-table-cell/>
        </table:table-row>
        <table:table-row table:style-name="Table81.5">
          <table:table-cell table:style-name="Table81.A2" table:number-columns-spanned="2" office:value-type="string">
            <text:p text:style-name="P21">Value Proposition:</text:p>
          </table:table-cell>
          <table:covered-table-cell/>
        </table:table-row>
        <table:table-row table:style-name="Table81.1">
          <table:table-cell table:style-name="Table81.A2" table:number-columns-spanned="2" office:value-type="string">
            <text:p text:style-name="P21">Customer Segments:</text:p>
          </table:table-cell>
          <table:covered-table-cell/>
        </table:table-row>
        <table:table-row table:style-name="Table81.1">
          <table:table-cell table:style-name="Table81.A2" table:number-columns-spanned="2" office:value-type="string">
            <text:p text:style-name="P21">Punti di Forza:</text:p>
          </table:table-cell>
          <table:covered-table-cell/>
        </table:table-row>
        <table:table-row table:style-name="Table81.1">
          <table:table-cell table:style-name="Table81.A2" table:number-columns-spanned="2" office:value-type="string">
            <text:p text:style-name="P21">Punti di Debolezza:</text:p>
          </table:table-cell>
          <table:covered-table-cell/>
        </table:table-row>
        <table:table-row table:style-name="Table81.1">
          <table:table-cell table:style-name="Table81.A2" table:number-columns-spanned="2" office:value-type="string">
            <text:p text:style-name="P21">Canali Utilizzati:</text:p>
          </table:table-cell>
          <table:covered-table-cell/>
        </table:table-row>
        <table:table-row table:style-name="Table81.10">
          <table:table-cell table:style-name="Table81.A2" table:number-columns-spanned="2" office:value-type="string">
            <text:p text:style-name="P21">Note</text:p>
          </table:table-cell>
          <table:covered-table-cell/>
        </table:table-row>
        <table:table-row table:style-name="Table81.1">
          <table:table-cell table:style-name="Table81.A11" table:number-columns-spanned="2" office:value-type="string">
            <text:p text:style-name="P21">Business Model</text:p>
          </table:table-cell>
          <table:covered-table-cell/>
        </table:table-row>
      </table:table>
      <text:h text:style-name="P60" text:outline-level="2"><text:soft-page-break/>COMPETITOR n. <text:span text:style-name="T18">26</text:span></text:h>
      <table:table table:name="Table75" table:style-name="Table75">
        <table:table-column table:style-name="Table75.A"/>
        <table:table-column table:style-name="Table75.B"/>
        <table:table-row table:style-name="Table75.1">
          <table:table-cell table:style-name="Table75.A1" office:value-type="string">
            <text:p text:style-name="P21">Nome Progetto:</text:p>
          </table:table-cell>
          <table:table-cell table:style-name="Table75.A1" office:value-type="string">
            <text:p text:style-name="P29">Anno Pubblicazione</text:p>
          </table:table-cell>
        </table:table-row>
        <table:table-row table:style-name="Table75.1">
          <table:table-cell table:style-name="Table75.A2" office:value-type="string">
            <text:p text:style-name="P21">Nome Competitor:</text:p>
          </table:table-cell>
          <table:table-cell table:style-name="Table75.A2" office:value-type="string">
            <text:p text:style-name="P29">Dimensione Competitor</text:p>
          </table:table-cell>
        </table:table-row>
        <table:table-row table:style-name="Table75.1">
          <table:table-cell table:style-name="Table75.A2" table:number-columns-spanned="2" office:value-type="string">
            <text:p text:style-name="P21">Struttura Aziendale/Societaria:</text:p>
          </table:table-cell>
          <table:covered-table-cell/>
        </table:table-row>
        <table:table-row table:style-name="Table75.4">
          <table:table-cell table:style-name="Table75.A2" table:number-columns-spanned="2" office:value-type="string">
            <text:p text:style-name="P21">Descrizione Progetto:</text:p>
          </table:table-cell>
          <table:covered-table-cell/>
        </table:table-row>
        <table:table-row table:style-name="Table75.5">
          <table:table-cell table:style-name="Table75.A2" table:number-columns-spanned="2" office:value-type="string">
            <text:p text:style-name="P21">Value Proposition:</text:p>
          </table:table-cell>
          <table:covered-table-cell/>
        </table:table-row>
        <table:table-row table:style-name="Table75.1">
          <table:table-cell table:style-name="Table75.A2" table:number-columns-spanned="2" office:value-type="string">
            <text:p text:style-name="P21">Customer Segments:</text:p>
          </table:table-cell>
          <table:covered-table-cell/>
        </table:table-row>
        <table:table-row table:style-name="Table75.1">
          <table:table-cell table:style-name="Table75.A2" table:number-columns-spanned="2" office:value-type="string">
            <text:p text:style-name="P21">Punti di Forza:</text:p>
          </table:table-cell>
          <table:covered-table-cell/>
        </table:table-row>
        <table:table-row table:style-name="Table75.1">
          <table:table-cell table:style-name="Table75.A2" table:number-columns-spanned="2" office:value-type="string">
            <text:p text:style-name="P21">Punti di Debolezza:</text:p>
          </table:table-cell>
          <table:covered-table-cell/>
        </table:table-row>
        <table:table-row table:style-name="Table75.1">
          <table:table-cell table:style-name="Table75.A2" table:number-columns-spanned="2" office:value-type="string">
            <text:p text:style-name="P21">Canali Utilizzati:</text:p>
          </table:table-cell>
          <table:covered-table-cell/>
        </table:table-row>
        <table:table-row table:style-name="Table75.10">
          <table:table-cell table:style-name="Table75.A2" table:number-columns-spanned="2" office:value-type="string">
            <text:p text:style-name="P21">Note</text:p>
          </table:table-cell>
          <table:covered-table-cell/>
        </table:table-row>
        <table:table-row table:style-name="Table75.1">
          <table:table-cell table:style-name="Table75.A11" table:number-columns-spanned="2" office:value-type="string">
            <text:p text:style-name="P21">Business Model</text:p>
          </table:table-cell>
          <table:covered-table-cell/>
        </table:table-row>
      </table:table>
      <text:h text:style-name="P54" text:outline-level="2">COMPETITOR n. <text:span text:style-name="T18">27</text:span></text:h>
      <table:table table:name="Table76" table:style-name="Table76">
        <table:table-column table:style-name="Table76.A"/>
        <table:table-column table:style-name="Table76.B"/>
        <table:table-row table:style-name="Table76.1">
          <table:table-cell table:style-name="Table76.A1" office:value-type="string">
            <text:p text:style-name="P21">Nome Progetto:</text:p>
          </table:table-cell>
          <table:table-cell table:style-name="Table76.A1" office:value-type="string">
            <text:p text:style-name="P29">Anno Pubblicazione</text:p>
          </table:table-cell>
        </table:table-row>
        <table:table-row table:style-name="Table76.1">
          <table:table-cell table:style-name="Table76.A2" office:value-type="string">
            <text:p text:style-name="P21">Nome Competitor:</text:p>
          </table:table-cell>
          <table:table-cell table:style-name="Table76.A2" office:value-type="string">
            <text:p text:style-name="P29">Dimensione Competitor</text:p>
          </table:table-cell>
        </table:table-row>
        <table:table-row table:style-name="Table76.1">
          <table:table-cell table:style-name="Table76.A2" table:number-columns-spanned="2" office:value-type="string">
            <text:p text:style-name="P21">Struttura Aziendale/Societaria:</text:p>
          </table:table-cell>
          <table:covered-table-cell/>
        </table:table-row>
        <table:table-row table:style-name="Table76.4">
          <table:table-cell table:style-name="Table76.A2" table:number-columns-spanned="2" office:value-type="string">
            <text:p text:style-name="P21">Descrizione Progetto:</text:p>
          </table:table-cell>
          <table:covered-table-cell/>
        </table:table-row>
        <table:table-row table:style-name="Table76.5">
          <table:table-cell table:style-name="Table76.A2" table:number-columns-spanned="2" office:value-type="string">
            <text:p text:style-name="P21">Value Proposition:</text:p>
          </table:table-cell>
          <table:covered-table-cell/>
        </table:table-row>
        <table:table-row table:style-name="Table76.1">
          <table:table-cell table:style-name="Table76.A2" table:number-columns-spanned="2" office:value-type="string">
            <text:p text:style-name="P21">Customer Segments:</text:p>
          </table:table-cell>
          <table:covered-table-cell/>
        </table:table-row>
        <table:table-row table:style-name="Table76.1">
          <table:table-cell table:style-name="Table76.A2" table:number-columns-spanned="2" office:value-type="string">
            <text:p text:style-name="P21">Punti di Forza:</text:p>
          </table:table-cell>
          <table:covered-table-cell/>
        </table:table-row>
        <table:table-row table:style-name="Table76.1">
          <table:table-cell table:style-name="Table76.A2" table:number-columns-spanned="2" office:value-type="string">
            <text:p text:style-name="P21">Punti di Debolezza:</text:p>
          </table:table-cell>
          <table:covered-table-cell/>
        </table:table-row>
        <table:table-row table:style-name="Table76.1">
          <table:table-cell table:style-name="Table76.A2" table:number-columns-spanned="2" office:value-type="string">
            <text:p text:style-name="P21">Canali Utilizzati:</text:p>
          </table:table-cell>
          <table:covered-table-cell/>
        </table:table-row>
        <table:table-row table:style-name="Table76.10">
          <table:table-cell table:style-name="Table76.A2" table:number-columns-spanned="2" office:value-type="string">
            <text:p text:style-name="P21">Note</text:p>
          </table:table-cell>
          <table:covered-table-cell/>
        </table:table-row>
        <table:table-row table:style-name="Table76.1">
          <table:table-cell table:style-name="Table76.A11" table:number-columns-spanned="2" office:value-type="string">
            <text:p text:style-name="P21">Business Model</text:p>
          </table:table-cell>
          <table:covered-table-cell/>
        </table:table-row>
      </table:table>
      <text:h text:style-name="P54" text:outline-level="2">COMPETITOR n. <text:span text:style-name="T18">28</text:span></text:h>
      <table:table table:name="Table77" table:style-name="Table77">
        <table:table-column table:style-name="Table77.A"/>
        <table:table-column table:style-name="Table77.B"/>
        <table:table-row table:style-name="Table77.1">
          <table:table-cell table:style-name="Table77.A1" office:value-type="string">
            <text:p text:style-name="P21">Nome Progetto:</text:p>
          </table:table-cell>
          <table:table-cell table:style-name="Table77.A1" office:value-type="string">
            <text:p text:style-name="P29">Anno Pubblicazione</text:p>
          </table:table-cell>
        </table:table-row>
        <table:table-row table:style-name="Table77.1">
          <table:table-cell table:style-name="Table77.A2" office:value-type="string">
            <text:p text:style-name="P21">Nome Competitor:</text:p>
          </table:table-cell>
          <table:table-cell table:style-name="Table77.A2" office:value-type="string">
            <text:p text:style-name="P29">Dimensione Competitor</text:p>
          </table:table-cell>
        </table:table-row>
        <table:table-row table:style-name="Table77.1">
          <table:table-cell table:style-name="Table77.A2" table:number-columns-spanned="2" office:value-type="string">
            <text:p text:style-name="P21">Struttura Aziendale/Societaria:</text:p>
          </table:table-cell>
          <table:covered-table-cell/>
        </table:table-row>
        <table:table-row table:style-name="Table77.4">
          <table:table-cell table:style-name="Table77.A2" table:number-columns-spanned="2" office:value-type="string">
            <text:p text:style-name="P21">Descrizione Progetto:</text:p>
          </table:table-cell>
          <table:covered-table-cell/>
        </table:table-row>
        <table:table-row table:style-name="Table77.5">
          <table:table-cell table:style-name="Table77.A2" table:number-columns-spanned="2" office:value-type="string">
            <text:p text:style-name="P21">Value Proposition:</text:p>
          </table:table-cell>
          <table:covered-table-cell/>
        </table:table-row>
        <table:table-row table:style-name="Table77.1">
          <table:table-cell table:style-name="Table77.A2" table:number-columns-spanned="2" office:value-type="string">
            <text:p text:style-name="P21">Customer Segments:</text:p>
          </table:table-cell>
          <table:covered-table-cell/>
        </table:table-row>
        <table:table-row table:style-name="Table77.1">
          <table:table-cell table:style-name="Table77.A2" table:number-columns-spanned="2" office:value-type="string">
            <text:p text:style-name="P21">Punti di Forza:</text:p>
          </table:table-cell>
          <table:covered-table-cell/>
        </table:table-row>
        <table:table-row table:style-name="Table77.1">
          <table:table-cell table:style-name="Table77.A2" table:number-columns-spanned="2" office:value-type="string">
            <text:p text:style-name="P21">Punti di Debolezza:</text:p>
          </table:table-cell>
          <table:covered-table-cell/>
        </table:table-row>
        <table:table-row table:style-name="Table77.1">
          <table:table-cell table:style-name="Table77.A2" table:number-columns-spanned="2" office:value-type="string">
            <text:p text:style-name="P21">Canali Utilizzati:</text:p>
          </table:table-cell>
          <table:covered-table-cell/>
        </table:table-row>
        <table:table-row table:style-name="Table77.10">
          <table:table-cell table:style-name="Table77.A2" table:number-columns-spanned="2" office:value-type="string">
            <text:p text:style-name="P21">Note</text:p>
          </table:table-cell>
          <table:covered-table-cell/>
        </table:table-row>
        <table:table-row table:style-name="Table77.1">
          <table:table-cell table:style-name="Table77.A11" table:number-columns-spanned="2" office:value-type="string">
            <text:p text:style-name="P21">Business Model</text:p>
          </table:table-cell>
          <table:covered-table-cell/>
        </table:table-row>
      </table:table>
      <text:h text:style-name="P54" text:outline-level="2">COMPETITOR n. <text:span text:style-name="T18">29</text:span></text:h>
      <table:table table:name="Table78" table:style-name="Table78">
        <table:table-column table:style-name="Table78.A"/>
        <table:table-column table:style-name="Table78.B"/>
        <table:table-row table:style-name="Table78.1">
          <table:table-cell table:style-name="Table78.A1" office:value-type="string">
            <text:p text:style-name="P21">Nome Progetto:</text:p>
          </table:table-cell>
          <table:table-cell table:style-name="Table78.A1" office:value-type="string">
            <text:p text:style-name="P29">Anno Pubblicazione</text:p>
          </table:table-cell>
        </table:table-row>
        <table:table-row table:style-name="Table78.1">
          <table:table-cell table:style-name="Table78.A2" office:value-type="string">
            <text:p text:style-name="P21">Nome Competitor:</text:p>
          </table:table-cell>
          <table:table-cell table:style-name="Table78.A2" office:value-type="string">
            <text:p text:style-name="P29">Dimensione Competitor</text:p>
          </table:table-cell>
        </table:table-row>
        <table:table-row table:style-name="Table78.1">
          <table:table-cell table:style-name="Table78.A2" table:number-columns-spanned="2" office:value-type="string">
            <text:p text:style-name="P21">Struttura Aziendale/Societaria:</text:p>
          </table:table-cell>
          <table:covered-table-cell/>
        </table:table-row>
        <table:table-row table:style-name="Table78.4">
          <table:table-cell table:style-name="Table78.A2" table:number-columns-spanned="2" office:value-type="string">
            <text:p text:style-name="P21">Descrizione Progetto:</text:p>
          </table:table-cell>
          <table:covered-table-cell/>
        </table:table-row>
        <table:table-row table:style-name="Table78.5">
          <table:table-cell table:style-name="Table78.A2" table:number-columns-spanned="2" office:value-type="string">
            <text:p text:style-name="P21">Value Proposition:</text:p>
          </table:table-cell>
          <table:covered-table-cell/>
        </table:table-row>
        <table:table-row table:style-name="Table78.1">
          <table:table-cell table:style-name="Table78.A2" table:number-columns-spanned="2" office:value-type="string">
            <text:p text:style-name="P21">Customer Segments:</text:p>
          </table:table-cell>
          <table:covered-table-cell/>
        </table:table-row>
        <table:table-row table:style-name="Table78.1">
          <table:table-cell table:style-name="Table78.A2" table:number-columns-spanned="2" office:value-type="string">
            <text:p text:style-name="P21">Punti di Forza:</text:p>
          </table:table-cell>
          <table:covered-table-cell/>
        </table:table-row>
        <table:table-row table:style-name="Table78.1">
          <table:table-cell table:style-name="Table78.A2" table:number-columns-spanned="2" office:value-type="string">
            <text:p text:style-name="P21">Punti di Debolezza:</text:p>
          </table:table-cell>
          <table:covered-table-cell/>
        </table:table-row>
        <table:table-row table:style-name="Table78.1">
          <table:table-cell table:style-name="Table78.A2" table:number-columns-spanned="2" office:value-type="string">
            <text:p text:style-name="P21">Canali Utilizzati:</text:p>
          </table:table-cell>
          <table:covered-table-cell/>
        </table:table-row>
        <table:table-row table:style-name="Table78.10">
          <table:table-cell table:style-name="Table78.A2" table:number-columns-spanned="2" office:value-type="string">
            <text:p text:style-name="P21">Note</text:p>
          </table:table-cell>
          <table:covered-table-cell/>
        </table:table-row>
        <table:table-row table:style-name="Table78.1">
          <table:table-cell table:style-name="Table78.A11" table:number-columns-spanned="2" office:value-type="string">
            <text:p text:style-name="P21">Business Model</text:p>
          </table:table-cell>
          <table:covered-table-cell/>
        </table:table-row>
      </table:table>
      <text:h text:style-name="P54" text:outline-level="2">COMPETITOR n. <text:span text:style-name="T19">30</text:span></text:h>
      <table:table table:name="Table79" table:style-name="Table79">
        <table:table-column table:style-name="Table79.A"/>
        <table:table-column table:style-name="Table79.B"/>
        <table:table-row table:style-name="Table79.1">
          <table:table-cell table:style-name="Table79.A1" office:value-type="string">
            <text:p text:style-name="P21">Nome Progetto:</text:p>
          </table:table-cell>
          <table:table-cell table:style-name="Table79.A1" office:value-type="string">
            <text:p text:style-name="P29">Anno Pubblicazione</text:p>
          </table:table-cell>
        </table:table-row>
        <table:table-row table:style-name="Table79.1">
          <table:table-cell table:style-name="Table79.A2" office:value-type="string">
            <text:p text:style-name="P21">Nome Competitor:</text:p>
          </table:table-cell>
          <table:table-cell table:style-name="Table79.A2" office:value-type="string">
            <text:p text:style-name="P29">Dimensione Competitor</text:p>
          </table:table-cell>
        </table:table-row>
        <table:table-row table:style-name="Table79.1">
          <table:table-cell table:style-name="Table79.A2" table:number-columns-spanned="2" office:value-type="string">
            <text:p text:style-name="P21">Struttura Aziendale/Societaria:</text:p>
          </table:table-cell>
          <table:covered-table-cell/>
        </table:table-row>
        <table:table-row table:style-name="Table79.4">
          <table:table-cell table:style-name="Table79.A2" table:number-columns-spanned="2" office:value-type="string">
            <text:p text:style-name="P21">Descrizione Progetto:</text:p>
          </table:table-cell>
          <table:covered-table-cell/>
        </table:table-row>
        <table:table-row table:style-name="Table79.5">
          <table:table-cell table:style-name="Table79.A2" table:number-columns-spanned="2" office:value-type="string">
            <text:p text:style-name="P21">Value Proposition:</text:p>
          </table:table-cell>
          <table:covered-table-cell/>
        </table:table-row>
        <table:table-row table:style-name="Table79.1">
          <table:table-cell table:style-name="Table79.A2" table:number-columns-spanned="2" office:value-type="string">
            <text:p text:style-name="P21">Customer Segments:</text:p>
          </table:table-cell>
          <table:covered-table-cell/>
        </table:table-row>
        <table:table-row table:style-name="Table79.1">
          <table:table-cell table:style-name="Table79.A2" table:number-columns-spanned="2" office:value-type="string">
            <text:p text:style-name="P21">Punti di Forza:</text:p>
          </table:table-cell>
          <table:covered-table-cell/>
        </table:table-row>
        <table:table-row table:style-name="Table79.1">
          <table:table-cell table:style-name="Table79.A2" table:number-columns-spanned="2" office:value-type="string">
            <text:p text:style-name="P21">Punti di Debolezza:</text:p>
          </table:table-cell>
          <table:covered-table-cell/>
        </table:table-row>
        <table:table-row table:style-name="Table79.1">
          <table:table-cell table:style-name="Table79.A2" table:number-columns-spanned="2" office:value-type="string">
            <text:p text:style-name="P21">Canali Utilizzati:</text:p>
          </table:table-cell>
          <table:covered-table-cell/>
        </table:table-row>
        <table:table-row table:style-name="Table79.10">
          <table:table-cell table:style-name="Table79.A2" table:number-columns-spanned="2" office:value-type="string">
            <text:p text:style-name="P21">Note</text:p>
          </table:table-cell>
          <table:covered-table-cell/>
        </table:table-row>
        <table:table-row table:style-name="Table79.1">
          <table:table-cell table:style-name="Table79.A11" table:number-columns-spanned="2" office:value-type="string">
            <text:p text:style-name="P21">Business Model</text:p>
          </table:table-cell>
          <table:covered-table-cell/>
        </table:table-row>
      </table:table>
      <text:h text:style-name="P54" text:outline-level="2">COMPETITOR n. <text:span text:style-name="T19">31</text:span></text:h>
      <table:table table:name="Table80" table:style-name="Table80">
        <table:table-column table:style-name="Table80.A"/>
        <table:table-column table:style-name="Table80.B"/>
        <table:table-row table:style-name="Table80.1">
          <table:table-cell table:style-name="Table80.A1" office:value-type="string">
            <text:p text:style-name="P21">Nome Progetto:</text:p>
          </table:table-cell>
          <table:table-cell table:style-name="Table80.A1" office:value-type="string">
            <text:p text:style-name="P29">Anno Pubblicazione</text:p>
          </table:table-cell>
        </table:table-row>
        <table:table-row table:style-name="Table80.1">
          <table:table-cell table:style-name="Table80.A2" office:value-type="string">
            <text:p text:style-name="P21">Nome Competitor:</text:p>
          </table:table-cell>
          <table:table-cell table:style-name="Table80.A2" office:value-type="string">
            <text:p text:style-name="P29">Dimensione Competitor</text:p>
          </table:table-cell>
        </table:table-row>
        <table:table-row table:style-name="Table80.1">
          <table:table-cell table:style-name="Table80.A2" table:number-columns-spanned="2" office:value-type="string">
            <text:p text:style-name="P21">Struttura Aziendale/Societaria:</text:p>
          </table:table-cell>
          <table:covered-table-cell/>
        </table:table-row>
        <table:table-row table:style-name="Table80.4">
          <table:table-cell table:style-name="Table80.A2" table:number-columns-spanned="2" office:value-type="string">
            <text:p text:style-name="P21">Descrizione Progetto:</text:p>
          </table:table-cell>
          <table:covered-table-cell/>
        </table:table-row>
        <table:table-row table:style-name="Table80.5">
          <table:table-cell table:style-name="Table80.A2" table:number-columns-spanned="2" office:value-type="string">
            <text:p text:style-name="P21">Value Proposition:</text:p>
          </table:table-cell>
          <table:covered-table-cell/>
        </table:table-row>
        <table:table-row table:style-name="Table80.1">
          <table:table-cell table:style-name="Table80.A2" table:number-columns-spanned="2" office:value-type="string">
            <text:p text:style-name="P21">Customer Segments:</text:p>
          </table:table-cell>
          <table:covered-table-cell/>
        </table:table-row>
        <table:table-row table:style-name="Table80.1">
          <table:table-cell table:style-name="Table80.A2" table:number-columns-spanned="2" office:value-type="string">
            <text:p text:style-name="P21">Punti di Forza:</text:p>
          </table:table-cell>
          <table:covered-table-cell/>
        </table:table-row>
        <table:table-row table:style-name="Table80.1">
          <table:table-cell table:style-name="Table80.A2" table:number-columns-spanned="2" office:value-type="string">
            <text:p text:style-name="P21">Punti di Debolezza:</text:p>
          </table:table-cell>
          <table:covered-table-cell/>
        </table:table-row>
        <table:table-row table:style-name="Table80.1">
          <table:table-cell table:style-name="Table80.A2" table:number-columns-spanned="2" office:value-type="string">
            <text:p text:style-name="P21">Canali Utilizzati:</text:p>
          </table:table-cell>
          <table:covered-table-cell/>
        </table:table-row>
        <table:table-row table:style-name="Table80.10">
          <table:table-cell table:style-name="Table80.A2" table:number-columns-spanned="2" office:value-type="string">
            <text:p text:style-name="P21">Note</text:p>
          </table:table-cell>
          <table:covered-table-cell/>
        </table:table-row>
        <table:table-row table:style-name="Table80.1">
          <table:table-cell table:style-name="Table80.A11" table:number-columns-spanned="2" office:value-type="string">
            <text:p text:style-name="P21">Business Model</text:p>
          </table:table-cell>
          <table:covered-table-cell/>
        </table:table-row>
      </table:table>
      <text:h text:style-name="P54" text:outline-level="2">COMPETITOR n. <text:span text:style-name="T19">32</text:span></text:h>
      <table:table table:name="Table82" table:style-name="Table82">
        <table:table-column table:style-name="Table82.A"/>
        <table:table-column table:style-name="Table82.B"/>
        <table:table-row table:style-name="Table82.1">
          <table:table-cell table:style-name="Table82.A1" office:value-type="string">
            <text:p text:style-name="P21">Nome Progetto:</text:p>
          </table:table-cell>
          <table:table-cell table:style-name="Table82.A1" office:value-type="string">
            <text:p text:style-name="P29">Anno Pubblicazione</text:p>
          </table:table-cell>
        </table:table-row>
        <table:table-row table:style-name="Table82.1">
          <table:table-cell table:style-name="Table82.A2" office:value-type="string">
            <text:p text:style-name="P21">Nome Competitor:</text:p>
          </table:table-cell>
          <table:table-cell table:style-name="Table82.A2" office:value-type="string">
            <text:p text:style-name="P29">Dimensione Competitor</text:p>
          </table:table-cell>
        </table:table-row>
        <table:table-row table:style-name="Table82.1">
          <table:table-cell table:style-name="Table82.A2" table:number-columns-spanned="2" office:value-type="string">
            <text:p text:style-name="P21">Struttura Aziendale/Societaria:</text:p>
          </table:table-cell>
          <table:covered-table-cell/>
        </table:table-row>
        <table:table-row table:style-name="Table82.4">
          <table:table-cell table:style-name="Table82.A2" table:number-columns-spanned="2" office:value-type="string">
            <text:p text:style-name="P21">Descrizione Progetto:</text:p>
          </table:table-cell>
          <table:covered-table-cell/>
        </table:table-row>
        <table:table-row table:style-name="Table82.5">
          <table:table-cell table:style-name="Table82.A2" table:number-columns-spanned="2" office:value-type="string">
            <text:p text:style-name="P21">Value Proposition:</text:p>
          </table:table-cell>
          <table:covered-table-cell/>
        </table:table-row>
        <table:table-row table:style-name="Table82.1">
          <table:table-cell table:style-name="Table82.A2" table:number-columns-spanned="2" office:value-type="string">
            <text:p text:style-name="P21">Customer Segments:</text:p>
          </table:table-cell>
          <table:covered-table-cell/>
        </table:table-row>
        <table:table-row table:style-name="Table82.1">
          <table:table-cell table:style-name="Table82.A2" table:number-columns-spanned="2" office:value-type="string">
            <text:p text:style-name="P21">Punti di Forza:</text:p>
          </table:table-cell>
          <table:covered-table-cell/>
        </table:table-row>
        <table:table-row table:style-name="Table82.1">
          <table:table-cell table:style-name="Table82.A2" table:number-columns-spanned="2" office:value-type="string">
            <text:p text:style-name="P21">Punti di Debolezza:</text:p>
          </table:table-cell>
          <table:covered-table-cell/>
        </table:table-row>
        <table:table-row table:style-name="Table82.1">
          <table:table-cell table:style-name="Table82.A2" table:number-columns-spanned="2" office:value-type="string">
            <text:p text:style-name="P21">Canali Utilizzati:</text:p>
          </table:table-cell>
          <table:covered-table-cell/>
        </table:table-row>
        <table:table-row table:style-name="Table82.10">
          <table:table-cell table:style-name="Table82.A2" table:number-columns-spanned="2" office:value-type="string">
            <text:p text:style-name="P21">Note</text:p>
          </table:table-cell>
          <table:covered-table-cell/>
        </table:table-row>
        <table:table-row table:style-name="Table82.1">
          <table:table-cell table:style-name="Table82.A11" table:number-columns-spanned="2" office:value-type="string">
            <text:p text:style-name="P21">Business Model</text:p>
          </table:table-cell>
          <table:covered-table-cell/>
        </table:table-row>
      </table:table>
      <text:h text:style-name="P60" text:outline-level="2"><text:soft-page-break/>TECNOLOGIA n. <text:span text:style-name="T4">1</text:span></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Nome Tecnologia:</text:p>
            <text:p text:style-name="P13">Realtà Virtuale</text:p>
          </table:table-cell>
          <table:table-cell table:style-name="Table5.A1" table:number-columns-spanned="2" office:value-type="string">
            <text:p text:style-name="P25">Anno Realizzazione</text:p>
          </table:table-cell>
          <table:covered-table-cell/>
        </table:table-row>
        <table:table-row table:style-name="Table5.1">
          <table:table-cell table:style-name="Table5.A2" office:value-type="string">
            <text:p text:style-name="P2">Nome Produttore:</text:p>
          </table:table-cell>
          <table:table-cell table:style-name="Table5.A2" table:number-columns-spanned="2" office:value-type="string">
            <text:p text:style-name="P25">Dimensione Competitor</text:p>
          </table:table-cell>
          <table:covered-table-cell/>
        </table:table-row>
        <table:table-row table:style-name="Table5.3">
          <table:table-cell table:style-name="Table5.A2" table:number-columns-spanned="3" office:value-type="string">
            <text:p text:style-name="P2">Descrizione Tecnologia:</text:p>
          </table:table-cell>
          <table:covered-table-cell/>
          <table:covered-table-cell/>
        </table:table-row>
        <table:table-row table:style-name="Table5.4">
          <table:table-cell table:style-name="Table5.A2" table:number-columns-spanned="2" office:value-type="string">
            <text:p text:style-name="P2">Utilità per il Progetto:</text:p>
          </table:table-cell>
          <table:covered-table-cell/>
          <table:table-cell table:style-name="Table5.A2" office:value-type="string">
            <text:p text:style-name="P25">Alta <text:s text:c="19"/>Media <text:s text:c="19"/>Bassa</text:p>
          </table:table-cell>
        </table:table-row>
        <table:table-row table:style-name="Table5.4">
          <table:table-cell table:style-name="Table5.A2" table:number-columns-spanned="3" office:value-type="string">
            <text:p text:style-name="P2">Reperibilità sul mercato:</text:p>
          </table:table-cell>
          <table:covered-table-cell/>
          <table:covered-table-cell/>
        </table:table-row>
        <table:table-row table:style-name="Table5.6">
          <table:table-cell table:style-name="Table5.A2" table:number-columns-spanned="3" office:value-type="string">
            <text:p text:style-name="P2">Prezzo:</text:p>
          </table:table-cell>
          <table:covered-table-cell/>
          <table:covered-table-cell/>
        </table:table-row>
        <table:table-row table:style-name="Table5.7">
          <table:table-cell table:style-name="Table5.A7" table:number-columns-spanned="3" office:value-type="string">
            <text:p text:style-name="P2">Note:</text:p>
          </table:table-cell>
          <table:covered-table-cell/>
          <table:covered-table-cell/>
        </table:table-row>
      </table:table>
      <text:p text:style-name="Standard"/>
      <text:h text:style-name="P59" text:outline-level="2"><text:soft-page-break/>TECNOLOGIA n. <text:span text:style-name="T4">2</text:span></text:h>
      <text:p text:style-name="P23"/>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Nome Tecnologia:</text:p>
            <text:p text:style-name="P13">Realtà Aumentata</text:p>
          </table:table-cell>
          <table:table-cell table:style-name="Table53.A1" table:number-columns-spanned="2" office:value-type="string">
            <text:p text:style-name="P26">Anno Realizzazione</text:p>
          </table:table-cell>
          <table:covered-table-cell/>
        </table:table-row>
        <table:table-row table:style-name="Table53.1">
          <table:table-cell table:style-name="Table53.A2" office:value-type="string">
            <text:p text:style-name="P14">Nome Produttore:</text:p>
          </table:table-cell>
          <table:table-cell table:style-name="Table53.A2" table:number-columns-spanned="2" office:value-type="string">
            <text:p text:style-name="P26">Dimensione Competitor</text:p>
          </table:table-cell>
          <table:covered-table-cell/>
        </table:table-row>
        <table:table-row table:style-name="Table53.3">
          <table:table-cell table:style-name="Table53.A2" table:number-columns-spanned="3" office:value-type="string">
            <text:p text:style-name="P14">Descrizione Tecnologia:</text:p>
          </table:table-cell>
          <table:covered-table-cell/>
          <table:covered-table-cell/>
        </table:table-row>
        <table:table-row table:style-name="Table53.4">
          <table:table-cell table:style-name="Table53.A2" table:number-columns-spanned="2" office:value-type="string">
            <text:p text:style-name="P14">Utilità per il Progetto:</text:p>
          </table:table-cell>
          <table:covered-table-cell/>
          <table:table-cell table:style-name="Table53.A2" office:value-type="string">
            <text:p text:style-name="P26">Alta <text:s text:c="19"/>Media <text:s text:c="19"/>Bassa</text:p>
          </table:table-cell>
        </table:table-row>
        <table:table-row table:style-name="Table53.4">
          <table:table-cell table:style-name="Table53.A2" table:number-columns-spanned="3" office:value-type="string">
            <text:p text:style-name="P14">Reperibilità sul mercato:</text:p>
          </table:table-cell>
          <table:covered-table-cell/>
          <table:covered-table-cell/>
        </table:table-row>
        <table:table-row table:style-name="Table53.6">
          <table:table-cell table:style-name="Table53.A2" table:number-columns-spanned="3" office:value-type="string">
            <text:p text:style-name="P14">Prezzo:</text:p>
          </table:table-cell>
          <table:covered-table-cell/>
          <table:covered-table-cell/>
        </table:table-row>
        <table:table-row table:style-name="Table53.7">
          <table:table-cell table:style-name="Table53.A7" table:number-columns-spanned="3" office:value-type="string">
            <text:p text:style-name="P14">Note:</text:p>
          </table:table-cell>
          <table:covered-table-cell/>
          <table:covered-table-cell/>
        </table:table-row>
      </table:table>
      <text:p text:style-name="P6"/>
      <text:h text:style-name="P52" text:outline-level="2">TECNOLOGIA n. <text:span text:style-name="T4">3</text:span></text:h>
      <text:p text:style-name="P24"/>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5">Nome Tecnologia:</text:p>
            <text:p text:style-name="P13">Rendering 3D</text:p>
          </table:table-cell>
          <table:table-cell table:style-name="Table54.A1" table:number-columns-spanned="2" office:value-type="string">
            <text:p text:style-name="P27">Anno Realizzazione</text:p>
          </table:table-cell>
          <table:covered-table-cell/>
        </table:table-row>
        <table:table-row table:style-name="Table54.1">
          <table:table-cell table:style-name="Table54.A2" office:value-type="string">
            <text:p text:style-name="P15">Nome Produttore:</text:p>
          </table:table-cell>
          <table:table-cell table:style-name="Table54.A2" table:number-columns-spanned="2" office:value-type="string">
            <text:p text:style-name="P27">Dimensione Competitor</text:p>
          </table:table-cell>
          <table:covered-table-cell/>
        </table:table-row>
        <table:table-row table:style-name="Table54.3">
          <table:table-cell table:style-name="Table54.A2" table:number-columns-spanned="3" office:value-type="string">
            <text:p text:style-name="P15">Descrizione Tecnologia:</text:p>
          </table:table-cell>
          <table:covered-table-cell/>
          <table:covered-table-cell/>
        </table:table-row>
        <table:table-row table:style-name="Table54.4">
          <table:table-cell table:style-name="Table54.A2" table:number-columns-spanned="2" office:value-type="string">
            <text:p text:style-name="P15">Utilità per il Progetto:</text:p>
          </table:table-cell>
          <table:covered-table-cell/>
          <table:table-cell table:style-name="Table54.A2" office:value-type="string">
            <text:p text:style-name="P27">Alta <text:s text:c="19"/>Media <text:s text:c="19"/>Bassa</text:p>
          </table:table-cell>
        </table:table-row>
        <table:table-row table:style-name="Table54.4">
          <table:table-cell table:style-name="Table54.A2" table:number-columns-spanned="3" office:value-type="string">
            <text:p text:style-name="P15">Reperibilità sul mercato:</text:p>
          </table:table-cell>
          <table:covered-table-cell/>
          <table:covered-table-cell/>
        </table:table-row>
        <table:table-row table:style-name="Table54.6">
          <table:table-cell table:style-name="Table54.A2" table:number-columns-spanned="3" office:value-type="string">
            <text:p text:style-name="P15">Prezzo:</text:p>
          </table:table-cell>
          <table:covered-table-cell/>
          <table:covered-table-cell/>
        </table:table-row>
        <table:table-row table:style-name="Table54.7">
          <table:table-cell table:style-name="Table54.A7" table:number-columns-spanned="3" office:value-type="string">
            <text:p text:style-name="P15">Note:</text:p>
          </table:table-cell>
          <table:covered-table-cell/>
          <table:covered-table-cell/>
        </table:table-row>
      </table:table>
      <text:p text:style-name="P7"/>
      <text:h text:style-name="P51" text:outline-level="2">Posizionamento</text:h>
      <text:p text:style-name="Standard">Definire gli assi poi posizionare i competitor</text:p>
      <text:p text:style-name="Standard"><draw:custom-shape text:anchor-type="paragraph" draw:z-index="75" draw:name="Casella di testo 2" draw:style-name="gr2" draw:text-style-name="P80" svg:width="8.45cm" svg:height="14.482cm" svg:x="8.636cm" svg:y="0cm"><text:p text:style-name="Frame_20_contents"><draw:frame draw:style-name="fr3" draw:name="Object1" text:anchor-type="as-char" svg:width="7.858cm" svg:height="7.858cm" draw:z-index="79"><draw:object-ole xlink:href="./Obj100" xlink:type="simple" xlink:show="embed" xlink:actuate="onLoad"/><draw:image xlink:href="./ObjectReplacements/Obj100" xlink:type="simple" xlink:show="embed" xlink:actuate="onLoad"/></draw:frame></text:p><text:p text:style-name="Frame_20_contents">Not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Casella di testo 2" draw:style-name="gr2" draw:text-style-name="P80" svg:width="8.45cm" svg:height="14.482cm" svg:x="-0.113cm" svg:y="0cm"><text:p text:style-name="Frame_20_contents"><draw:frame draw:style-name="fr3" draw:name="Object2" text:anchor-type="as-char" svg:width="7.858cm" svg:height="7.858cm" draw:z-index="82"><draw:object-ole xlink:href="./Obj101" xlink:type="simple" xlink:show="embed" xlink:actuate="onLoad"/><draw:image xlink:href="./ObjectReplacements/Obj101" xlink:type="simple" xlink:show="embed" xlink:actuate="onLoad"/></draw:frame></text:p><text:p text:style-name="Frame_20_contents">Not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custom-shape text:anchor-type="paragraph" draw:z-index="79" draw:name="Casella di testo 2" draw:style-name="gr3" draw:text-style-name="P81" svg:width="8.45cm" svg:height="8.358cm" svg:x="8.662cm" svg:y="0.744cm"><text:p text:style-name="P56">Note:</text:p><text:p text:style-name="P56"/><text:p text:style-name="P56"/><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Casella di testo 2" draw:style-name="gr4" draw:text-style-name="P80" svg:width="17.222cm" svg:height="8.536cm" svg:x="-0.109cm" svg:y="0.568cm"><text:p text:style-name="Frame_20_contents"><draw:frame draw:style-name="fr3" draw:name="Object3" text:anchor-type="as-char" svg:width="7.858cm" svg:height="7.858cm" draw:z-index="88"><draw:object-ole xlink:href="./Obj102" xlink:type="simple" xlink:show="embed" xlink:actuate="onLoad"/><draw:image xlink:href="./ObjectReplacements/Obj102" xlink:type="simple" xlink:show="embed" xlink:actuate="onLoad"/></draw:fram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5"/>
      <text:h text:style-name="P51" text:outline-level="2">Trend</text:h>
      <table:table table:name="Table6" table:style-name="Table6">
        <table:table-column table:style-name="Table6.A"/>
        <table:table-row table:style-name="Table6.1">
          <table:table-cell table:style-name="Table6.A1" office:value-type="string">
            <text:p text:style-name="P32">A breve termine:</text:p>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row table:style-name="Table6.1">
          <table:table-cell table:style-name="Table6.A2" office:value-type="string">
            <text:p text:style-name="P32"/>
          </table:table-cell>
        </table:table-row>
      </table:table>
      <text:p text:style-name="Standard"/>
      <table:table table:name="Table7" table:style-name="Table7">
        <table:table-column table:style-name="Table7.A"/>
        <table:table-row table:style-name="Table7.1">
          <table:table-cell table:style-name="Table7.A1" office:value-type="string">
            <text:p text:style-name="P32">A medio termine:</text:p>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row table:style-name="Table7.1">
          <table:table-cell table:style-name="Table7.A2" office:value-type="string">
            <text:p text:style-name="P32"/>
          </table:table-cell>
        </table:table-row>
      </table:table>
      <text:h text:style-name="Heading_20_2" text:outline-level="2"/>
      <text:p text:style-name="Standard"/>
      <text:h text:style-name="Heading_20_1" text:outline-level="1">Conclusione sulla scelta del Tema</text:h>
      <table:table table:name="Table8" table:style-name="Table8">
        <table:table-column table:style-name="Table8.A"/>
        <table:table-row table:style-name="Table8.1">
          <table:table-cell table:style-name="Table8.A1"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row table:style-name="Table8.1">
          <table:table-cell table:style-name="Table8.A2" office:value-type="string">
            <text:p text:style-name="P32"/>
          </table:table-cell>
        </table:table-row>
      </table:table>
      <text:h text:style-name="Heading_20_1" text:outline-level="1"><text:soft-page-break/>Brainstorming</text:h>
      <text:p text:style-name="Standard">Elencate rapidamente ogni idea di possibile offerta, di possibile prodotto o servizio, che possa, a vostro avviso, essere interessante per il mercato che avete scelto di aggredire. </text:p>
      <text:p text:style-name="P46">Idea <text:s/>n. <text:s/>1 <text:s text:c="3"/></text:p>
      <text:p text:style-name="P42"><text:span text:style-name="T2">Descrizione:</text:span> <text:s/><text:span text:style-name="T2">Applicazione che ti assiste durante lo shopping online</text:span></text:p>
      <text:p text:style-name="P42">Avere la possibilità di provare i vestiti su di sé oppure su un manichino con le proprie misure.</text:p>
      <text:p text:style-name="P42">Grazie a degli occhiali di realtà aumentata, l’utente può visualizzare i vestiti direttamente su di sé (allo specchio). </text:p>
      <text:p text:style-name="P42">I vestiti in catalogo vengono ricercati da più negozi (dai quali poi si potranno acquistare direttamente dal loro sito).</text:p>
      <text:p text:style-name="P42">Inoltre l’applicazione offre assistenza per la scelta dei vestiti, proponendo in base ad uno stile, un tipo di evento, grazie ad un commesso virtuale. </text:p>
      <text:p text:style-name="P42">Possibilità inoltre di salvare gli outfit preferiti e condivisione di essi su vari social. </text:p>
      <text:p text:style-name="P42">La nostra startup crea il software, non gli occhialini di realtà aumentata (che sono già presenti sul mercato, perciò ci affideremo ai partner per integrarli). </text:p>
      <text:p text:style-name="P42">L’applicazione può essere usata con AR, o anche senza (quindi con il manichino).</text:p>
      <text:p text:style-name="P34"/>
      <text:p text:style-name="P43"/>
      <text:p text:style-name="P43">Idea <text:s/>n. 2 <text:s text:c="7"/></text:p>
      <text:p text:style-name="P43">Descrizione: <text:s/>Ambiente virtuale dove progettare l’arredamento della propria casa</text:p>
      <text:p text:style-name="P42">Visualizzazione dei mobili direttamente nella propria stanza, direttamente sullo schermo del proprio smartphone grazie alla realtà aumentata. </text:p>
      <text:p text:style-name="P42">Oppure catturare la piantina della stanza grazie alla fotocamera a 360° , in modo da arredarla in seguito comodamente dal pc, o comunque non trovandosi sul luogo.</text:p>
      <text:p text:style-name="P42">Per completezza e precisione, possibilità di inserire a mano le misure della stanza.</text:p>
      <text:p text:style-name="P42">Personalizzazione dei colori dominanti della stanza e dello stile, in modo da avere consigli ed arredamenti automatici. </text:p>
      <text:p text:style-name="P42">I mobili sono presi dal catalogo di diversi negozi.</text:p>
      <text:p text:style-name="P42"/>
      <text:p text:style-name="P43"/>
      <text:p text:style-name="P43">Idea <text:s/>n. 3 <text:s text:c="4"/></text:p>
      <text:p text:style-name="P43">Descrizione: <text:s/>Armatura sensoriale per maggiore coinvolgimento nei videogiochi</text:p>
      <text:p text:style-name="P42">Armatura che si propone di portare ad un nuovo livello il videogiocare. Permette di vivere il gioco in prima persona a 360 gradi. </text:p>
      <text:p text:style-name="P42">Integrazione opzionale oppure no con visori di realtà virtuale (di altre aziende partner).</text:p>
      <text:p text:style-name="P42">Questa armatura funge sia da recettore (quindi invia al giocatore elettrostimolazioni, sensazioni caldo/freddo, ecc), sia da controller (quindi ha sensori di movimento che fungono da controller per i movimenti del personaggio). </text:p>
      <text:p text:style-name="P42">Personalizzazione dell’armatura con i gadget che si preferiscono (quindi variazione del prezzo in base alle scelte). </text:p>
      <text:p text:style-name="P42"/>
      <text:p text:style-name="P42"/>
      <text:p text:style-name="P43">Idea <text:s/>n. 4 <text:s text:c="9"/></text:p>
      <text:p text:style-name="P43">Descrizione: Poltrona sensoriale per una visione puù immersiva dei film </text:p>
      <text:p text:style-name="P42">Creazione di una poltrona/armatura sensoriale per la visione dei film targetizzata ad utenti di età compresa tra i 14 e 30. E’ caratterizzata dalla presenza di attuatori, riscaldamento ad induzione e raffreddamento a liquido, occhiali 3d per film 3d, armatura fronte e retro + sedia (inizialmente scollegate). Si collega il retro dell’armatura alla sedia, ci si siede e si attacca la parte frontale dell’armatura con il retro, sedia e armatura successivamente si sincronizzano per produrre gli effetti desiderati. </text:p>
      <text:p text:style-name="P42">Inoltre la sedia si muove e spruzza acqua nebulizzata. </text:p>
      <text:p text:style-name="P42"/>
      <text:p text:style-name="P43"><text:soft-page-break/></text:p>
      <text:p text:style-name="P43">Idea <text:s/>n. 5 </text:p>
      <text:p text:style-name="P43">Descrizione: Realtà virtuale per esercizi cardio</text:p>
      <text:p text:style-name="P42">Visore VR per esercizi cardio: tapis-roulant o cyclette con visore virtuale extra da richiedere in palestra con musica integrata (per i suoni ambientali o per riprodurre la play list preferita), avatar di incoraggiamento che corre con te (coach virtuale), gratificazione al traguardo raggiunto (attraverso complimenti), acquisto di punti per i chilometri percorsi durante l’allenamento.</text:p>
      <text:p text:style-name="P42"/>
      <text:p text:style-name="P42"/>
      <text:p text:style-name="P43">Idea n. 6 <text:s text:c="11"/></text:p>
      <text:p text:style-name="P43">Descrizione: Tutor virtuale per la formazione dei nuovi assunti</text:p>
      <text:p text:style-name="P43"/>
      <text:p text:style-name="P43"/>
      <text:p text:style-name="P43">Idea <text:s/>n. 7 <text:s text:c="10"/></text:p>
      <text:p text:style-name="P43">Descrizione: Assistente virtuale per aiuto compiti per casa</text:p>
      <text:p text:style-name="P45">Assistente virtuale per l’aiuto nei compiti a casa dei bambini con Gamification (stelline, caramelle, complimenti…).</text:p>
      <text:p text:style-name="P45">E’ utile per le insegnanti per capire l’andamento della classe in base alla qualità delle spiegazioni e per spronare i bambini pigri delle scuole elementari a svolgere i compiti. L’assistente virtuale dovrà correggere i compiti non appena il bambino avrà terminato la scheda, mostrando il punteggio e la correzione delle risposte errate.</text:p>
      <text:p text:style-name="P45"/>
      <text:p text:style-name="P42"/>
      <text:p text:style-name="P43">Idea n. 8 <text:s text:c="12"/></text:p>
      <text:p text:style-name="P42"><text:span text:style-name="T2">Descrizione: Realtà </text:span><text:span text:style-name="T3">virtuale</text:span><text:span text:style-name="T2"> per </text:span><text:span text:style-name="T3">anteprime mostre</text:span></text:p>
      <text:p text:style-name="P42">Visori di realtà aumentata per <text:s/>la visualizzazione di musei virtuali a casa per vedere virtualmente un’anteprima del museo a favore della sua pubblicizzazione.</text:p>
      <text:p text:style-name="P42"/>
      <text:p text:style-name="P42"/>
      <text:p text:style-name="P44">Idea n. 9 <text:s text:c="9"/></text:p>
      <text:p text:style-name="P44">Descrizione: Realtà aumentata per visite ai musei</text:p>
      <text:p text:style-name="P47">Integrazioni tramite realtà aumentata per la visualizzazione del museo presso i <text:s/>musei stessi fornendo maggiori informazioni sulle opere che si sta osservando, approfondendo l’esperienza legata alla visita rendendola più interessante e divertente.</text:p>
      <text:p text:style-name="P47"/>
      <text:p text:style-name="P44"/>
      <text:p text:style-name="P44">Idea n. 10 <text:s text:c="6"/></text:p>
      <text:p text:style-name="P44">Descrizione: Ambiente virtuale anti-stress con distruzione di oggetti</text:p>
      <text:p text:style-name="P47">Ambiente in realtà virtuale con elementi distruttibili (anti-stress)</text:p>
      <text:p text:style-name="P47">(es: le piazze principali di Padova come prato della valle, oppure musei, aule di scuola, stanze a tema). L’utente avrà la possibilità di selezionare le componenti che vuole distruggere ed i luoghi in cui poterlo fare. Possibilità di personalizzare gli spazi prendendo le foto originali e visualizzandole a 360°.</text:p>
      <text:p text:style-name="P42"/>
      <text:h text:style-name="Heading_20_1" text:outline-level="1"/>
      <text:h text:style-name="Heading_20_1" text:outline-level="1">Selezione</text:h>
      <text:p text:style-name="Standard">Eseguite una sessione Kill&amp;Thrill sulle varie idee e scegliete le 2, 3 o 4 idee migliori.</text:p>
      <text:p text:style-name="Standard">Sulla base: dell’originalità, della fattibilità, della passione che vi suscitano. </text:p>
      <text:h text:style-name="Heading_20_1" text:outline-level="1"><text:soft-page-break/>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 </text:p>
      <text:p text:style-name="P22">Idea n.1 : scelta perché …. </text:p>
      <text:p text:style-name="P22">Idea n.2 : scelta perché …. </text:p>
      <text:p text:style-name="P22">Idea n.3 : Questa idea ci appassionava particolarmente, e risultava abbastanza innovativa e rivoluzionaria. La fattibilità della cosa è l’elemento che ci spaventa, in quanto non sappiamo se esistano le tecnologie necessarie all’effettiva realizzazione di questa idea.</text:p>
      <text:h text:style-name="P50" text:outline-level="1">Bozze di Modello</text:h>
      <text:p text:style-name="Standard">Date un nome a ciascuna delle idee selezionate e sviluppate le prime bozze di Business Model </text:p>
      <text:p text:style-name="Standard">Cercate di completare tutti i settori della cornice che ritenete cruciali. Evidenziate in maniera diversa i percorsi generati da VP o CS differenti.</text:p>
      <text:p text:style-name="Standard">Per ciascun Modello e ciascun blocco chiave cercate di evidenziare le criticità secondo l'analisi SWOT.</text:p>
      <text:p text:style-name="Standard">Copiate il canvas e lo SWOT per ogni idea di cui si voglia sviluppare la bozza di business Model (almeno 2).</text:p>
      <text:p text:style-name="Standard"><draw:custom-shape text:anchor-type="paragraph" draw:z-index="81" draw:name="Casella di testo 8" draw:style-name="gr5" draw:text-style-name="P80" svg:width="12.353cm" svg:height="1.177cm" draw:transform="rotate (1.5707963267949) translate (16.8063333333333cm 13.4073194444444cm)"><text:p text:style-name="Frame_20_contents"><text:span text:style-name="T15">Nome Ide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Object4" text:anchor-type="as-char" svg:width="15.61cm" svg:height="25.188cm" draw:z-index="93"><draw:object-ole xlink:href="./Obj103" xlink:type="simple" xlink:show="embed" xlink:actuate="onLoad"/><draw:image xlink:href="./ObjectReplacements/Obj103" xlink:type="simple" xlink:show="embed" xlink:actuate="onLoad"/></draw:frame></text:p>
      <table:table table:name="Table21" table:style-name="Table21">
        <table:table-column table:style-name="Table21.A"/>
        <table:table-column table:style-name="Table21.B"/>
        <text:soft-page-break/>
        <table:table-row table:style-name="Table21.1">
          <table:table-cell table:style-name="Table21.A1" table:number-columns-spanned="2" office:value-type="string">
            <text:p text:style-name="P32">SWOT Generale dell'Idea:</text:p>
          </table:table-cell>
          <table:covered-table-cell/>
        </table:table-row>
        <table:table-row table:style-name="Table21.2">
          <table:table-cell table:style-name="Table21.A2" office:value-type="string">
            <text:p text:style-name="P48">Punti di Forza</text:p>
          </table:table-cell>
          <table:table-cell table:style-name="Table21.B2" office:value-type="string">
            <text:p text:style-name="P48">Punti di Debolezza</text:p>
          </table:table-cell>
        </table:table-row>
        <table:table-row table:style-name="Table21.2">
          <table:table-cell table:style-name="Table21.A3" office:value-type="string">
            <text:p text:style-name="P48">Opportunità</text:p>
          </table:table-cell>
          <table:table-cell table:style-name="Table21.B3" office:value-type="string">
            <text:p text:style-name="P48">Minacce</text:p>
          </table:table-cell>
        </table:table-row>
      </table:table>
      <text:p text:style-name="Standard"/>
      <text:p text:style-name="Standard"/>
      <text:p text:style-name="Standard">Punti salienti emersi dallo SWOT dei singoli blocchi:</text:p>
      <text:p text:style-name="Standard"/>
      <table:table table:name="Table22" table:style-name="Table22">
        <table:table-column table:style-name="Table22.A"/>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row table:style-name="Table22.1">
          <table:table-cell table:style-name="Table22.A1" office:value-type="string">
            <text:p text:style-name="P32"/>
          </table:table-cell>
        </table:table-row>
      </table:table>
      <text:h text:style-name="Heading_20_1" text:outline-level="1"><text:soft-page-break/>Business Model Definitivo</text:h>
      <text:p text:style-name="Standard">Sulla base dei risultati dello SWOT sulle bozze di modelli selezionate l'Idea Definitiva.</text:p>
      <text:p text:style-name="Standard"/>
      <table:table table:name="Table23" table:style-name="Table23">
        <table:table-column table:style-name="Table23.A"/>
        <table:table-row table:style-name="Table23.1">
          <table:table-cell table:style-name="Table23.A1" office:value-type="string">
            <text:p text:style-name="P33">Nome:</text:p>
          </table:table-cell>
        </table:table-row>
        <table:table-row table:style-name="Table23.1">
          <table:table-cell table:style-name="Table23.A2" office:value-type="string">
            <text:p text:style-name="P32"/>
            <text:p text:style-name="P32">Descrizione:</text:p>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able:table-row table:style-name="Table23.1">
          <table:table-cell table:style-name="Table23.A2" office:value-type="string">
            <text:p text:style-name="P32"/>
          </table:table-cell>
        </table:table-row>
        <text:soft-page-break/>
        <table:table-row table:style-name="Table23.1">
          <table:table-cell table:style-name="Table23.A2" office:value-type="string">
            <text:p text:style-name="P32"/>
          </table:table-cell>
        </table:table-row>
      </table:table>
      <text:p text:style-name="Standard"><draw:custom-shape text:anchor-type="paragraph" draw:z-index="84" draw:name="Casella di testo 7" draw:style-name="gr6" draw:text-style-name="P80" svg:width="12.785cm" svg:height="1.177cm" draw:transform="rotate (1.5707963267949) translate (16.8028055555556cm 13.4037916666667cm)"><text:p text:style-name="Frame_20_contents"><text:span text:style-name="T15">Idea Definitiv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Object5" text:anchor-type="as-char" svg:width="15.61cm" svg:height="25.188cm" draw:z-index="89"><draw:object-ole xlink:href="./Obj104" xlink:type="simple" xlink:show="embed" xlink:actuate="onLoad"/><draw:image xlink:href="./ObjectReplacements/Obj104" xlink:type="simple" xlink:show="embed" xlink:actuate="onLoad"/></draw:frame></text:p>
      <text:h text:style-name="Heading_20_1"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24" table:style-name="Table24">
        <table:table-column table:style-name="Table24.A"/>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row table:style-name="Table24.1">
          <table:table-cell table:style-name="Table24.A1" office:value-type="string">
            <text:p text:style-name="P32"/>
          </table:table-cell>
        </table:table-row>
      </table:table>
      <text:p text:style-name="Standard"/>
      <text:h text:style-name="Heading_20_1" text:outline-level="1">Note, Conclusioni e Commenti sul Progetto definitivo</text:h>
      <text:p text:style-name="Standard"/>
      <table:table table:name="Table25" table:style-name="Table25">
        <table:table-column table:style-name="Table25.A"/>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ext:soft-page-break/>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row table:style-name="Table25.1">
          <table:table-cell table:style-name="Table25.A1" office:value-type="string">
            <text:p text:style-name="P32"/>
          </table:table-cell>
        </table:table-row>
      </table:table>
      <text:p text:style-name="Standard"/>
      <text:h text:style-name="Heading_20_1" text:outline-level="1">Clienti</text:h>
      <text:p text:style-name="Standard">Chi sono i clienti del progetto? Che caratteristiche demografiche hanno? Che valore possono trovare nel nostro prodotto/servizio?</text:p>
      <table:table table:name="Table26" table:style-name="Table26">
        <table:table-column table:style-name="Table26.A"/>
        <table:table-row table:style-name="Table26.1">
          <table:table-cell table:style-name="Table26.A1" office:value-type="string">
            <text:p text:style-name="P33">Cliente <text:s/>n.: <text:s text:c="11"/>Descrizione:</text:p>
          </table:table-cell>
        </table:table-row>
        <table:table-row table:style-name="Table26.1">
          <table:table-cell table:style-name="Table26.A2" office:value-type="string">
            <text:p text:style-name="P33"/>
          </table:table-cell>
        </table:table-row>
        <table:table-row table:style-name="Table26.1">
          <table:table-cell table:style-name="Table26.A2" office:value-type="string">
            <text:p text:style-name="P33"/>
          </table:table-cell>
        </table:table-row>
        <table:table-row table:style-name="Table26.1">
          <table:table-cell table:style-name="Table26.A2" office:value-type="string">
            <text:p text:style-name="P33"/>
          </table:table-cell>
        </table:table-row>
        <table:table-row table:style-name="Table26.1">
          <table:table-cell table:style-name="Table26.A2" office:value-type="string">
            <text:p text:style-name="P33"/>
          </table:table-cell>
        </table:table-row>
        <table:table-row table:style-name="Table26.1">
          <table:table-cell table:style-name="Table26.A2" office:value-type="string">
            <text:p text:style-name="P33"/>
          </table:table-cell>
        </table:table-row>
        <table:table-row table:style-name="Table26.1">
          <table:table-cell table:style-name="Table26.A2" office:value-type="string">
            <text:p text:style-name="P33"/>
          </table:table-cell>
        </table:table-row>
      </table:table>
      <text:p text:style-name="Standard"/>
      <table:table table:name="Table27" table:style-name="Table27">
        <table:table-column table:style-name="Table27.A"/>
        <table:table-row table:style-name="Table27.1">
          <table:table-cell table:style-name="Table27.A1" office:value-type="string">
            <text:p text:style-name="P33">Cliente <text:s/>n.: <text:s text:c="11"/>Descrizione:</text:p>
          </table:table-cell>
        </table:table-row>
        <table:table-row table:style-name="Table27.1">
          <table:table-cell table:style-name="Table27.A2" office:value-type="string">
            <text:p text:style-name="P33"/>
          </table:table-cell>
        </table:table-row>
        <table:table-row table:style-name="Table27.1">
          <table:table-cell table:style-name="Table27.A2" office:value-type="string">
            <text:p text:style-name="P33"/>
          </table:table-cell>
        </table:table-row>
        <table:table-row table:style-name="Table27.1">
          <table:table-cell table:style-name="Table27.A2" office:value-type="string">
            <text:p text:style-name="P33"/>
          </table:table-cell>
        </table:table-row>
        <table:table-row table:style-name="Table27.1">
          <table:table-cell table:style-name="Table27.A2" office:value-type="string">
            <text:p text:style-name="P33"/>
          </table:table-cell>
        </table:table-row>
        <table:table-row table:style-name="Table27.1">
          <table:table-cell table:style-name="Table27.A2" office:value-type="string">
            <text:p text:style-name="P33"/>
          </table:table-cell>
        </table:table-row>
        <table:table-row table:style-name="Table27.1">
          <table:table-cell table:style-name="Table27.A2" office:value-type="string">
            <text:p text:style-name="P33"/>
          </table:table-cell>
        </table:table-row>
      </table:table>
      <text:p text:style-name="Standard"/>
      <table:table table:name="Table28" table:style-name="Table28">
        <table:table-column table:style-name="Table28.A"/>
        <table:table-row table:style-name="Table28.1">
          <table:table-cell table:style-name="Table28.A1" office:value-type="string">
            <text:p text:style-name="P33">Cliente <text:s/>n.: <text:s text:c="11"/>Descrizione:</text:p>
          </table:table-cell>
        </table:table-row>
        <table:table-row table:style-name="Table28.1">
          <table:table-cell table:style-name="Table28.A2" office:value-type="string">
            <text:p text:style-name="P33"/>
          </table:table-cell>
        </table:table-row>
        <table:table-row table:style-name="Table28.1">
          <table:table-cell table:style-name="Table28.A2" office:value-type="string">
            <text:p text:style-name="P33"/>
          </table:table-cell>
        </table:table-row>
        <table:table-row table:style-name="Table28.1">
          <table:table-cell table:style-name="Table28.A2" office:value-type="string">
            <text:p text:style-name="P33"/>
          </table:table-cell>
        </table:table-row>
        <table:table-row table:style-name="Table28.1">
          <table:table-cell table:style-name="Table28.A2" office:value-type="string">
            <text:p text:style-name="P33"/>
          </table:table-cell>
        </table:table-row>
        <table:table-row table:style-name="Table28.1">
          <table:table-cell table:style-name="Table28.A2" office:value-type="string">
            <text:p text:style-name="P33"/>
          </table:table-cell>
        </table:table-row>
        <table:table-row table:style-name="Table28.1">
          <table:table-cell table:style-name="Table28.A2" office:value-type="string">
            <text:p text:style-name="P33"/>
          </table:table-cell>
        </table:table-row>
      </table:table>
      <text:p text:style-name="Standard"/>
      <table:table table:name="Table29" table:style-name="Table29">
        <table:table-column table:style-name="Table29.A"/>
        <table:table-row table:style-name="Table29.1">
          <table:table-cell table:style-name="Table29.A1" office:value-type="string">
            <text:p text:style-name="P33">Cliente <text:s/>n.: <text:s text:c="11"/>Descrizione:</text:p>
          </table:table-cell>
        </table:table-row>
        <table:table-row table:style-name="Table29.1">
          <table:table-cell table:style-name="Table29.A2" office:value-type="string">
            <text:p text:style-name="P33"/>
          </table:table-cell>
        </table:table-row>
        <table:table-row table:style-name="Table29.1">
          <table:table-cell table:style-name="Table29.A2" office:value-type="string">
            <text:p text:style-name="P33"/>
          </table:table-cell>
        </table:table-row>
        <table:table-row table:style-name="Table29.1">
          <table:table-cell table:style-name="Table29.A2" office:value-type="string">
            <text:p text:style-name="P33"/>
          </table:table-cell>
        </table:table-row>
        <table:table-row table:style-name="Table29.1">
          <table:table-cell table:style-name="Table29.A2" office:value-type="string">
            <text:p text:style-name="P33"/>
          </table:table-cell>
        </table:table-row>
        <table:table-row table:style-name="Table29.1">
          <table:table-cell table:style-name="Table29.A2" office:value-type="string">
            <text:p text:style-name="P33"/>
          </table:table-cell>
        </table:table-row>
        <table:table-row table:style-name="Table29.1">
          <table:table-cell table:style-name="Table29.A2" office:value-type="string">
            <text:p text:style-name="P33"/>
          </table:table-cell>
        </table:table-row>
      </table:table>
      <text:h text:style-name="Heading_20_1" text:outline-level="1"/>
      <text:p text:style-name="P4"/>
      <text:h text:style-name="P50" text:outline-level="1">Mercato</text:h>
      <text:p text:style-name="Standard">Come verranno raggiunti i clienti? Come verrà proposto il prodotto?</text:p>
      <text:h text:style-name="Heading_20_2" text:outline-level="2">Strategia di vendita</text:h>
      <text:p text:style-name="Standard">Come verrà venduto il prodotto/servizio?</text:p>
      <table:table table:name="Table30" table:style-name="Table30">
        <table:table-column table:style-name="Table30.A"/>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row table:style-name="Table30.1">
          <table:table-cell table:style-name="Table30.A1" office:value-type="string">
            <text:p text:style-name="P32"/>
          </table:table-cell>
        </table:table-row>
      </table:table>
      <text:p text:style-name="Standard"/>
      <text:p text:style-name="P3"/>
      <text:h text:style-name="P50" text:outline-level="1">Vendita</text:h>
      <text:p text:style-name="Standard">Come verranno raggiunti i clienti? Come verrà proposto il prodotto?</text:p>
      <text:h text:style-name="Heading_20_2" text:outline-level="2">Strategia di vendita</text:h>
      <text:p text:style-name="Standard">Come verrà venduto il prodotto/servizio?</text:p>
      <table:table table:name="Table31" table:style-name="Table31">
        <table:table-column table:style-name="Table31.A"/>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row table:style-name="Table31.1">
          <table:table-cell table:style-name="Table31.A1" office:value-type="string">
            <text:p text:style-name="P32"/>
          </table:table-cell>
        </table:table-row>
      </table:table>
      <text:p text:style-name="Standard"/>
      <text:p text:style-name="Standard">Quali sono le situazioni o i punti di contatto coi clienti?</text:p>
      <table:table table:name="Table32" table:style-name="Table32">
        <table:table-column table:style-name="Table32.A"/>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row table:style-name="Table32.1">
          <table:table-cell table:style-name="Table32.A1" office:value-type="string">
            <text:p text:style-name="P32"/>
          </table:table-cell>
        </table:table-row>
      </table:table>
      <text:p text:style-name="Standard"/>
      <text:p text:style-name="Standard">Quanto costa la struttura di vendita? E che flusso di vendita genera? Qual è il costo di vendita per ogni prodotto/servizio?</text:p>
      <table:table table:name="Table33" table:style-name="Table33">
        <table:table-column table:style-name="Table33.A"/>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row table:style-name="Table33.1">
          <table:table-cell table:style-name="Table33.A1" office:value-type="string">
            <text:p text:style-name="P32"/>
          </table:table-cell>
        </table:table-row>
      </table:table>
      <text:p text:style-name="Standard"/>
      <text:h text:style-name="Heading_20_1" text:outline-level="1"><text:soft-page-break/>Canali</text:h>
      <text:p text:style-name="Standard">Quali canali verranno utilizzati durante le diverse fasi del ciclo di vendita?</text:p>
      <text:h text:style-name="Heading_20_2" text:outline-level="2">Awareness</text:h>
      <table:table table:name="Table34" table:style-name="Table34">
        <table:table-column table:style-name="Table34.A"/>
        <table:table-row table:style-name="Table34.1">
          <table:table-cell table:style-name="Table34.A1" office:value-type="string">
            <text:p text:style-name="P32"/>
          </table:table-cell>
        </table:table-row>
        <table:table-row table:style-name="Table34.1">
          <table:table-cell table:style-name="Table34.A1" office:value-type="string">
            <text:p text:style-name="P32"/>
          </table:table-cell>
        </table:table-row>
        <table:table-row table:style-name="Table34.1">
          <table:table-cell table:style-name="Table34.A1" office:value-type="string">
            <text:p text:style-name="P32"/>
          </table:table-cell>
        </table:table-row>
        <table:table-row table:style-name="Table34.1">
          <table:table-cell table:style-name="Table34.A1" office:value-type="string">
            <text:p text:style-name="P32"/>
          </table:table-cell>
        </table:table-row>
      </table:table>
      <text:h text:style-name="Heading_20_2" text:outline-level="2">Selezione</text:h>
      <table:table table:name="Table35" table:style-name="Table35">
        <table:table-column table:style-name="Table35.A"/>
        <table:table-row table:style-name="Table35.1">
          <table:table-cell table:style-name="Table35.A1" office:value-type="string">
            <text:p text:style-name="P32"/>
          </table:table-cell>
        </table:table-row>
        <table:table-row table:style-name="Table35.1">
          <table:table-cell table:style-name="Table35.A1" office:value-type="string">
            <text:p text:style-name="P32"/>
          </table:table-cell>
        </table:table-row>
        <table:table-row table:style-name="Table35.1">
          <table:table-cell table:style-name="Table35.A1" office:value-type="string">
            <text:p text:style-name="P32"/>
          </table:table-cell>
        </table:table-row>
        <table:table-row table:style-name="Table35.1">
          <table:table-cell table:style-name="Table35.A1" office:value-type="string">
            <text:p text:style-name="P32"/>
          </table:table-cell>
        </table:table-row>
      </table:table>
      <text:h text:style-name="Heading_20_2" text:outline-level="2">Acquisto</text:h>
      <table:table table:name="Table36" table:style-name="Table36">
        <table:table-column table:style-name="Table36.A"/>
        <table:table-row table:style-name="Table36.1">
          <table:table-cell table:style-name="Table36.A1" office:value-type="string">
            <text:p text:style-name="P32"/>
          </table:table-cell>
        </table:table-row>
        <table:table-row table:style-name="Table36.1">
          <table:table-cell table:style-name="Table36.A1" office:value-type="string">
            <text:p text:style-name="P32"/>
          </table:table-cell>
        </table:table-row>
        <table:table-row table:style-name="Table36.1">
          <table:table-cell table:style-name="Table36.A1" office:value-type="string">
            <text:p text:style-name="P32"/>
          </table:table-cell>
        </table:table-row>
        <table:table-row table:style-name="Table36.1">
          <table:table-cell table:style-name="Table36.A1" office:value-type="string">
            <text:p text:style-name="P32"/>
          </table:table-cell>
        </table:table-row>
      </table:table>
      <text:h text:style-name="Heading_20_2" text:outline-level="2">Consegna</text:h>
      <table:table table:name="Table37" table:style-name="Table37">
        <table:table-column table:style-name="Table37.A"/>
        <table:table-row table:style-name="Table37.1">
          <table:table-cell table:style-name="Table37.A1" office:value-type="string">
            <text:p text:style-name="P32"/>
          </table:table-cell>
        </table:table-row>
        <table:table-row table:style-name="Table37.1">
          <table:table-cell table:style-name="Table37.A1" office:value-type="string">
            <text:p text:style-name="P32"/>
          </table:table-cell>
        </table:table-row>
        <table:table-row table:style-name="Table37.1">
          <table:table-cell table:style-name="Table37.A1" office:value-type="string">
            <text:p text:style-name="P32"/>
          </table:table-cell>
        </table:table-row>
        <table:table-row table:style-name="Table37.1">
          <table:table-cell table:style-name="Table37.A1" office:value-type="string">
            <text:p text:style-name="P32"/>
          </table:table-cell>
        </table:table-row>
      </table:table>
      <text:h text:style-name="Heading_20_2" text:outline-level="2">Post-Vendita</text:h>
      <table:table table:name="Table38" table:style-name="Table38">
        <table:table-column table:style-name="Table38.A"/>
        <table:table-row table:style-name="Table38.1">
          <table:table-cell table:style-name="Table38.A1" office:value-type="string">
            <text:p text:style-name="P32"/>
          </table:table-cell>
        </table:table-row>
        <table:table-row table:style-name="Table38.1">
          <table:table-cell table:style-name="Table38.A1" office:value-type="string">
            <text:p text:style-name="P32"/>
          </table:table-cell>
        </table:table-row>
        <table:table-row table:style-name="Table38.1">
          <table:table-cell table:style-name="Table38.A1" office:value-type="string">
            <text:p text:style-name="P32"/>
          </table:table-cell>
        </table:table-row>
        <table:table-row table:style-name="Table38.1">
          <table:table-cell table:style-name="Table38.A1" office:value-type="string">
            <text:p text:style-name="P32"/>
          </table:table-cell>
        </table:table-row>
      </table:table>
      <text:p text:style-name="Standard"/>
      <text:h text:style-name="Heading_20_1" text:outline-level="1"><text:s/></text:h>
      <text:p text:style-name="P4"/>
      <text:h text:style-name="P50" text:outline-level="1">Pricing</text:h>
      <text:p text:style-name="Standard">A che prezzo verrà venduto il Prodotto / Serrvizio sulla base dei costi di produzione/erogazione, dei competitor e della disponibilità di investimento del cliente?</text:p>
      <text:h text:style-name="Heading_20_2" text:outline-level="2">Costi di Produzione</text:h>
      <table:table table:name="Table39" table:style-name="Table39">
        <table:table-column table:style-name="Table39.A"/>
        <table:table-row table:style-name="Table39.1">
          <table:table-cell table:style-name="Table39.A1" office:value-type="string">
            <text:p text:style-name="P32"/>
          </table:table-cell>
        </table:table-row>
        <table:table-row table:style-name="Table39.1">
          <table:table-cell table:style-name="Table39.A1" office:value-type="string">
            <text:p text:style-name="P32"/>
          </table:table-cell>
        </table:table-row>
        <table:table-row table:style-name="Table39.1">
          <table:table-cell table:style-name="Table39.A1" office:value-type="string">
            <text:p text:style-name="P32"/>
          </table:table-cell>
        </table:table-row>
        <table:table-row table:style-name="Table39.1">
          <table:table-cell table:style-name="Table39.A1" office:value-type="string">
            <text:p text:style-name="P32"/>
          </table:table-cell>
        </table:table-row>
      </table:table>
      <text:h text:style-name="Heading_20_2" text:outline-level="2">Prezzi dei Competitor</text:h>
      <table:table table:name="Table40" table:style-name="Table40">
        <table:table-column table:style-name="Table40.A"/>
        <table:table-row table:style-name="Table40.1">
          <table:table-cell table:style-name="Table40.A1" office:value-type="string">
            <text:p text:style-name="P32"/>
          </table:table-cell>
        </table:table-row>
        <table:table-row table:style-name="Table40.1">
          <table:table-cell table:style-name="Table40.A1" office:value-type="string">
            <text:p text:style-name="P32"/>
          </table:table-cell>
        </table:table-row>
        <table:table-row table:style-name="Table40.1">
          <table:table-cell table:style-name="Table40.A1" office:value-type="string">
            <text:p text:style-name="P32"/>
          </table:table-cell>
        </table:table-row>
        <table:table-row table:style-name="Table40.1">
          <table:table-cell table:style-name="Table40.A1" office:value-type="string">
            <text:p text:style-name="P32"/>
          </table:table-cell>
        </table:table-row>
      </table:table>
      <text:h text:style-name="Heading_20_2" text:outline-level="2">Valore Percepito / Disponibilità di Investimento</text:h>
      <table:table table:name="Table41" table:style-name="Table41">
        <table:table-column table:style-name="Table41.A"/>
        <table:table-row table:style-name="Table41.1">
          <table:table-cell table:style-name="Table41.A1" office:value-type="string">
            <text:p text:style-name="P32"/>
          </table:table-cell>
        </table:table-row>
        <table:table-row table:style-name="Table41.1">
          <table:table-cell table:style-name="Table41.A1" office:value-type="string">
            <text:p text:style-name="P32"/>
          </table:table-cell>
        </table:table-row>
        <table:table-row table:style-name="Table41.1">
          <table:table-cell table:style-name="Table41.A1" office:value-type="string">
            <text:p text:style-name="P32"/>
          </table:table-cell>
        </table:table-row>
        <table:table-row table:style-name="Table41.1">
          <table:table-cell table:style-name="Table41.A1" office:value-type="string">
            <text:p text:style-name="P32"/>
          </table:table-cell>
        </table:table-row>
      </table:table>
      <text:p text:style-name="Standard"/>
      <text:p text:style-name="P3"/>
      <text:h text:style-name="P50" text:outline-level="1">Budget</text:h>
      <text:p text:style-name="Standard">Eseguite un’analisi dei costi necessari per sostenere il progetto.</text:p>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h text:style-name="P57" text:outline-level="1">Costi ANNO 1</text:h>
          </table:table-cell>
          <table:table-cell table:style-name="Table42.A1" office:value-type="string">
            <text:p text:style-name="P8"/>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Risorse Umane</text:p>
          </table:table-cell>
          <table:table-cell table:style-name="Table42.A1" office:value-type="string">
            <text:p text:style-name="P10"/>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Fondatori</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8">nome</text:p>
          </table:table-cell>
          <table:table-cell table:style-name="Table42.A1" office:value-type="string">
            <text:p text:style-name="P38">ruolo</text:p>
          </table:table-cell>
          <table:table-cell table:style-name="Table42.A1" office:value-type="string">
            <text:p text:style-name="P38">stipendio lordo annu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Staff</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8">numero</text:p>
          </table:table-cell>
          <table:table-cell table:style-name="Table42.A1" office:value-type="string">
            <text:p text:style-name="P38">ruolo</text:p>
          </table:table-cell>
          <table:table-cell table:style-name="Table42.A1" office:value-type="string">
            <text:p text:style-name="P38">stipendio lordo annu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Risorse Fisiche</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8">Locali</text:p>
          </table:table-cell>
          <table:table-cell table:style-name="Table42.A1" office:value-type="string">
            <text:p text:style-name="P11"/>
          </table:table-cell>
          <table:table-cell table:style-name="Table42.A1" office:value-type="string">
            <text:p text:style-name="P38">Costo Annuale/Fiss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table:number-columns-spanned="2" office:value-type="string">
            <text:p text:style-name="P38">Strutture/Macchinari/Software</text:p>
          </table:table-cell>
          <table:covered-table-cell/>
          <table:table-cell table:style-name="Table42.A1" office:value-type="string">
            <text:p text:style-name="P38">Costo Annuale/Fiss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Risorse Intellettuali</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8">Brevetti</text:p>
          </table:table-cell>
          <table:table-cell table:style-name="Table42.A1" office:value-type="string">
            <text:p text:style-name="P11"/>
          </table:table-cell>
          <table:table-cell table:style-name="Table42.A1" office:value-type="string">
            <text:p text:style-name="P38">Costo Annuale/Fiss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Altri Costi Fissi</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8">Burocrazia</text:p>
          </table:table-cell>
          <table:table-cell table:style-name="Table42.A1" office:value-type="string">
            <text:p text:style-name="P11"/>
          </table:table-cell>
          <table:table-cell table:style-name="Table42.A1" office:value-type="string">
            <text:p text:style-name="P38">Costo Annuale/Fiss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3">
          <table:table-cell table:style-name="Table42.A1" office:value-type="string">
            <text:p text:style-name="P37">Costi Variabili</text:p>
          </table:table-cell>
          <table:table-cell table:style-name="Table42.A1" office:value-type="string">
            <text:p text:style-name="P10"/>
          </table:table-cell>
          <table:table-cell table:style-name="Table42.A1" office:value-type="string">
            <text:p text:style-name="P35"/>
          </table:table-cell>
        </table:table-row>
        <table:table-row table:style-name="Table42.3">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8">Costo per unità di Prodotto</text:p>
          </table:table-cell>
        </table:table-row>
        <table:table-row table:style-name="Table42.2">
          <table:table-cell table:style-name="Table42.A1" office:value-type="string">
            <text:p text:style-name="P11"/>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row table:style-name="Table42.2">
          <table:table-cell table:style-name="Table42.A1" office:value-type="string">
            <text:p text:style-name="P35"/>
          </table:table-cell>
          <table:table-cell table:style-name="Table42.A1" office:value-type="string">
            <text:p text:style-name="P35"/>
          </table:table-cell>
          <table:table-cell table:style-name="Table42.A1" office:value-type="string">
            <text:p text:style-name="P35"/>
          </table:table-cell>
        </table:table-row>
      </table:table>
      <text:p text:style-name="Standard"/>
      <text:p text:style-name="Standard"/>
      <table:table table:name="Table43" table:style-name="Table43">
        <table:table-column table:style-name="Table43.A"/>
        <table:table-column table:style-name="Table43.B"/>
        <table:table-column table:style-name="Table43.C"/>
        <table:table-row table:style-name="Table43.1">
          <table:table-cell table:style-name="Table43.A1" office:value-type="string">
            <text:h text:style-name="P57" text:outline-level="1">Costi ANNO 2</text:h>
          </table:table-cell>
          <table:table-cell table:style-name="Table43.A1" office:value-type="string">
            <text:p text:style-name="P8"/>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Risorse Umane</text:p>
          </table:table-cell>
          <table:table-cell table:style-name="Table43.A1" office:value-type="string">
            <text:p text:style-name="P10"/>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Fondatori</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8">nome</text:p>
          </table:table-cell>
          <table:table-cell table:style-name="Table43.A1" office:value-type="string">
            <text:p text:style-name="P38">ruolo</text:p>
          </table:table-cell>
          <table:table-cell table:style-name="Table43.A1" office:value-type="string">
            <text:p text:style-name="P38">stipendio lordo annu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Staff</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8">numero</text:p>
          </table:table-cell>
          <table:table-cell table:style-name="Table43.A1" office:value-type="string">
            <text:p text:style-name="P38">ruolo</text:p>
          </table:table-cell>
          <table:table-cell table:style-name="Table43.A1" office:value-type="string">
            <text:p text:style-name="P38">stipendio lordo annu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Risorse Fisiche</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8">Locali</text:p>
          </table:table-cell>
          <table:table-cell table:style-name="Table43.A1" office:value-type="string">
            <text:p text:style-name="P11"/>
          </table:table-cell>
          <table:table-cell table:style-name="Table43.A1" office:value-type="string">
            <text:p text:style-name="P38">Costo Annuale/Fiss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table:number-columns-spanned="2" office:value-type="string">
            <text:p text:style-name="P38">Strutture/Macchinari/Software</text:p>
          </table:table-cell>
          <table:covered-table-cell/>
          <table:table-cell table:style-name="Table43.A1" office:value-type="string">
            <text:p text:style-name="P38">Costo Annuale/Fiss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Risorse Intellettuali</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8">Brevetti</text:p>
          </table:table-cell>
          <table:table-cell table:style-name="Table43.A1" office:value-type="string">
            <text:p text:style-name="P11"/>
          </table:table-cell>
          <table:table-cell table:style-name="Table43.A1" office:value-type="string">
            <text:p text:style-name="P38">Costo Annuale/Fiss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Altri Costi Fissi</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8">Burocrazia</text:p>
          </table:table-cell>
          <table:table-cell table:style-name="Table43.A1" office:value-type="string">
            <text:p text:style-name="P11"/>
          </table:table-cell>
          <table:table-cell table:style-name="Table43.A1" office:value-type="string">
            <text:p text:style-name="P38">Costo Annuale/Fiss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3">
          <table:table-cell table:style-name="Table43.A1" office:value-type="string">
            <text:p text:style-name="P37">Costi Variabili</text:p>
          </table:table-cell>
          <table:table-cell table:style-name="Table43.A1" office:value-type="string">
            <text:p text:style-name="P10"/>
          </table:table-cell>
          <table:table-cell table:style-name="Table43.A1" office:value-type="string">
            <text:p text:style-name="P35"/>
          </table:table-cell>
        </table:table-row>
        <table:table-row table:style-name="Table43.3">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8">Costo per unità di Prodotto</text:p>
          </table:table-cell>
        </table:table-row>
        <table:table-row table:style-name="Table43.2">
          <table:table-cell table:style-name="Table43.A1" office:value-type="string">
            <text:p text:style-name="P11"/>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row table:style-name="Table43.2">
          <table:table-cell table:style-name="Table43.A1" office:value-type="string">
            <text:p text:style-name="P35"/>
          </table:table-cell>
          <table:table-cell table:style-name="Table43.A1" office:value-type="string">
            <text:p text:style-name="P35"/>
          </table:table-cell>
          <table:table-cell table:style-name="Table43.A1" office:value-type="string">
            <text:p text:style-name="P35"/>
          </table:table-cell>
        </table:table-row>
      </table:table>
      <text:p text:style-name="Standard"/>
      <table:table table:name="Table44" table:style-name="Table44">
        <table:table-column table:style-name="Table44.A"/>
        <table:table-column table:style-name="Table44.B"/>
        <table:table-column table:style-name="Table44.C"/>
        <table:table-row table:style-name="Table44.1">
          <table:table-cell table:style-name="Table44.A1" office:value-type="string">
            <text:h text:style-name="P57" text:outline-level="1">Costi ANNO 3</text:h>
          </table:table-cell>
          <table:table-cell table:style-name="Table44.A1" office:value-type="string">
            <text:p text:style-name="P8"/>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Risorse Umane</text:p>
          </table:table-cell>
          <table:table-cell table:style-name="Table44.A1" office:value-type="string">
            <text:p text:style-name="P10"/>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Fondatori</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8">nome</text:p>
          </table:table-cell>
          <table:table-cell table:style-name="Table44.A1" office:value-type="string">
            <text:p text:style-name="P38">ruolo</text:p>
          </table:table-cell>
          <table:table-cell table:style-name="Table44.A1" office:value-type="string">
            <text:p text:style-name="P38">stipendio lordo annu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Staff</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8">numero</text:p>
          </table:table-cell>
          <table:table-cell table:style-name="Table44.A1" office:value-type="string">
            <text:p text:style-name="P38">ruolo</text:p>
          </table:table-cell>
          <table:table-cell table:style-name="Table44.A1" office:value-type="string">
            <text:p text:style-name="P38">stipendio lordo annu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Risorse Fisiche</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8">Locali</text:p>
          </table:table-cell>
          <table:table-cell table:style-name="Table44.A1" office:value-type="string">
            <text:p text:style-name="P11"/>
          </table:table-cell>
          <table:table-cell table:style-name="Table44.A1" office:value-type="string">
            <text:p text:style-name="P38">Costo Annuale/Fiss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table:number-columns-spanned="2" office:value-type="string">
            <text:p text:style-name="P38">Strutture/Macchinari/Software</text:p>
          </table:table-cell>
          <table:covered-table-cell/>
          <table:table-cell table:style-name="Table44.A1" office:value-type="string">
            <text:p text:style-name="P38">Costo Annuale/Fiss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Risorse Intellettuali</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8">Brevetti</text:p>
          </table:table-cell>
          <table:table-cell table:style-name="Table44.A1" office:value-type="string">
            <text:p text:style-name="P11"/>
          </table:table-cell>
          <table:table-cell table:style-name="Table44.A1" office:value-type="string">
            <text:p text:style-name="P38">Costo Annuale/Fiss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Altri Costi Fissi</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8">Burocrazia</text:p>
          </table:table-cell>
          <table:table-cell table:style-name="Table44.A1" office:value-type="string">
            <text:p text:style-name="P11"/>
          </table:table-cell>
          <table:table-cell table:style-name="Table44.A1" office:value-type="string">
            <text:p text:style-name="P38">Costo Annuale/Fiss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2">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7">Costi Variabili</text:p>
          </table:table-cell>
          <table:table-cell table:style-name="Table44.A1" office:value-type="string">
            <text:p text:style-name="P10"/>
          </table:table-cell>
          <table:table-cell table:style-name="Table44.A1" office:value-type="string">
            <text:p text:style-name="P35"/>
          </table:table-cell>
        </table:table-row>
        <table:table-row table:style-name="Table44.3">
          <table:table-cell table:style-name="Table44.A1" office:value-type="string">
            <text:p text:style-name="P35"/>
          </table:table-cell>
          <table:table-cell table:style-name="Table44.A1" office:value-type="string">
            <text:p text:style-name="P35"/>
          </table:table-cell>
          <table:table-cell table:style-name="Table44.A1" office:value-type="string">
            <text:p text:style-name="P38">Costo per unità di Prodotto</text:p>
          </table:table-cell>
        </table:table-row>
        <table:table-row table:style-name="Table44.2">
          <table:table-cell table:style-name="Table44.A1" office:value-type="string">
            <text:p text:style-name="P11"/>
          </table:table-cell>
          <table:table-cell table:style-name="Table44.A1" office:value-type="string">
            <text:p text:style-name="P35"/>
          </table:table-cell>
          <table:table-cell table:style-name="Table44.A1" office:value-type="string">
            <text:p text:style-name="P35"/>
          </table:table-cell>
        </table:table-row>
        <table:table-row table:style-name="Table44.3">
          <table:table-cell table:style-name="Table44.A1" office:value-type="string">
            <text:p text:style-name="P36"/>
            <text:p text:style-name="P36"/>
            <text:p text:style-name="P36"/>
            <text:p text:style-name="P36"/>
            <text:p text:style-name="P36"/>
            <text:p text:style-name="P36"/>
          </table:table-cell>
          <table:table-cell table:style-name="Table44.A1" office:value-type="string">
            <text:p text:style-name="P12"/>
          </table:table-cell>
          <table:table-cell table:style-name="Table44.A1" office:value-type="string">
            <text:p text:style-name="P35"/>
          </table:table-cell>
        </table:table-row>
      </table:table>
      <text:p text:style-name="Standard"/>
      <table:table table:name="Table45" table:style-name="Table45">
        <table:table-column table:style-name="Table45.A"/>
        <table:table-column table:style-name="Table45.B"/>
        <table:table-column table:style-name="Table45.C"/>
        <table:table-row table:style-name="Table45.1">
          <table:table-cell table:style-name="Table45.A1" office:value-type="string">
            <text:h text:style-name="P57" text:outline-level="1">Ricavi</text:h>
          </table:table-cell>
          <table:table-cell table:style-name="Table45.A1" office:value-type="string">
            <text:p text:style-name="P9"/>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Costo unitario Prodotto 1</text:p>
          </table:table-cell>
          <table:table-cell table:style-name="Table45.A1" office:value-type="string">
            <text:p text:style-name="P12"/>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Mercato Potenziale Prodotto 1</text:p>
          </table:table-cell>
          <table:table-cell table:style-name="Table45.A1" office:value-type="string">
            <text:p text:style-name="P12"/>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1</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2</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3</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Costo unitario Prodotto 2</text:p>
          </table:table-cell>
          <table:table-cell table:style-name="Table45.A1" office:value-type="string">
            <text:p text:style-name="P12"/>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Mercato Potenziale Prodotto 2</text:p>
          </table:table-cell>
          <table:table-cell table:style-name="Table45.A1" office:value-type="string">
            <text:p text:style-name="P12"/>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1</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2</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1">
          <table:table-cell table:style-name="Table45.A1" office:value-type="string">
            <text:p text:style-name="P36">Vendite Anno 3</text:p>
          </table:table-cell>
          <table:table-cell table:style-name="Table45.A1" office:value-type="string">
            <text:p text:style-name="P12"/>
          </table:table-cell>
          <table:table-cell table:style-name="Table45.A1" office:value-type="string">
            <text:p text:style-name="P36">Ricavi</text:p>
          </table:table-cell>
        </table:table-row>
        <table:table-row table:style-name="Table45.2">
          <table:table-cell table:style-name="Table45.A1" office:value-type="string">
            <text:p text:style-name="P12"/>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row table:style-name="Table45.2">
          <table:table-cell table:style-name="Table45.A1" office:value-type="string">
            <text:p text:style-name="P35"/>
          </table:table-cell>
          <table:table-cell table:style-name="Table45.A1" office:value-type="string">
            <text:p text:style-name="P35"/>
          </table:table-cell>
          <table:table-cell table:style-name="Table45.A1" office:value-type="string">
            <text:p text:style-name="P35"/>
          </table:table-cell>
        </table:table-row>
      </table:table>
      <text:p text:style-name="Standard"/>
      <text:p text:style-name="P49"><draw:custom-shape text:anchor-type="paragraph" draw:z-index="86" draw:name="Casella di testo 9" draw:style-name="gr7" draw:text-style-name="P80" svg:width="15.532cm" svg:height="14.828cm" svg:x="0.734cm" svg:y="0cm"><text:p text:style-name="Frame_20_contents"><text:span text:style-name="T15">Grafico Costi/Ricav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nalisi di Breakeven ( e EBITDA)</text:h>
      <table:table table:name="Table46" table:style-name="Table46">
        <table:table-column table:style-name="Table46.A"/>
        <table:table-row table:style-name="Table46.1">
          <table:table-cell table:style-name="Table46.A1" office:value-type="string">
            <text:p text:style-name="P32">Il breakeven verrà raggiunto…</text:p>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row table:style-name="Table46.1">
          <table:table-cell table:style-name="Table46.A2" office:value-type="string">
            <text:p text:style-name="P32"/>
          </table:table-cell>
        </table:table-row>
      </table:table>
      <text:h text:style-name="Heading_20_2" text:outline-level="2"/>
      <text:h text:style-name="P50" text:outline-level="1">Metriche e Assumptions</text:h>
      <text:p text:style-name="Standard">Che metriche è necessario raggiungere per assicurarsi il successo? Che metriche pensate di poter mantenere (assumptions) e perché? Sulla base di cosa?</text:p>
      <table:table table:name="Table47" table:style-name="Table47">
        <table:table-column table:style-name="Table47.A"/>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ext:soft-page-break/>
        <table:table-row table:style-name="Table47.1">
          <table:table-cell table:style-name="Table47.A1" office:value-type="string">
            <text:p text:style-name="P32"/>
          </table:table-cell>
        </table:table-row>
        <table:table-row table:style-name="Table47.1">
          <table:table-cell table:style-name="Table47.A1" office:value-type="string">
            <text:p text:style-name="P32"/>
          </table:table-cell>
        </table:table-row>
      </table:table>
      <text:h text:style-name="Heading_20_1" text:outline-level="1">Investimento</text:h>
      <text:p text:style-name="Standard">Il progetto è realizzabile con risorse interne o è necessario trovare un investimento? Di che entità? In un singolo Round o in Round multipli? A che valorizzazione?</text:p>
      <table:table table:name="Table48" table:style-name="Table48">
        <table:table-column table:style-name="Table48.A"/>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ext:soft-page-break/>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row table:style-name="Table48.1">
          <table:table-cell table:style-name="Table48.A1" office:value-type="string">
            <text:p text:style-name="P32"/>
          </table:table-cell>
        </table:table-row>
      </table:table>
      <text:h text:style-name="Heading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30">Anno 1</text:p>
      <text:p text:style-name="Standard"/>
      <table:table table:name="Table49" table:style-name="Table49">
        <table:table-column table:style-name="Table49.A"/>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row table:style-name="Table49.1">
          <table:table-cell table:style-name="Table49.A1" office:value-type="string">
            <text:p text:style-name="P32"/>
          </table:table-cell>
        </table:table-row>
      </table:table>
      <text:p text:style-name="Standard"/>
      <text:p text:style-name="P30">Anno 2</text:p>
      <text:p text:style-name="Standard"/>
      <table:table table:name="Table50" table:style-name="Table50">
        <table:table-column table:style-name="Table50.A"/>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row table:style-name="Table50.1">
          <table:table-cell table:style-name="Table50.A1" office:value-type="string">
            <text:p text:style-name="P32"/>
          </table:table-cell>
        </table:table-row>
      </table:table>
      <text:p text:style-name="Standard"/>
      <text:p text:style-name="P30">Anno 3</text:p>
      <text:p text:style-name="Standard"/>
      <table:table table:name="Table51" table:style-name="Table51">
        <table:table-column table:style-name="Table51.A"/>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ext:soft-page-break/>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row table:style-name="Table51.1">
          <table:table-cell table:style-name="Table51.A1" office:value-type="string">
            <text:p text:style-name="P32"/>
          </table:table-cell>
        </table:table-row>
      </table:table>
      <text:h text:style-name="Heading_20_1" text:outline-level="1">Note, Conclusioni e Commenti</text:h>
      <text:p text:style-name="Standard"/>
      <table:table table:name="Table52" table:style-name="Table52">
        <table:table-column table:style-name="Table52.A"/>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ext:soft-page-break/>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row table:style-name="Table52.1">
          <table:table-cell table:style-name="Table52.A1" office:value-type="string">
            <text:p text:style-name="P3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arial" svg:font-family="arial, sans-serif"/>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80808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000000" style:font-name="Arial Black" fo:font-family="'Arial Black'"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000000" style:font-name="Arial" fo:font-family="Arial"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Caselle" style:family="paragraph" style:parent-style-name="Standard" style:default-outline-level="">
      <style:paragraph-properties fo:margin-top="0cm" fo:margin-bottom="0cm" loext:contextual-spacing="false" fo:line-height="100%"/>
      <style:text-properties style:font-name="Futura Bk BT" fo:font-family="'Futura Bk BT'" style:font-family-generic="roman" style:font-pitch="variable" fo:font-size="9pt" fo:font-weight="bold" style:font-name-asian="Times New Roman1" style:font-family-asian="'Times New Roman'" style:font-family-generic-asian="system" style:font-pitch-asian="variable" style:font-size-asian="9pt" style:language-asian="it" style:country-asian="IT"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000000" style:font-name="Arial Black" fo:font-family="'Arial Black'"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default-outline-level="" style:class="chapter">
      <style:text-properties fo:color="#7f7f7f" style:font-name="Arial" fo:font-family="Arial"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msonormal" style:family="paragraph" style:parent-style-name="Standard" style:default-outline-level="">
      <style:paragraph-properties fo:margin-top="0.494cm" fo:margin-bottom="0.494c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olo_20_1_20_Carattere" style:display-name="Titolo 1 Carattere" style:family="text" style:parent-style-name="Default_20_Paragraph_20_Font">
      <style:text-properties fo:color="#000000" style:font-name="Arial Black" fo:font-family="'Arial Black'"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Default_20_Paragraph_20_Font">
      <style:text-properties fo:color="#000000" style:font-name="Arial" fo:font-family="Arial"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olo_20_Carattere" style:display-name="Titolo Carattere" style:family="text" style:parent-style-name="Default_20_Paragraph_20_Font">
      <style:text-properties fo:color="#000000" style:font-name="Arial Black" fo:font-family="'Arial Black'"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Default_20_Paragraph_20_Font">
      <style:text-properties fo:color="#7f7f7f" style:font-name="Arial" fo:font-family="Arial"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style>
    <style:style style:name="MP2" style:family="paragraph">
      <loext:graphic-properties draw:fill="solid" draw:fill-color="#ffffff"/>
      <style:paragraph-properties fo:text-align="start"/>
      <style:text-properties fo:font-size="18pt"/>
    </style:style>
    <style:style style:name="MP3" style:family="paragraph" style:parent-style-name="Footer">
      <style:text-properties fo:color="#000000"/>
    </style:style>
    <style:style style:name="Mgr1" style:family="graphic" style:parent-style-name="Frame">
      <style:graphic-properties draw:stroke="none" svg:stroke-width="0.026cm" draw:stroke-linejoin="miter" draw:fill="solid" draw:fill-color="#ffffff" draw:textarea-vertical-align="top" draw:auto-grow-height="false" fo:min-height="2.397cm" fo:min-width="2.33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draw:custom-shape text:anchor-type="paragraph" draw:z-index="70" draw:name="Casella di testo 2" draw:style-name="Mgr1" draw:text-style-name="MP2" svg:width="2.832cm" svg:height="2.647cm" svg:x="15.33cm" svg:y="-0.78cm"><text:p text:style-name="Frame_20_contents"><draw:frame draw:name="Picture 2" text:anchor-type="as-char" svg:width="2.297cm" svg:height="2.311cm" draw:z-index="72"><draw:image xlink:href="Pictures/10000200000003AC000003B28067AC0DB1964476.png" xlink:type="simple" xlink:show="embed" xlink:actuate="onLoad"/><svg:desc>http://upload.wikimedia.org/wikipedia/it/e/ee/Logo_Universit%C3%A0_Padova.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Gestione Imprese Informatiche – Startup Design Lab</text:p>
        <text:p text:style-name="Header"/>
      </style:header>
      <style:footer>
        <text:p text:style-name="MP3">Prof. Amir Baldissera</text:p>
      </style:footer>
    </style:master-page>
    <style:master-page style:name="First_20_Page" style:display-name="First Page" style:page-layout-name="Mpm1" style:next-style-name="Standard">
      <style:header>
        <text:p text:style-name="Header"><draw:custom-shape text:anchor-type="paragraph" draw:z-index="72" draw:name="Casella di testo 2" draw:style-name="Mgr1" draw:text-style-name="MP2" svg:width="2.832cm" svg:height="2.647cm" svg:x="14.907cm" svg:y="-0.296cm"><text:p text:style-name="Frame_20_contents"><draw:frame draw:name="Image1" text:anchor-type="as-char" svg:width="2.297cm" svg:height="2.311cm" draw:z-index="75"><draw:image xlink:href="Pictures/10000200000003AC000003B28067AC0DB1964476.png" xlink:type="simple" xlink:show="embed" xlink:actuate="onLoad"/><svg:desc>http://upload.wikimedia.org/wikipedia/it/e/ee/Logo_Universit%C3%A0_Padova.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footer>
        <text:p text:style-name="MP3">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2</meta:initial-creator>
    <meta:editing-cycles>15</meta:editing-cycles>
    <meta:print-date>2012-02-24T09:19:00</meta:print-date>
    <meta:creation-date>2017-05-02T14:43:00</meta:creation-date>
    <dc:date>2018-05-17T12:37:03.585000000</dc:date>
    <meta:editing-duration>PT4H15M43S</meta:editing-duration>
    <meta:generator>LibreOffice/5.1.3.2$Windows_x86 LibreOffice_project/644e4637d1d8544fd9f56425bd6cec110e49301b</meta:generator>
    <meta:document-statistic meta:table-count="70" meta:image-count="2" meta:object-count="5" meta:page-count="72" meta:paragraph-count="823" meta:word-count="4299" meta:character-count="30344" meta:non-whitespace-character-count="265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